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E1:'source_1.sender_i.routed_msg_pub.network'.E1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88658.48161" calcext:value-type="float">
            <text:p>1442888658.48161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88659.28333" calcext:value-type="float">
            <text:p>1442888659.28333</text:p>
          </table:table-cell>
          <table:table-cell table:formula="of:=[.G2]-[.$B2]" office:value-type="float" office:value="0.801717758178711" calcext:value-type="float">
            <text:p>0.8017177582</text:p>
          </table:table-cell>
          <table:table-cell table:formula="of:=MAX([.H2:.H2000])" office:value-type="float" office:value="7.27642846107483" calcext:value-type="float">
            <text:p>7.2764284611</text:p>
          </table:table-cell>
          <table:table-cell office:value-type="float" office:value="1442888659.28378" calcext:value-type="float">
            <text:p>1442888659.28378</text:p>
          </table:table-cell>
          <table:table-cell table:formula="of:=[.J2]-[.$B2]" office:value-type="float" office:value="0.80216646194458" calcext:value-type="float">
            <text:p>0.8021664619</text:p>
          </table:table-cell>
          <table:table-cell table:formula="of:=MAX([.K2:.K2000])" office:value-type="float" office:value="7.27648282051086" calcext:value-type="float">
            <text:p>7.2764828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88660.08319" calcext:value-type="float">
            <text:p>1442888660.08319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.60157537460327" calcext:value-type="float">
            <text:p>1.6015753746</text:p>
          </table:table-cell>
          <table:table-cell table:formula="of:=[.C3]/([.D3]-[.D2])" office:value-type="float" office:value="40979.6510615417" calcext:value-type="float">
            <text:p>40979.6510615417</text:p>
          </table:table-cell>
          <table:table-cell/>
          <table:table-cell office:value-type="float" office:value="1442888660.37909" calcext:value-type="float">
            <text:p>1442888660.37909</text:p>
          </table:table-cell>
          <table:table-cell table:formula="of:=[.G3]-[.$B3]" office:value-type="float" office:value="0.295899391174316" calcext:value-type="float">
            <text:p>0.2958993912</text:p>
          </table:table-cell>
          <table:table-cell/>
          <table:table-cell office:value-type="float" office:value="1442888660.37923" calcext:value-type="float">
            <text:p>1442888660.37923</text:p>
          </table:table-cell>
          <table:table-cell table:formula="of:=[.J3]-[.$B3]" office:value-type="float" office:value="0.296038866043091" calcext:value-type="float">
            <text:p>0.2960388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88660.16587" calcext:value-type="float">
            <text:p>1442888660.16587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.68425107002258" calcext:value-type="float">
            <text:p>1.68425107</text:p>
          </table:table-cell>
          <table:table-cell table:formula="of:=[.C4]/([.D4]-[.D3])" office:value-type="float" office:value="793848.780674055" calcext:value-type="float">
            <text:p>793848.780674055</text:p>
          </table:table-cell>
          <table:table-cell/>
          <table:table-cell office:value-type="float" office:value="1442888660.57988" calcext:value-type="float">
            <text:p>1442888660.57988</text:p>
          </table:table-cell>
          <table:table-cell table:formula="of:=[.G4]-[.$B4]" office:value-type="float" office:value="0.414017200469971" calcext:value-type="float">
            <text:p>0.4140172005</text:p>
          </table:table-cell>
          <table:table-cell/>
          <table:table-cell office:value-type="float" office:value="1442888660.57998" calcext:value-type="float">
            <text:p>1442888660.57998</text:p>
          </table:table-cell>
          <table:table-cell table:formula="of:=[.J4]-[.$B4]" office:value-type="float" office:value="0.414109706878662" calcext:value-type="float">
            <text:p>0.41410970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88660.24864" calcext:value-type="float">
            <text:p>1442888660.2486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.76702523231506" calcext:value-type="float">
            <text:p>1.7670252323</text:p>
          </table:table-cell>
          <table:table-cell table:formula="of:=[.C5]/([.D5]-[.D4])" office:value-type="float" office:value="792904.43034737" calcext:value-type="float">
            <text:p>792904.43034737</text:p>
          </table:table-cell>
          <table:table-cell/>
          <table:table-cell office:value-type="float" office:value="1442888660.81034" calcext:value-type="float">
            <text:p>1442888660.81034</text:p>
          </table:table-cell>
          <table:table-cell table:formula="of:=[.G5]-[.$B5]" office:value-type="float" office:value="0.561705112457275" calcext:value-type="float">
            <text:p>0.5617051125</text:p>
          </table:table-cell>
          <table:table-cell/>
          <table:table-cell office:value-type="float" office:value="1442888660.81041" calcext:value-type="float">
            <text:p>1442888660.81041</text:p>
          </table:table-cell>
          <table:table-cell table:formula="of:=[.J5]-[.$B5]" office:value-type="float" office:value="0.561768293380737" calcext:value-type="float">
            <text:p>0.56176829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88660.33127" calcext:value-type="float">
            <text:p>1442888660.33127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.84965062141418" calcext:value-type="float">
            <text:p>1.8496506214</text:p>
          </table:table-cell>
          <table:table-cell table:formula="of:=[.C6]/([.D6]-[.D5])" office:value-type="float" office:value="794332.114082573" calcext:value-type="float">
            <text:p>794332.114082573</text:p>
          </table:table-cell>
          <table:table-cell/>
          <table:table-cell office:value-type="float" office:value="1442888661.01176" calcext:value-type="float">
            <text:p>1442888661.01176</text:p>
          </table:table-cell>
          <table:table-cell table:formula="of:=[.G6]-[.$B6]" office:value-type="float" office:value="0.680498600006104" calcext:value-type="float">
            <text:p>0.6804986</text:p>
          </table:table-cell>
          <table:table-cell/>
          <table:table-cell office:value-type="float" office:value="1442888661.01182" calcext:value-type="float">
            <text:p>1442888661.01182</text:p>
          </table:table-cell>
          <table:table-cell table:formula="of:=[.J6]-[.$B6]" office:value-type="float" office:value="0.680556774139404" calcext:value-type="float">
            <text:p>0.68055677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88660.41399" calcext:value-type="float">
            <text:p>1442888660.41399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.93237042427063" calcext:value-type="float">
            <text:p>1.9323704243</text:p>
          </table:table-cell>
          <table:table-cell table:formula="of:=[.C7]/([.D7]-[.D6])" office:value-type="float" office:value="793425.488620904" calcext:value-type="float">
            <text:p>793425.488620904</text:p>
          </table:table-cell>
          <table:table-cell/>
          <table:table-cell office:value-type="float" office:value="1442888661.19339" calcext:value-type="float">
            <text:p>1442888661.19339</text:p>
          </table:table-cell>
          <table:table-cell table:formula="of:=[.G7]-[.$B7]" office:value-type="float" office:value="0.779401302337647" calcext:value-type="float">
            <text:p>0.7794013023</text:p>
          </table:table-cell>
          <table:table-cell/>
          <table:table-cell office:value-type="float" office:value="1442888661.19344" calcext:value-type="float">
            <text:p>1442888661.19344</text:p>
          </table:table-cell>
          <table:table-cell table:formula="of:=[.J7]-[.$B7]" office:value-type="float" office:value="0.779456615447998" calcext:value-type="float">
            <text:p>0.77945661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88660.49668" calcext:value-type="float">
            <text:p>1442888660.49668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2.01506590843201" calcext:value-type="float">
            <text:p>2.0150659084</text:p>
          </table:table-cell>
          <table:table-cell table:formula="of:=[.C8]/([.D8]-[.D7])" office:value-type="float" office:value="793658.815418769" calcext:value-type="float">
            <text:p>793658.815418769</text:p>
          </table:table-cell>
          <table:table-cell/>
          <table:table-cell office:value-type="float" office:value="1442888661.37146" calcext:value-type="float">
            <text:p>1442888661.37146</text:p>
          </table:table-cell>
          <table:table-cell table:formula="of:=[.G8]-[.$B8]" office:value-type="float" office:value="0.874775171279907" calcext:value-type="float">
            <text:p>0.8747751713</text:p>
          </table:table-cell>
          <table:table-cell/>
          <table:table-cell office:value-type="float" office:value="1442888661.3715" calcext:value-type="float">
            <text:p>1442888661.3715</text:p>
          </table:table-cell>
          <table:table-cell table:formula="of:=[.J8]-[.$B8]" office:value-type="float" office:value="0.874814748764038" calcext:value-type="float">
            <text:p>0.87481474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88660.57946" calcext:value-type="float">
            <text:p>1442888660.57946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2.0978467464447" calcext:value-type="float">
            <text:p>2.0978467464</text:p>
          </table:table-cell>
          <table:table-cell table:formula="of:=[.C9]/([.D9]-[.D8])" office:value-type="float" office:value="792840.487915025" calcext:value-type="float">
            <text:p>792840.487915025</text:p>
          </table:table-cell>
          <table:table-cell/>
          <table:table-cell office:value-type="float" office:value="1442888661.48932" calcext:value-type="float">
            <text:p>1442888661.48932</text:p>
          </table:table-cell>
          <table:table-cell table:formula="of:=[.G9]-[.$B9]" office:value-type="float" office:value="0.909856081008911" calcext:value-type="float">
            <text:p>0.909856081</text:p>
          </table:table-cell>
          <table:table-cell/>
          <table:table-cell office:value-type="float" office:value="1442888661.48937" calcext:value-type="float">
            <text:p>1442888661.48937</text:p>
          </table:table-cell>
          <table:table-cell table:formula="of:=[.J9]-[.$B9]" office:value-type="float" office:value="0.909907817840576" calcext:value-type="float">
            <text:p>0.90990781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88660.66213" calcext:value-type="float">
            <text:p>1442888660.6621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2.18051815032959" calcext:value-type="float">
            <text:p>2.1805181503</text:p>
          </table:table-cell>
          <table:table-cell table:formula="of:=[.C10]/([.D10]-[.D9])" office:value-type="float" office:value="793889.989958154" calcext:value-type="float">
            <text:p>793889.989958154</text:p>
          </table:table-cell>
          <table:table-cell/>
          <table:table-cell office:value-type="float" office:value="1442888661.58735" calcext:value-type="float">
            <text:p>1442888661.58735</text:p>
          </table:table-cell>
          <table:table-cell table:formula="of:=[.G10]-[.$B10]" office:value-type="float" office:value="0.925214767456055" calcext:value-type="float">
            <text:p>0.9252147675</text:p>
          </table:table-cell>
          <table:table-cell/>
          <table:table-cell office:value-type="float" office:value="1442888661.58739" calcext:value-type="float">
            <text:p>1442888661.58739</text:p>
          </table:table-cell>
          <table:table-cell table:formula="of:=[.J10]-[.$B10]" office:value-type="float" office:value="0.925256729125977" calcext:value-type="float">
            <text:p>0.92525672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88660.74486" calcext:value-type="float">
            <text:p>1442888660.74486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2.26324820518494" calcext:value-type="float">
            <text:p>2.2632482052</text:p>
          </table:table-cell>
          <table:table-cell table:formula="of:=[.C11]/([.D11]-[.D10])" office:value-type="float" office:value="793327.166466376" calcext:value-type="float">
            <text:p>793327.166466376</text:p>
          </table:table-cell>
          <table:table-cell/>
          <table:table-cell office:value-type="float" office:value="1442888661.7737" calcext:value-type="float">
            <text:p>1442888661.7737</text:p>
          </table:table-cell>
          <table:table-cell table:formula="of:=[.G11]-[.$B11]" office:value-type="float" office:value="1.02883768081665" calcext:value-type="float">
            <text:p>1.0288376808</text:p>
          </table:table-cell>
          <table:table-cell/>
          <table:table-cell office:value-type="float" office:value="1442888661.77375" calcext:value-type="float">
            <text:p>1442888661.77375</text:p>
          </table:table-cell>
          <table:table-cell table:formula="of:=[.J11]-[.$B11]" office:value-type="float" office:value="1.02888989448547" calcext:value-type="float">
            <text:p>1.02888989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88660.82755" calcext:value-type="float">
            <text:p>1442888660.82755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2.34593176841736" calcext:value-type="float">
            <text:p>2.3459317684</text:p>
          </table:table-cell>
          <table:table-cell table:formula="of:=[.C12]/([.D12]-[.D11])" office:value-type="float" office:value="793773.241430219" calcext:value-type="float">
            <text:p>793773.241430219</text:p>
          </table:table-cell>
          <table:table-cell/>
          <table:table-cell office:value-type="float" office:value="1442888661.89158" calcext:value-type="float">
            <text:p>1442888661.89158</text:p>
          </table:table-cell>
          <table:table-cell table:formula="of:=[.G12]-[.$B12]" office:value-type="float" office:value="1.06403374671936" calcext:value-type="float">
            <text:p>1.0640337467</text:p>
          </table:table-cell>
          <table:table-cell/>
          <table:table-cell office:value-type="float" office:value="1442888661.89164" calcext:value-type="float">
            <text:p>1442888661.89164</text:p>
          </table:table-cell>
          <table:table-cell table:formula="of:=[.J12]-[.$B12]" office:value-type="float" office:value="1.06408977508545" calcext:value-type="float">
            <text:p>1.06408977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88660.91022" calcext:value-type="float">
            <text:p>1442888660.91022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2.42860913276672" calcext:value-type="float">
            <text:p>2.4286091328</text:p>
          </table:table-cell>
          <table:table-cell table:formula="of:=[.C13]/([.D13]-[.D12])" office:value-type="float" office:value="793832.755996701" calcext:value-type="float">
            <text:p>793832.755996701</text:p>
          </table:table-cell>
          <table:table-cell/>
          <table:table-cell office:value-type="float" office:value="1442888662.0922" calcext:value-type="float">
            <text:p>1442888662.0922</text:p>
          </table:table-cell>
          <table:table-cell table:formula="of:=[.G13]-[.$B13]" office:value-type="float" office:value="1.18197298049927" calcext:value-type="float">
            <text:p>1.1819729805</text:p>
          </table:table-cell>
          <table:table-cell/>
          <table:table-cell office:value-type="float" office:value="1442888662.09222" calcext:value-type="float">
            <text:p>1442888662.09222</text:p>
          </table:table-cell>
          <table:table-cell table:formula="of:=[.J13]-[.$B13]" office:value-type="float" office:value="1.18200039863586" calcext:value-type="float">
            <text:p>1.18200039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88660.99281" calcext:value-type="float">
            <text:p>1442888660.99281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2.51119446754456" calcext:value-type="float">
            <text:p>2.5111944675</text:p>
          </table:table-cell>
          <table:table-cell table:formula="of:=[.C14]/([.D14]-[.D13])" office:value-type="float" office:value="794717.369331501" calcext:value-type="float">
            <text:p>794717.369331501</text:p>
          </table:table-cell>
          <table:table-cell/>
          <table:table-cell office:value-type="float" office:value="1442888662.29298" calcext:value-type="float">
            <text:p>1442888662.29298</text:p>
          </table:table-cell>
          <table:table-cell table:formula="of:=[.G14]-[.$B14]" office:value-type="float" office:value="1.30016803741455" calcext:value-type="float">
            <text:p>1.3001680374</text:p>
          </table:table-cell>
          <table:table-cell/>
          <table:table-cell office:value-type="float" office:value="1442888662.29303" calcext:value-type="float">
            <text:p>1442888662.29303</text:p>
          </table:table-cell>
          <table:table-cell table:formula="of:=[.J14]-[.$B14]" office:value-type="float" office:value="1.30022096633911" calcext:value-type="float">
            <text:p>1.30022096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88661.07153" calcext:value-type="float">
            <text:p>1442888661.07153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2.589919090271" calcext:value-type="float">
            <text:p>2.5899190903</text:p>
          </table:table-cell>
          <table:table-cell table:formula="of:=[.C15]/([.D15]-[.D14])" office:value-type="float" office:value="833690.880019383" calcext:value-type="float">
            <text:p>833690.880019383</text:p>
          </table:table-cell>
          <table:table-cell/>
          <table:table-cell office:value-type="float" office:value="1442888662.4182" calcext:value-type="float">
            <text:p>1442888662.4182</text:p>
          </table:table-cell>
          <table:table-cell table:formula="of:=[.G15]-[.$B15]" office:value-type="float" office:value="1.34667038917542" calcext:value-type="float">
            <text:p>1.3466703892</text:p>
          </table:table-cell>
          <table:table-cell/>
          <table:table-cell office:value-type="float" office:value="1442888662.41827" calcext:value-type="float">
            <text:p>1442888662.41827</text:p>
          </table:table-cell>
          <table:table-cell table:formula="of:=[.J15]-[.$B15]" office:value-type="float" office:value="1.34673523902893" calcext:value-type="float">
            <text:p>1.3467352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88661.14926" calcext:value-type="float">
            <text:p>1442888661.14926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2.66764712333679" calcext:value-type="float">
            <text:p>2.6676471233</text:p>
          </table:table-cell>
          <table:table-cell table:formula="of:=[.C16]/([.D16]-[.D15])" office:value-type="float" office:value="844380.044255632" calcext:value-type="float">
            <text:p>844380.044255632</text:p>
          </table:table-cell>
          <table:table-cell/>
          <table:table-cell office:value-type="float" office:value="1442888662.54238" calcext:value-type="float">
            <text:p>1442888662.54238</text:p>
          </table:table-cell>
          <table:table-cell table:formula="of:=[.G16]-[.$B16]" office:value-type="float" office:value="1.39312314987183" calcext:value-type="float">
            <text:p>1.3931231499</text:p>
          </table:table-cell>
          <table:table-cell/>
          <table:table-cell office:value-type="float" office:value="1442888662.54243" calcext:value-type="float">
            <text:p>1442888662.54243</text:p>
          </table:table-cell>
          <table:table-cell table:formula="of:=[.J16]-[.$B16]" office:value-type="float" office:value="1.39316844940186" calcext:value-type="float">
            <text:p>1.39316844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88661.22685" calcext:value-type="float">
            <text:p>1442888661.22685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2.74523639678955" calcext:value-type="float">
            <text:p>2.7452363968</text:p>
          </table:table-cell>
          <table:table-cell table:formula="of:=[.C17]/([.D17]-[.D16])" office:value-type="float" office:value="845890.12216954" calcext:value-type="float">
            <text:p>845890.12216954</text:p>
          </table:table-cell>
          <table:table-cell/>
          <table:table-cell office:value-type="float" office:value="1442888662.61937" calcext:value-type="float">
            <text:p>1442888662.61937</text:p>
          </table:table-cell>
          <table:table-cell table:formula="of:=[.G17]-[.$B17]" office:value-type="float" office:value="1.3925199508667" calcext:value-type="float">
            <text:p>1.3925199509</text:p>
          </table:table-cell>
          <table:table-cell/>
          <table:table-cell office:value-type="float" office:value="1442888662.61943" calcext:value-type="float">
            <text:p>1442888662.61943</text:p>
          </table:table-cell>
          <table:table-cell table:formula="of:=[.J17]-[.$B17]" office:value-type="float" office:value="1.39258337020874" calcext:value-type="float">
            <text:p>1.39258337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88661.30451" calcext:value-type="float">
            <text:p>1442888661.30451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2.82289981842041" calcext:value-type="float">
            <text:p>2.8228998184</text:p>
          </table:table-cell>
          <table:table-cell table:formula="of:=[.C18]/([.D18]-[.D17])" office:value-type="float" office:value="845082.519180706" calcext:value-type="float">
            <text:p>845082.519180706</text:p>
          </table:table-cell>
          <table:table-cell/>
          <table:table-cell office:value-type="float" office:value="1442888662.7264" calcext:value-type="float">
            <text:p>1442888662.7264</text:p>
          </table:table-cell>
          <table:table-cell table:formula="of:=[.G18]-[.$B18]" office:value-type="float" office:value="1.42188382148743" calcext:value-type="float">
            <text:p>1.4218838215</text:p>
          </table:table-cell>
          <table:table-cell/>
          <table:table-cell office:value-type="float" office:value="1442888662.72645" calcext:value-type="float">
            <text:p>1442888662.72645</text:p>
          </table:table-cell>
          <table:table-cell table:formula="of:=[.J18]-[.$B18]" office:value-type="float" office:value="1.42193102836609" calcext:value-type="float">
            <text:p>1.42193102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88661.38214" calcext:value-type="float">
            <text:p>1442888661.38214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2.90052676200867" calcext:value-type="float">
            <text:p>2.900526762</text:p>
          </table:table-cell>
          <table:table-cell table:formula="of:=[.C19]/([.D19]-[.D18])" office:value-type="float" office:value="845479.635886741" calcext:value-type="float">
            <text:p>845479.635886741</text:p>
          </table:table-cell>
          <table:table-cell/>
          <table:table-cell office:value-type="float" office:value="1442888662.82046" calcext:value-type="float">
            <text:p>1442888662.82046</text:p>
          </table:table-cell>
          <table:table-cell table:formula="of:=[.G19]-[.$B19]" office:value-type="float" office:value="1.43832325935364" calcext:value-type="float">
            <text:p>1.4383232594</text:p>
          </table:table-cell>
          <table:table-cell/>
          <table:table-cell office:value-type="float" office:value="1442888662.82052" calcext:value-type="float">
            <text:p>1442888662.82052</text:p>
          </table:table-cell>
          <table:table-cell table:formula="of:=[.J19]-[.$B19]" office:value-type="float" office:value="1.43837404251099" calcext:value-type="float">
            <text:p>1.43837404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88661.46072" calcext:value-type="float">
            <text:p>1442888661.46072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2.97910761833191" calcext:value-type="float">
            <text:p>2.9791076183</text:p>
          </table:table-cell>
          <table:table-cell table:formula="of:=[.C20]/([.D20]-[.D19])" office:value-type="float" office:value="835216.146411321" calcext:value-type="float">
            <text:p>835216.146411321</text:p>
          </table:table-cell>
          <table:table-cell/>
          <table:table-cell office:value-type="float" office:value="1442888662.97602" calcext:value-type="float">
            <text:p>1442888662.97602</text:p>
          </table:table-cell>
          <table:table-cell table:formula="of:=[.G20]-[.$B20]" office:value-type="float" office:value="1.51529622077942" calcext:value-type="float">
            <text:p>1.5152962208</text:p>
          </table:table-cell>
          <table:table-cell/>
          <table:table-cell office:value-type="float" office:value="1442888662.97608" calcext:value-type="float">
            <text:p>1442888662.97608</text:p>
          </table:table-cell>
          <table:table-cell table:formula="of:=[.J20]-[.$B20]" office:value-type="float" office:value="1.51536130905151" calcext:value-type="float">
            <text:p>1.515361309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88661.53827" calcext:value-type="float">
            <text:p>1442888661.53827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3.05665397644043" calcext:value-type="float">
            <text:p>3.0566539764</text:p>
          </table:table-cell>
          <table:table-cell table:formula="of:=[.C21]/([.D21]-[.D20])" office:value-type="float" office:value="846358.250740193" calcext:value-type="float">
            <text:p>846358.250740193</text:p>
          </table:table-cell>
          <table:table-cell/>
          <table:table-cell office:value-type="float" office:value="1442888663.09675" calcext:value-type="float">
            <text:p>1442888663.09675</text:p>
          </table:table-cell>
          <table:table-cell table:formula="of:=[.G21]-[.$B21]" office:value-type="float" office:value="1.55848431587219" calcext:value-type="float">
            <text:p>1.5584843159</text:p>
          </table:table-cell>
          <table:table-cell/>
          <table:table-cell office:value-type="float" office:value="1442888663.09679" calcext:value-type="float">
            <text:p>1442888663.09679</text:p>
          </table:table-cell>
          <table:table-cell table:formula="of:=[.J21]-[.$B21]" office:value-type="float" office:value="1.55852603912354" calcext:value-type="float">
            <text:p>1.55852603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88661.61584" calcext:value-type="float">
            <text:p>1442888661.61584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3.1342294216156" calcext:value-type="float">
            <text:p>3.1342294216</text:p>
          </table:table-cell>
          <table:table-cell table:formula="of:=[.C22]/([.D22]-[.D21])" office:value-type="float" office:value="846040.90703957" calcext:value-type="float">
            <text:p>846040.90703957</text:p>
          </table:table-cell>
          <table:table-cell/>
          <table:table-cell office:value-type="float" office:value="1442888663.22235" calcext:value-type="float">
            <text:p>1442888663.22235</text:p>
          </table:table-cell>
          <table:table-cell table:formula="of:=[.G22]-[.$B22]" office:value-type="float" office:value="1.60650682449341" calcext:value-type="float">
            <text:p>1.6065068245</text:p>
          </table:table-cell>
          <table:table-cell/>
          <table:table-cell office:value-type="float" office:value="1442888663.22239" calcext:value-type="float">
            <text:p>1442888663.22239</text:p>
          </table:table-cell>
          <table:table-cell table:formula="of:=[.J22]-[.$B22]" office:value-type="float" office:value="1.60654735565186" calcext:value-type="float">
            <text:p>1.60654735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88661.69338" calcext:value-type="float">
            <text:p>1442888661.6933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3.2117612361908" calcext:value-type="float">
            <text:p>3.2117612362</text:p>
          </table:table-cell>
          <table:table-cell table:formula="of:=[.C23]/([.D23]-[.D22])" office:value-type="float" office:value="846517.011882211" calcext:value-type="float">
            <text:p>846517.011882211</text:p>
          </table:table-cell>
          <table:table-cell/>
          <table:table-cell office:value-type="float" office:value="1442888663.29769" calcext:value-type="float">
            <text:p>1442888663.29769</text:p>
          </table:table-cell>
          <table:table-cell table:formula="of:=[.G23]-[.$B23]" office:value-type="float" office:value="1.60431361198425" calcext:value-type="float">
            <text:p>1.604313612</text:p>
          </table:table-cell>
          <table:table-cell/>
          <table:table-cell office:value-type="float" office:value="1442888663.29774" calcext:value-type="float">
            <text:p>1442888663.29774</text:p>
          </table:table-cell>
          <table:table-cell table:formula="of:=[.J23]-[.$B23]" office:value-type="float" office:value="1.60436511039734" calcext:value-type="float">
            <text:p>1.60436511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88661.77088" calcext:value-type="float">
            <text:p>1442888661.77088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3.28926610946655" calcext:value-type="float">
            <text:p>3.2892661095</text:p>
          </table:table-cell>
          <table:table-cell table:formula="of:=[.C24]/([.D24]-[.D23])" office:value-type="float" office:value="846811.267808748" calcext:value-type="float">
            <text:p>846811.267808748</text:p>
          </table:table-cell>
          <table:table-cell/>
          <table:table-cell office:value-type="float" office:value="1442888663.42333" calcext:value-type="float">
            <text:p>1442888663.42333</text:p>
          </table:table-cell>
          <table:table-cell table:formula="of:=[.G24]-[.$B24]" office:value-type="float" office:value="1.65245270729065" calcext:value-type="float">
            <text:p>1.6524527073</text:p>
          </table:table-cell>
          <table:table-cell/>
          <table:table-cell office:value-type="float" office:value="1442888663.42337" calcext:value-type="float">
            <text:p>1442888663.42337</text:p>
          </table:table-cell>
          <table:table-cell table:formula="of:=[.J24]-[.$B24]" office:value-type="float" office:value="1.65249371528626" calcext:value-type="float">
            <text:p>1.652493715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88661.84853" calcext:value-type="float">
            <text:p>1442888661.8485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3.36691093444824" calcext:value-type="float">
            <text:p>3.3669109344</text:p>
          </table:table-cell>
          <table:table-cell table:formula="of:=[.C25]/([.D25]-[.D24])" office:value-type="float" office:value="845284.924210694" calcext:value-type="float">
            <text:p>845284.924210694</text:p>
          </table:table-cell>
          <table:table-cell/>
          <table:table-cell office:value-type="float" office:value="1442888663.55469" calcext:value-type="float">
            <text:p>1442888663.55469</text:p>
          </table:table-cell>
          <table:table-cell table:formula="of:=[.G25]-[.$B25]" office:value-type="float" office:value="1.70615983009338" calcext:value-type="float">
            <text:p>1.7061598301</text:p>
          </table:table-cell>
          <table:table-cell/>
          <table:table-cell office:value-type="float" office:value="1442888663.55473" calcext:value-type="float">
            <text:p>1442888663.55473</text:p>
          </table:table-cell>
          <table:table-cell table:formula="of:=[.J25]-[.$B25]" office:value-type="float" office:value="1.70620107650757" calcext:value-type="float">
            <text:p>1.70620107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88661.92614" calcext:value-type="float">
            <text:p>1442888661.92614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3.44452953338623" calcext:value-type="float">
            <text:p>3.4445295334</text:p>
          </table:table-cell>
          <table:table-cell table:formula="of:=[.C26]/([.D26]-[.D25])" office:value-type="float" office:value="845570.532037499" calcext:value-type="float">
            <text:p>845570.532037499</text:p>
          </table:table-cell>
          <table:table-cell/>
          <table:table-cell office:value-type="float" office:value="1442888663.6365" calcext:value-type="float">
            <text:p>1442888663.6365</text:p>
          </table:table-cell>
          <table:table-cell table:formula="of:=[.G26]-[.$B26]" office:value-type="float" office:value="1.71035766601563" calcext:value-type="float">
            <text:p>1.710357666</text:p>
          </table:table-cell>
          <table:table-cell/>
          <table:table-cell office:value-type="float" office:value="1442888663.63657" calcext:value-type="float">
            <text:p>1442888663.63657</text:p>
          </table:table-cell>
          <table:table-cell table:formula="of:=[.J26]-[.$B26]" office:value-type="float" office:value="1.71042823791504" calcext:value-type="float">
            <text:p>1.71042823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88662.00369" calcext:value-type="float">
            <text:p>1442888662.00369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3.52207279205322" calcext:value-type="float">
            <text:p>3.5220727921</text:p>
          </table:table-cell>
          <table:table-cell table:formula="of:=[.C27]/([.D27]-[.D26])" office:value-type="float" office:value="846392.08008855" calcext:value-type="float">
            <text:p>846392.08008855</text:p>
          </table:table-cell>
          <table:table-cell/>
          <table:table-cell office:value-type="float" office:value="1442888663.82518" calcext:value-type="float">
            <text:p>1442888663.82518</text:p>
          </table:table-cell>
          <table:table-cell table:formula="of:=[.G27]-[.$B27]" office:value-type="float" office:value="1.82148766517639" calcext:value-type="float">
            <text:p>1.8214876652</text:p>
          </table:table-cell>
          <table:table-cell/>
          <table:table-cell office:value-type="float" office:value="1442888663.82522" calcext:value-type="float">
            <text:p>1442888663.82522</text:p>
          </table:table-cell>
          <table:table-cell table:formula="of:=[.J27]-[.$B27]" office:value-type="float" office:value="1.82153296470642" calcext:value-type="float">
            <text:p>1.82153296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88662.06797" calcext:value-type="float">
            <text:p>1442888662.06797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3.58635592460632" calcext:value-type="float">
            <text:p>3.5863559246</text:p>
          </table:table-cell>
          <table:table-cell table:formula="of:=[.C28]/([.D28]-[.D27])" office:value-type="float" office:value="1020983.22519963" calcext:value-type="float">
            <text:p>1020983.22519963</text:p>
          </table:table-cell>
          <table:table-cell/>
          <table:table-cell office:value-type="float" office:value="1442888663.89883" calcext:value-type="float">
            <text:p>1442888663.89883</text:p>
          </table:table-cell>
          <table:table-cell table:formula="of:=[.G28]-[.$B28]" office:value-type="float" office:value="1.8308572769165" calcext:value-type="float">
            <text:p>1.8308572769</text:p>
          </table:table-cell>
          <table:table-cell/>
          <table:table-cell office:value-type="float" office:value="1442888663.89887" calcext:value-type="float">
            <text:p>1442888663.89887</text:p>
          </table:table-cell>
          <table:table-cell table:formula="of:=[.J28]-[.$B28]" office:value-type="float" office:value="1.83089900016785" calcext:value-type="float">
            <text:p>1.83089900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88662.13224" calcext:value-type="float">
            <text:p>1442888662.13224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3.65062546730041" calcext:value-type="float">
            <text:p>3.6506254673</text:p>
          </table:table-cell>
          <table:table-cell table:formula="of:=[.C29]/([.D29]-[.D28])" office:value-type="float" office:value="1021199.11312257" calcext:value-type="float">
            <text:p>1021199.11312257</text:p>
          </table:table-cell>
          <table:table-cell/>
          <table:table-cell office:value-type="float" office:value="1442888664.02627" calcext:value-type="float">
            <text:p>1442888664.02627</text:p>
          </table:table-cell>
          <table:table-cell table:formula="of:=[.G29]-[.$B29]" office:value-type="float" office:value="1.89403343200684" calcext:value-type="float">
            <text:p>1.894033432</text:p>
          </table:table-cell>
          <table:table-cell/>
          <table:table-cell office:value-type="float" office:value="1442888664.02632" calcext:value-type="float">
            <text:p>1442888664.02632</text:p>
          </table:table-cell>
          <table:table-cell table:formula="of:=[.J29]-[.$B29]" office:value-type="float" office:value="1.89407753944397" calcext:value-type="float">
            <text:p>1.89407753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88662.19659" calcext:value-type="float">
            <text:p>1442888662.1965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3.71497988700867" calcext:value-type="float">
            <text:p>3.714979887</text:p>
          </table:table-cell>
          <table:table-cell table:formula="of:=[.C30]/([.D30]-[.D29])" office:value-type="float" office:value="1019852.25408822" calcext:value-type="float">
            <text:p>1019852.25408822</text:p>
          </table:table-cell>
          <table:table-cell/>
          <table:table-cell office:value-type="float" office:value="1442888664.22746" calcext:value-type="float">
            <text:p>1442888664.22746</text:p>
          </table:table-cell>
          <table:table-cell table:formula="of:=[.G30]-[.$B30]" office:value-type="float" office:value="2.03086042404175" calcext:value-type="float">
            <text:p>2.030860424</text:p>
          </table:table-cell>
          <table:table-cell/>
          <table:table-cell office:value-type="float" office:value="1442888664.2275" calcext:value-type="float">
            <text:p>1442888664.2275</text:p>
          </table:table-cell>
          <table:table-cell table:formula="of:=[.J30]-[.$B30]" office:value-type="float" office:value="2.03090882301331" calcext:value-type="float">
            <text:p>2.0309088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88662.2609" calcext:value-type="float">
            <text:p>1442888662.2609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3.77928471565247" calcext:value-type="float">
            <text:p>3.7792847157</text:p>
          </table:table-cell>
          <table:table-cell table:formula="of:=[.C31]/([.D31]-[.D30])" office:value-type="float" office:value="1020638.75115122" calcext:value-type="float">
            <text:p>1020638.75115122</text:p>
          </table:table-cell>
          <table:table-cell/>
          <table:table-cell office:value-type="float" office:value="1442888664.42853" calcext:value-type="float">
            <text:p>1442888664.42853</text:p>
          </table:table-cell>
          <table:table-cell table:formula="of:=[.G31]-[.$B31]" office:value-type="float" office:value="2.1676332950592" calcext:value-type="float">
            <text:p>2.1676332951</text:p>
          </table:table-cell>
          <table:table-cell/>
          <table:table-cell office:value-type="float" office:value="1442888664.4286" calcext:value-type="float">
            <text:p>1442888664.4286</text:p>
          </table:table-cell>
          <table:table-cell table:formula="of:=[.J31]-[.$B31]" office:value-type="float" office:value="2.16769742965698" calcext:value-type="float">
            <text:p>2.167697429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88662.32522" calcext:value-type="float">
            <text:p>1442888662.32522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3.84360504150391" calcext:value-type="float">
            <text:p>3.8436050415</text:p>
          </table:table-cell>
          <table:table-cell table:formula="of:=[.C32]/([.D32]-[.D31])" office:value-type="float" office:value="1020392.84053985" calcext:value-type="float">
            <text:p>1020392.84053985</text:p>
          </table:table-cell>
          <table:table-cell/>
          <table:table-cell office:value-type="float" office:value="1442888664.5598" calcext:value-type="float">
            <text:p>1442888664.5598</text:p>
          </table:table-cell>
          <table:table-cell table:formula="of:=[.G32]-[.$B32]" office:value-type="float" office:value="2.2345769405365" calcext:value-type="float">
            <text:p>2.2345769405</text:p>
          </table:table-cell>
          <table:table-cell/>
          <table:table-cell office:value-type="float" office:value="1442888664.55984" calcext:value-type="float">
            <text:p>1442888664.55984</text:p>
          </table:table-cell>
          <table:table-cell table:formula="of:=[.J32]-[.$B32]" office:value-type="float" office:value="2.23461937904358" calcext:value-type="float">
            <text:p>2.23461937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88662.38954" calcext:value-type="float">
            <text:p>1442888662.38954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3.90792918205261" calcext:value-type="float">
            <text:p>3.9079291821</text:p>
          </table:table-cell>
          <table:table-cell table:formula="of:=[.C33]/([.D33]-[.D32])" office:value-type="float" office:value="1020332.3268704" calcext:value-type="float">
            <text:p>1020332.3268704</text:p>
          </table:table-cell>
          <table:table-cell/>
          <table:table-cell office:value-type="float" office:value="1442888664.76094" calcext:value-type="float">
            <text:p>1442888664.76094</text:p>
          </table:table-cell>
          <table:table-cell table:formula="of:=[.G33]-[.$B33]" office:value-type="float" office:value="2.37139534950256" calcext:value-type="float">
            <text:p>2.3713953495</text:p>
          </table:table-cell>
          <table:table-cell/>
          <table:table-cell office:value-type="float" office:value="1442888664.76101" calcext:value-type="float">
            <text:p>1442888664.76101</text:p>
          </table:table-cell>
          <table:table-cell table:formula="of:=[.J33]-[.$B33]" office:value-type="float" office:value="2.37146639823914" calcext:value-type="float">
            <text:p>2.37146639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88662.45388" calcext:value-type="float">
            <text:p>1442888662.45388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3.97226524353027" calcext:value-type="float">
            <text:p>3.9722652435</text:p>
          </table:table-cell>
          <table:table-cell table:formula="of:=[.C34]/([.D34]-[.D33])" office:value-type="float" office:value="1020143.26790565" calcext:value-type="float">
            <text:p>1020143.26790565</text:p>
          </table:table-cell>
          <table:table-cell/>
          <table:table-cell office:value-type="float" office:value="1442888664.9028" calcext:value-type="float">
            <text:p>1442888664.9028</text:p>
          </table:table-cell>
          <table:table-cell table:formula="of:=[.G34]-[.$B34]" office:value-type="float" office:value="2.44891929626465" calcext:value-type="float">
            <text:p>2.4489192963</text:p>
          </table:table-cell>
          <table:table-cell/>
          <table:table-cell office:value-type="float" office:value="1442888664.90284" calcext:value-type="float">
            <text:p>1442888664.90284</text:p>
          </table:table-cell>
          <table:table-cell table:formula="of:=[.J34]-[.$B34]" office:value-type="float" office:value="2.44896364212036" calcext:value-type="float">
            <text:p>2.44896364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88662.51823" calcext:value-type="float">
            <text:p>1442888662.51823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4.03661346435547" calcext:value-type="float">
            <text:p>4.0366134644</text:p>
          </table:table-cell>
          <table:table-cell table:formula="of:=[.C35]/([.D35]-[.D34])" office:value-type="float" office:value="1019950.4999259" calcext:value-type="float">
            <text:p>1019950.4999259</text:p>
          </table:table-cell>
          <table:table-cell/>
          <table:table-cell office:value-type="float" office:value="1442888665.03176" calcext:value-type="float">
            <text:p>1442888665.03176</text:p>
          </table:table-cell>
          <table:table-cell table:formula="of:=[.G35]-[.$B35]" office:value-type="float" office:value="2.5135326385498" calcext:value-type="float">
            <text:p>2.5135326385</text:p>
          </table:table-cell>
          <table:table-cell/>
          <table:table-cell office:value-type="float" office:value="1442888665.03182" calcext:value-type="float">
            <text:p>1442888665.03182</text:p>
          </table:table-cell>
          <table:table-cell table:formula="of:=[.J35]-[.$B35]" office:value-type="float" office:value="2.51359605789185" calcext:value-type="float">
            <text:p>2.51359605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88662.58258" calcext:value-type="float">
            <text:p>1442888662.58258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4.1009635925293" calcext:value-type="float">
            <text:p>4.1009635925</text:p>
          </table:table-cell>
          <table:table-cell table:formula="of:=[.C36]/([.D36]-[.D35])" office:value-type="float" office:value="1019920.26842136" calcext:value-type="float">
            <text:p>1019920.26842136</text:p>
          </table:table-cell>
          <table:table-cell/>
          <table:table-cell office:value-type="float" office:value="1442888665.16299" calcext:value-type="float">
            <text:p>1442888665.16299</text:p>
          </table:table-cell>
          <table:table-cell table:formula="of:=[.G36]-[.$B36]" office:value-type="float" office:value="2.5804135799408" calcext:value-type="float">
            <text:p>2.5804135799</text:p>
          </table:table-cell>
          <table:table-cell/>
          <table:table-cell office:value-type="float" office:value="1442888665.16306" calcext:value-type="float">
            <text:p>1442888665.16306</text:p>
          </table:table-cell>
          <table:table-cell table:formula="of:=[.J36]-[.$B36]" office:value-type="float" office:value="2.58048319816589" calcext:value-type="float">
            <text:p>2.580483198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88662.64697" calcext:value-type="float">
            <text:p>1442888662.64697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4.16535615921021" calcext:value-type="float">
            <text:p>4.1653561592</text:p>
          </table:table-cell>
          <table:table-cell table:formula="of:=[.C37]/([.D37]-[.D36])" office:value-type="float" office:value="1019248.08068661" calcext:value-type="float">
            <text:p>1019248.08068661</text:p>
          </table:table-cell>
          <table:table-cell/>
          <table:table-cell office:value-type="float" office:value="1442888665.3639" calcext:value-type="float">
            <text:p>1442888665.3639</text:p>
          </table:table-cell>
          <table:table-cell table:formula="of:=[.G37]-[.$B37]" office:value-type="float" office:value="2.71693110466003" calcext:value-type="float">
            <text:p>2.7169311047</text:p>
          </table:table-cell>
          <table:table-cell/>
          <table:table-cell office:value-type="float" office:value="1442888665.36402" calcext:value-type="float">
            <text:p>1442888665.36402</text:p>
          </table:table-cell>
          <table:table-cell table:formula="of:=[.J37]-[.$B37]" office:value-type="float" office:value="2.71704435348511" calcext:value-type="float">
            <text:p>2.71704435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88662.71126" calcext:value-type="float">
            <text:p>1442888662.71126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4.22964978218079" calcext:value-type="float">
            <text:p>4.2296497822</text:p>
          </table:table-cell>
          <table:table-cell table:formula="of:=[.C38]/([.D38]-[.D37])" office:value-type="float" office:value="1020816.63728969" calcext:value-type="float">
            <text:p>1020816.63728969</text:p>
          </table:table-cell>
          <table:table-cell/>
          <table:table-cell office:value-type="float" office:value="1442888665.50585" calcext:value-type="float">
            <text:p>1442888665.50585</text:p>
          </table:table-cell>
          <table:table-cell table:formula="of:=[.G38]-[.$B38]" office:value-type="float" office:value="2.79458904266357" calcext:value-type="float">
            <text:p>2.7945890427</text:p>
          </table:table-cell>
          <table:table-cell/>
          <table:table-cell office:value-type="float" office:value="1442888665.5059" calcext:value-type="float">
            <text:p>1442888665.5059</text:p>
          </table:table-cell>
          <table:table-cell table:formula="of:=[.J38]-[.$B38]" office:value-type="float" office:value="2.7946310043335" calcext:value-type="float">
            <text:p>2.794631004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88662.77561" calcext:value-type="float">
            <text:p>1442888662.77561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4.29399180412293" calcext:value-type="float">
            <text:p>4.2939918041</text:p>
          </table:table-cell>
          <table:table-cell table:formula="of:=[.C39]/([.D39]-[.D38])" office:value-type="float" office:value="1020048.76469411" calcext:value-type="float">
            <text:p>1020048.76469411</text:p>
          </table:table-cell>
          <table:table-cell/>
          <table:table-cell office:value-type="float" office:value="1442888665.70699" calcext:value-type="float">
            <text:p>1442888665.70699</text:p>
          </table:table-cell>
          <table:table-cell table:formula="of:=[.G39]-[.$B39]" office:value-type="float" office:value="2.93138241767883" calcext:value-type="float">
            <text:p>2.9313824177</text:p>
          </table:table-cell>
          <table:table-cell/>
          <table:table-cell office:value-type="float" office:value="1442888665.70704" calcext:value-type="float">
            <text:p>1442888665.70704</text:p>
          </table:table-cell>
          <table:table-cell table:formula="of:=[.J39]-[.$B39]" office:value-type="float" office:value="2.93142867088318" calcext:value-type="float">
            <text:p>2.93142867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88662.83991" calcext:value-type="float">
            <text:p>1442888662.83991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4.35829377174377" calcext:value-type="float">
            <text:p>4.3582937717</text:p>
          </table:table-cell>
          <table:table-cell table:formula="of:=[.C40]/([.D40]-[.D39])" office:value-type="float" office:value="1020684.16299471" calcext:value-type="float">
            <text:p>1020684.16299471</text:p>
          </table:table-cell>
          <table:table-cell/>
          <table:table-cell office:value-type="float" office:value="1442888665.90812" calcext:value-type="float">
            <text:p>1442888665.90812</text:p>
          </table:table-cell>
          <table:table-cell table:formula="of:=[.G40]-[.$B40]" office:value-type="float" office:value="3.06821274757385" calcext:value-type="float">
            <text:p>3.0682127476</text:p>
          </table:table-cell>
          <table:table-cell/>
          <table:table-cell office:value-type="float" office:value="1442888665.90818" calcext:value-type="float">
            <text:p>1442888665.90818</text:p>
          </table:table-cell>
          <table:table-cell table:formula="of:=[.J40]-[.$B40]" office:value-type="float" office:value="3.06827211380005" calcext:value-type="float">
            <text:p>3.06827211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88662.90418" calcext:value-type="float">
            <text:p>1442888662.9041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4.42256927490234" calcext:value-type="float">
            <text:p>4.4225692749</text:p>
          </table:table-cell>
          <table:table-cell table:formula="of:=[.C41]/([.D41]-[.D40])" office:value-type="float" office:value="1021104.4141978" calcext:value-type="float">
            <text:p>1021104.4141978</text:p>
          </table:table-cell>
          <table:table-cell/>
          <table:table-cell office:value-type="float" office:value="1442888666.10849" calcext:value-type="float">
            <text:p>1442888666.10849</text:p>
          </table:table-cell>
          <table:table-cell table:formula="of:=[.G41]-[.$B41]" office:value-type="float" office:value="3.20430779457092" calcext:value-type="float">
            <text:p>3.2043077946</text:p>
          </table:table-cell>
          <table:table-cell/>
          <table:table-cell office:value-type="float" office:value="1442888666.10852" calcext:value-type="float">
            <text:p>1442888666.10852</text:p>
          </table:table-cell>
          <table:table-cell table:formula="of:=[.J41]-[.$B41]" office:value-type="float" office:value="3.20433568954468" calcext:value-type="float">
            <text:p>3.204335689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88662.9686" calcext:value-type="float">
            <text:p>1442888662.968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4.48698568344116" calcext:value-type="float">
            <text:p>4.4869856834</text:p>
          </table:table-cell>
          <table:table-cell table:formula="of:=[.C42]/([.D42]-[.D41])" office:value-type="float" office:value="1018870.83568854" calcext:value-type="float">
            <text:p>1018870.83568854</text:p>
          </table:table-cell>
          <table:table-cell/>
          <table:table-cell office:value-type="float" office:value="1442888666.30937" calcext:value-type="float">
            <text:p>1442888666.30937</text:p>
          </table:table-cell>
          <table:table-cell table:formula="of:=[.G42]-[.$B42]" office:value-type="float" office:value="3.34076571464539" calcext:value-type="float">
            <text:p>3.3407657146</text:p>
          </table:table-cell>
          <table:table-cell/>
          <table:table-cell office:value-type="float" office:value="1442888666.3094" calcext:value-type="float">
            <text:p>1442888666.3094</text:p>
          </table:table-cell>
          <table:table-cell table:formula="of:=[.J42]-[.$B42]" office:value-type="float" office:value="3.34079575538635" calcext:value-type="float">
            <text:p>3.340795755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88663.03406" calcext:value-type="float">
            <text:p>1442888663.03406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4.5524435043335" calcext:value-type="float">
            <text:p>4.5524435043</text:p>
          </table:table-cell>
          <table:table-cell table:formula="of:=[.C43]/([.D43]-[.D42])" office:value-type="float" office:value="1002660.93654343" calcext:value-type="float">
            <text:p>1002660.93654343</text:p>
          </table:table-cell>
          <table:table-cell/>
          <table:table-cell office:value-type="float" office:value="1442888666.51036" calcext:value-type="float">
            <text:p>1442888666.51036</text:p>
          </table:table-cell>
          <table:table-cell table:formula="of:=[.G43]-[.$B43]" office:value-type="float" office:value="3.47629714012146" calcext:value-type="float">
            <text:p>3.4762971401</text:p>
          </table:table-cell>
          <table:table-cell/>
          <table:table-cell office:value-type="float" office:value="1442888666.5104" calcext:value-type="float">
            <text:p>1442888666.5104</text:p>
          </table:table-cell>
          <table:table-cell table:formula="of:=[.J43]-[.$B43]" office:value-type="float" office:value="3.47634291648865" calcext:value-type="float">
            <text:p>3.476342916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88663.10049" calcext:value-type="float">
            <text:p>1442888663.10049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4.61887669563293" calcext:value-type="float">
            <text:p>4.6188766956</text:p>
          </table:table-cell>
          <table:table-cell table:formula="of:=[.C44]/([.D44]-[.D43])" office:value-type="float" office:value="987939.894444823" calcext:value-type="float">
            <text:p>987939.894444823</text:p>
          </table:table-cell>
          <table:table-cell/>
          <table:table-cell office:value-type="float" office:value="1442888666.63872" calcext:value-type="float">
            <text:p>1442888666.63872</text:p>
          </table:table-cell>
          <table:table-cell table:formula="of:=[.G44]-[.$B44]" office:value-type="float" office:value="3.53822875022888" calcext:value-type="float">
            <text:p>3.5382287502</text:p>
          </table:table-cell>
          <table:table-cell/>
          <table:table-cell office:value-type="float" office:value="1442888666.63876" calcext:value-type="float">
            <text:p>1442888666.63876</text:p>
          </table:table-cell>
          <table:table-cell table:formula="of:=[.J44]-[.$B44]" office:value-type="float" office:value="3.53826403617859" calcext:value-type="float">
            <text:p>3.538264036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88663.16695" calcext:value-type="float">
            <text:p>1442888663.16695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4.68533372879028" calcext:value-type="float">
            <text:p>4.6853337288</text:p>
          </table:table-cell>
          <table:table-cell table:formula="of:=[.C45]/([.D45]-[.D44])" office:value-type="float" office:value="987585.465102012" calcext:value-type="float">
            <text:p>987585.465102012</text:p>
          </table:table-cell>
          <table:table-cell/>
          <table:table-cell office:value-type="float" office:value="1442888666.83972" calcext:value-type="float">
            <text:p>1442888666.83972</text:p>
          </table:table-cell>
          <table:table-cell table:formula="of:=[.G45]-[.$B45]" office:value-type="float" office:value="3.67277383804321" calcext:value-type="float">
            <text:p>3.672773838</text:p>
          </table:table-cell>
          <table:table-cell/>
          <table:table-cell office:value-type="float" office:value="1442888666.83977" calcext:value-type="float">
            <text:p>1442888666.83977</text:p>
          </table:table-cell>
          <table:table-cell table:formula="of:=[.J45]-[.$B45]" office:value-type="float" office:value="3.67282056808472" calcext:value-type="float">
            <text:p>3.67282056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88663.23342" calcext:value-type="float">
            <text:p>1442888663.2334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4.75180411338806" calcext:value-type="float">
            <text:p>4.7518041134</text:p>
          </table:table-cell>
          <table:table-cell table:formula="of:=[.C46]/([.D46]-[.D45])" office:value-type="float" office:value="987387.095729151" calcext:value-type="float">
            <text:p>987387.095729151</text:p>
          </table:table-cell>
          <table:table-cell/>
          <table:table-cell office:value-type="float" office:value="1442888667.04094" calcext:value-type="float">
            <text:p>1442888667.04094</text:p>
          </table:table-cell>
          <table:table-cell table:formula="of:=[.G46]-[.$B46]" office:value-type="float" office:value="3.80752110481262" calcext:value-type="float">
            <text:p>3.8075211048</text:p>
          </table:table-cell>
          <table:table-cell/>
          <table:table-cell office:value-type="float" office:value="1442888667.04101" calcext:value-type="float">
            <text:p>1442888667.04101</text:p>
          </table:table-cell>
          <table:table-cell table:formula="of:=[.J46]-[.$B46]" office:value-type="float" office:value="3.80758881568909" calcext:value-type="float">
            <text:p>3.80758881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88663.29986" calcext:value-type="float">
            <text:p>1442888663.29986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4.81824803352356" calcext:value-type="float">
            <text:p>4.8182480335</text:p>
          </table:table-cell>
          <table:table-cell table:formula="of:=[.C47]/([.D47]-[.D46])" office:value-type="float" office:value="987780.36976382" calcext:value-type="float">
            <text:p>987780.36976382</text:p>
          </table:table-cell>
          <table:table-cell/>
          <table:table-cell office:value-type="float" office:value="1442888667.24213" calcext:value-type="float">
            <text:p>1442888667.24213</text:p>
          </table:table-cell>
          <table:table-cell table:formula="of:=[.G47]-[.$B47]" office:value-type="float" office:value="3.94226264953613" calcext:value-type="float">
            <text:p>3.9422626495</text:p>
          </table:table-cell>
          <table:table-cell/>
          <table:table-cell office:value-type="float" office:value="1442888670.02757" calcext:value-type="float">
            <text:p>1442888670.02757</text:p>
          </table:table-cell>
          <table:table-cell table:formula="of:=[.J47]-[.$B47]" office:value-type="float" office:value="6.72770595550537" calcext:value-type="float">
            <text:p>6.72770595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88663.36631" calcext:value-type="float">
            <text:p>1442888663.36631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4.88469338417053" calcext:value-type="float">
            <text:p>4.8846933842</text:p>
          </table:table-cell>
          <table:table-cell table:formula="of:=[.C48]/([.D48]-[.D47])" office:value-type="float" office:value="987759.103698707" calcext:value-type="float">
            <text:p>987759.103698707</text:p>
          </table:table-cell>
          <table:table-cell/>
          <table:table-cell office:value-type="float" office:value="1442888667.44321" calcext:value-type="float">
            <text:p>1442888667.44321</text:p>
          </table:table-cell>
          <table:table-cell table:formula="of:=[.G48]-[.$B48]" office:value-type="float" office:value="4.07690286636353" calcext:value-type="float">
            <text:p>4.0769028664</text:p>
          </table:table-cell>
          <table:table-cell/>
          <table:table-cell office:value-type="float" office:value="1442888670.05516" calcext:value-type="float">
            <text:p>1442888670.05516</text:p>
          </table:table-cell>
          <table:table-cell table:formula="of:=[.J48]-[.$B48]" office:value-type="float" office:value="6.68885588645935" calcext:value-type="float">
            <text:p>6.688855886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88663.43281" calcext:value-type="float">
            <text:p>1442888663.43281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4.95119953155518" calcext:value-type="float">
            <text:p>4.9511995316</text:p>
          </table:table-cell>
          <table:table-cell table:formula="of:=[.C49]/([.D49]-[.D48])" office:value-type="float" office:value="986856.141589621" calcext:value-type="float">
            <text:p>986856.141589621</text:p>
          </table:table-cell>
          <table:table-cell/>
          <table:table-cell office:value-type="float" office:value="1442888667.64414" calcext:value-type="float">
            <text:p>1442888667.64414</text:p>
          </table:table-cell>
          <table:table-cell table:formula="of:=[.G49]-[.$B49]" office:value-type="float" office:value="4.21132946014404" calcext:value-type="float">
            <text:p>4.2113294601</text:p>
          </table:table-cell>
          <table:table-cell/>
          <table:table-cell office:value-type="float" office:value="1442888670.08275" calcext:value-type="float">
            <text:p>1442888670.08275</text:p>
          </table:table-cell>
          <table:table-cell table:formula="of:=[.J49]-[.$B49]" office:value-type="float" office:value="6.64993476867676" calcext:value-type="float">
            <text:p>6.649934768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88663.49926" calcext:value-type="float">
            <text:p>1442888663.4992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5.01764607429504" calcext:value-type="float">
            <text:p>5.0176460743</text:p>
          </table:table-cell>
          <table:table-cell table:formula="of:=[.C50]/([.D50]-[.D49])" office:value-type="float" office:value="987741.382677245" calcext:value-type="float">
            <text:p>987741.382677245</text:p>
          </table:table-cell>
          <table:table-cell/>
          <table:table-cell office:value-type="float" office:value="1442888667.77608" calcext:value-type="float">
            <text:p>1442888667.77608</text:p>
          </table:table-cell>
          <table:table-cell table:formula="of:=[.G50]-[.$B50]" office:value-type="float" office:value="4.2768235206604" calcext:value-type="float">
            <text:p>4.2768235207</text:p>
          </table:table-cell>
          <table:table-cell/>
          <table:table-cell office:value-type="float" office:value="1442888670.11029" calcext:value-type="float">
            <text:p>1442888670.11029</text:p>
          </table:table-cell>
          <table:table-cell table:formula="of:=[.J50]-[.$B50]" office:value-type="float" office:value="6.61102938652039" calcext:value-type="float">
            <text:p>6.611029386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88663.56567" calcext:value-type="float">
            <text:p>1442888663.56567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5.0840585231781" calcext:value-type="float">
            <text:p>5.0840585232</text:p>
          </table:table-cell>
          <table:table-cell table:formula="of:=[.C51]/([.D51]-[.D50])" office:value-type="float" office:value="988248.454978209" calcext:value-type="float">
            <text:p>988248.454978209</text:p>
          </table:table-cell>
          <table:table-cell/>
          <table:table-cell office:value-type="float" office:value="1442888667.97704" calcext:value-type="float">
            <text:p>1442888667.97704</text:p>
          </table:table-cell>
          <table:table-cell table:formula="of:=[.G51]-[.$B51]" office:value-type="float" office:value="4.41136837005615" calcext:value-type="float">
            <text:p>4.4113683701</text:p>
          </table:table-cell>
          <table:table-cell/>
          <table:table-cell office:value-type="float" office:value="1442888670.13783" calcext:value-type="float">
            <text:p>1442888670.13783</text:p>
          </table:table-cell>
          <table:table-cell table:formula="of:=[.J51]-[.$B51]" office:value-type="float" office:value="6.57215332984924" calcext:value-type="float">
            <text:p>6.57215332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88663.63212" calcext:value-type="float">
            <text:p>1442888663.63212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5.15050530433655" calcext:value-type="float">
            <text:p>5.1505053043</text:p>
          </table:table-cell>
          <table:table-cell table:formula="of:=[.C52]/([.D52]-[.D51])" office:value-type="float" office:value="987737.838549254" calcext:value-type="float">
            <text:p>987737.838549254</text:p>
          </table:table-cell>
          <table:table-cell/>
          <table:table-cell office:value-type="float" office:value="1442888668.1778" calcext:value-type="float">
            <text:p>1442888668.1778</text:p>
          </table:table-cell>
          <table:table-cell table:formula="of:=[.G52]-[.$B52]" office:value-type="float" office:value="4.54567980766296" calcext:value-type="float">
            <text:p>4.5456798077</text:p>
          </table:table-cell>
          <table:table-cell/>
          <table:table-cell office:value-type="float" office:value="1442888670.16537" calcext:value-type="float">
            <text:p>1442888670.16537</text:p>
          </table:table-cell>
          <table:table-cell table:formula="of:=[.J52]-[.$B52]" office:value-type="float" office:value="6.5332453250885" calcext:value-type="float">
            <text:p>6.53324532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88663.6986" calcext:value-type="float">
            <text:p>1442888663.698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5.21698951721191" calcext:value-type="float">
            <text:p>5.2169895172</text:p>
          </table:table-cell>
          <table:table-cell table:formula="of:=[.C53]/([.D53]-[.D52])" office:value-type="float" office:value="987181.725728425" calcext:value-type="float">
            <text:p>987181.725728425</text:p>
          </table:table-cell>
          <table:table-cell/>
          <table:table-cell office:value-type="float" office:value="1442888668.3187" calcext:value-type="float">
            <text:p>1442888668.3187</text:p>
          </table:table-cell>
          <table:table-cell table:formula="of:=[.G53]-[.$B53]" office:value-type="float" office:value="4.62009787559509" calcext:value-type="float">
            <text:p>4.6200978756</text:p>
          </table:table-cell>
          <table:table-cell/>
          <table:table-cell office:value-type="float" office:value="1442888670.19289" calcext:value-type="float">
            <text:p>1442888670.19289</text:p>
          </table:table-cell>
          <table:table-cell table:formula="of:=[.J53]-[.$B53]" office:value-type="float" office:value="6.49428153038025" calcext:value-type="float">
            <text:p>6.49428153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88663.76506" calcext:value-type="float">
            <text:p>1442888663.7650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5.28344202041626" calcext:value-type="float">
            <text:p>5.2834420204</text:p>
          </table:table-cell>
          <table:table-cell table:formula="of:=[.C54]/([.D54]-[.D53])" office:value-type="float" office:value="987652.787106866" calcext:value-type="float">
            <text:p>987652.787106866</text:p>
          </table:table-cell>
          <table:table-cell/>
          <table:table-cell office:value-type="float" office:value="1442888668.51965" calcext:value-type="float">
            <text:p>1442888668.51965</text:p>
          </table:table-cell>
          <table:table-cell table:formula="of:=[.G54]-[.$B54]" office:value-type="float" office:value="4.75459718704224" calcext:value-type="float">
            <text:p>4.754597187</text:p>
          </table:table-cell>
          <table:table-cell/>
          <table:table-cell office:value-type="float" office:value="1442888670.22043" calcext:value-type="float">
            <text:p>1442888670.22043</text:p>
          </table:table-cell>
          <table:table-cell table:formula="of:=[.J54]-[.$B54]" office:value-type="float" office:value="6.45537447929382" calcext:value-type="float">
            <text:p>6.455374479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88663.83153" calcext:value-type="float">
            <text:p>1442888663.83153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5.34991788864136" calcext:value-type="float">
            <text:p>5.3499178886</text:p>
          </table:table-cell>
          <table:table-cell table:formula="of:=[.C55]/([.D55]-[.D54])" office:value-type="float" office:value="987305.645678215" calcext:value-type="float">
            <text:p>987305.645678215</text:p>
          </table:table-cell>
          <table:table-cell/>
          <table:table-cell office:value-type="float" office:value="1442888668.7206" calcext:value-type="float">
            <text:p>1442888668.7206</text:p>
          </table:table-cell>
          <table:table-cell table:formula="of:=[.G55]-[.$B55]" office:value-type="float" office:value="4.88906478881836" calcext:value-type="float">
            <text:p>4.8890647888</text:p>
          </table:table-cell>
          <table:table-cell/>
          <table:table-cell office:value-type="float" office:value="1442888670.248" calcext:value-type="float">
            <text:p>1442888670.248</text:p>
          </table:table-cell>
          <table:table-cell table:formula="of:=[.J55]-[.$B55]" office:value-type="float" office:value="6.41646456718445" calcext:value-type="float">
            <text:p>6.416464567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88663.89799" calcext:value-type="float">
            <text:p>1442888663.89799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5.41637849807739" calcext:value-type="float">
            <text:p>5.4163784981</text:p>
          </table:table-cell>
          <table:table-cell table:formula="of:=[.C56]/([.D56]-[.D55])" office:value-type="float" office:value="987532.322633414" calcext:value-type="float">
            <text:p>987532.322633414</text:p>
          </table:table-cell>
          <table:table-cell/>
          <table:table-cell office:value-type="float" office:value="1442888668.92158" calcext:value-type="float">
            <text:p>1442888668.92158</text:p>
          </table:table-cell>
          <table:table-cell table:formula="of:=[.G56]-[.$B56]" office:value-type="float" office:value="5.02358675003052" calcext:value-type="float">
            <text:p>5.02358675</text:p>
          </table:table-cell>
          <table:table-cell/>
          <table:table-cell office:value-type="float" office:value="1442888670.27553" calcext:value-type="float">
            <text:p>1442888670.27553</text:p>
          </table:table-cell>
          <table:table-cell table:formula="of:=[.J56]-[.$B56]" office:value-type="float" office:value="6.37753796577454" calcext:value-type="float">
            <text:p>6.37753796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88663.96448" calcext:value-type="float">
            <text:p>1442888663.9644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5.48286056518555" calcext:value-type="float">
            <text:p>5.4828605652</text:p>
          </table:table-cell>
          <table:table-cell table:formula="of:=[.C57]/([.D57]-[.D56])" office:value-type="float" office:value="987213.587887221" calcext:value-type="float">
            <text:p>987213.587887221</text:p>
          </table:table-cell>
          <table:table-cell/>
          <table:table-cell office:value-type="float" office:value="1442888669.12264" calcext:value-type="float">
            <text:p>1442888669.12264</text:p>
          </table:table-cell>
          <table:table-cell table:formula="of:=[.G57]-[.$B57]" office:value-type="float" office:value="5.1581609249115" calcext:value-type="float">
            <text:p>5.1581609249</text:p>
          </table:table-cell>
          <table:table-cell/>
          <table:table-cell office:value-type="float" office:value="1442888670.30305" calcext:value-type="float">
            <text:p>1442888670.30305</text:p>
          </table:table-cell>
          <table:table-cell table:formula="of:=[.J57]-[.$B57]" office:value-type="float" office:value="6.33857846260071" calcext:value-type="float">
            <text:p>6.33857846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88664.03102" calcext:value-type="float">
            <text:p>1442888664.03102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5.54940319061279" calcext:value-type="float">
            <text:p>5.5494031906</text:p>
          </table:table-cell>
          <table:table-cell table:formula="of:=[.C58]/([.D58]-[.D57])" office:value-type="float" office:value="986315.156316732" calcext:value-type="float">
            <text:p>986315.156316732</text:p>
          </table:table-cell>
          <table:table-cell/>
          <table:table-cell office:value-type="float" office:value="1442888669.32381" calcext:value-type="float">
            <text:p>1442888669.32381</text:p>
          </table:table-cell>
          <table:table-cell table:formula="of:=[.G58]-[.$B58]" office:value-type="float" office:value="5.29278945922852" calcext:value-type="float">
            <text:p>5.2927894592</text:p>
          </table:table-cell>
          <table:table-cell/>
          <table:table-cell office:value-type="float" office:value="1442888670.33062" calcext:value-type="float">
            <text:p>1442888670.33062</text:p>
          </table:table-cell>
          <table:table-cell table:formula="of:=[.J58]-[.$B58]" office:value-type="float" office:value="6.29959750175476" calcext:value-type="float">
            <text:p>6.2995975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88664.09749" calcext:value-type="float">
            <text:p>1442888664.0974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5.61587333679199" calcext:value-type="float">
            <text:p>5.6158733368</text:p>
          </table:table-cell>
          <table:table-cell table:formula="of:=[.C59]/([.D59]-[.D58])" office:value-type="float" office:value="987390.637340564" calcext:value-type="float">
            <text:p>987390.637340564</text:p>
          </table:table-cell>
          <table:table-cell/>
          <table:table-cell office:value-type="float" office:value="1442888669.45275" calcext:value-type="float">
            <text:p>1442888669.45275</text:p>
          </table:table-cell>
          <table:table-cell table:formula="of:=[.G59]-[.$B59]" office:value-type="float" office:value="5.35525989532471" calcext:value-type="float">
            <text:p>5.3552598953</text:p>
          </table:table-cell>
          <table:table-cell/>
          <table:table-cell office:value-type="float" office:value="1442888670.35816" calcext:value-type="float">
            <text:p>1442888670.35816</text:p>
          </table:table-cell>
          <table:table-cell table:formula="of:=[.J59]-[.$B59]" office:value-type="float" office:value="6.26067614555359" calcext:value-type="float">
            <text:p>6.26067614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88664.16393" calcext:value-type="float">
            <text:p>1442888664.16393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5.68231844902039" calcext:value-type="float">
            <text:p>5.682318449</text:p>
          </table:table-cell>
          <table:table-cell table:formula="of:=[.C60]/([.D60]-[.D59])" office:value-type="float" office:value="987762.647979303" calcext:value-type="float">
            <text:p>987762.647979303</text:p>
          </table:table-cell>
          <table:table-cell/>
          <table:table-cell office:value-type="float" office:value="1442888669.58466" calcext:value-type="float">
            <text:p>1442888669.58466</text:p>
          </table:table-cell>
          <table:table-cell table:formula="of:=[.G60]-[.$B60]" office:value-type="float" office:value="5.42072939872742" calcext:value-type="float">
            <text:p>5.4207293987</text:p>
          </table:table-cell>
          <table:table-cell/>
          <table:table-cell office:value-type="float" office:value="1442888670.3857" calcext:value-type="float">
            <text:p>1442888670.3857</text:p>
          </table:table-cell>
          <table:table-cell table:formula="of:=[.J60]-[.$B60]" office:value-type="float" office:value="6.22176957130432" calcext:value-type="float">
            <text:p>6.221769571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88664.23032" calcext:value-type="float">
            <text:p>1442888664.23032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5.7487096786499" calcext:value-type="float">
            <text:p>5.7487096786</text:p>
          </table:table-cell>
          <table:table-cell table:formula="of:=[.C61]/([.D61]-[.D60])" office:value-type="float" office:value="988564.308361913" calcext:value-type="float">
            <text:p>988564.308361913</text:p>
          </table:table-cell>
          <table:table-cell/>
          <table:table-cell office:value-type="float" office:value="1442888669.7259" calcext:value-type="float">
            <text:p>1442888669.7259</text:p>
          </table:table-cell>
          <table:table-cell table:formula="of:=[.G61]-[.$B61]" office:value-type="float" office:value="5.49557709693909" calcext:value-type="float">
            <text:p>5.4955770969</text:p>
          </table:table-cell>
          <table:table-cell/>
          <table:table-cell office:value-type="float" office:value="1442888670.41321" calcext:value-type="float">
            <text:p>1442888670.41321</text:p>
          </table:table-cell>
          <table:table-cell table:formula="of:=[.J61]-[.$B61]" office:value-type="float" office:value="6.18288826942444" calcext:value-type="float">
            <text:p>6.182888269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88664.29678" calcext:value-type="float">
            <text:p>1442888664.29678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5.81516170501709" calcext:value-type="float">
            <text:p>5.815161705</text:p>
          </table:table-cell>
          <table:table-cell table:formula="of:=[.C62]/([.D62]-[.D61])" office:value-type="float" office:value="987659.874167623" calcext:value-type="float">
            <text:p>987659.874167623</text:p>
          </table:table-cell>
          <table:table-cell/>
          <table:table-cell office:value-type="float" office:value="1442888669.85503" calcext:value-type="float">
            <text:p>1442888669.85503</text:p>
          </table:table-cell>
          <table:table-cell table:formula="of:=[.G62]-[.$B62]" office:value-type="float" office:value="5.5582492351532" calcext:value-type="float">
            <text:p>5.5582492352</text:p>
          </table:table-cell>
          <table:table-cell/>
          <table:table-cell office:value-type="float" office:value="1442888670.44073" calcext:value-type="float">
            <text:p>1442888670.44073</text:p>
          </table:table-cell>
          <table:table-cell table:formula="of:=[.J62]-[.$B62]" office:value-type="float" office:value="6.14394879341126" calcext:value-type="float">
            <text:p>6.143948793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88664.36327" calcext:value-type="float">
            <text:p>1442888664.36327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5.88165092468262" calcext:value-type="float">
            <text:p>5.8816509247</text:p>
          </table:table-cell>
          <table:table-cell table:formula="of:=[.C63]/([.D63]-[.D62])" office:value-type="float" office:value="987107.38868888" calcext:value-type="float">
            <text:p>987107.38868888</text:p>
          </table:table-cell>
          <table:table-cell/>
          <table:table-cell office:value-type="float" office:value="1442888669.9866" calcext:value-type="float">
            <text:p>1442888669.9866</text:p>
          </table:table-cell>
          <table:table-cell table:formula="of:=[.G63]-[.$B63]" office:value-type="float" office:value="5.62333679199219" calcext:value-type="float">
            <text:p>5.623336792</text:p>
          </table:table-cell>
          <table:table-cell/>
          <table:table-cell office:value-type="float" office:value="1442888670.46821" calcext:value-type="float">
            <text:p>1442888670.46821</text:p>
          </table:table-cell>
          <table:table-cell table:formula="of:=[.J63]-[.$B63]" office:value-type="float" office:value="6.10494613647461" calcext:value-type="float">
            <text:p>6.104946136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88664.4297" calcext:value-type="float">
            <text:p>1442888664.4297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5.94809007644653" calcext:value-type="float">
            <text:p>5.9480900764</text:p>
          </table:table-cell>
          <table:table-cell table:formula="of:=[.C64]/([.D64]-[.D63])" office:value-type="float" office:value="987851.263261396" calcext:value-type="float">
            <text:p>987851.263261396</text:p>
          </table:table-cell>
          <table:table-cell/>
          <table:table-cell office:value-type="float" office:value="1442888670.12814" calcext:value-type="float">
            <text:p>1442888670.12814</text:p>
          </table:table-cell>
          <table:table-cell table:formula="of:=[.G64]-[.$B64]" office:value-type="float" office:value="5.6984384059906" calcext:value-type="float">
            <text:p>5.698438406</text:p>
          </table:table-cell>
          <table:table-cell/>
          <table:table-cell office:value-type="float" office:value="1442888670.4957" calcext:value-type="float">
            <text:p>1442888670.4957</text:p>
          </table:table-cell>
          <table:table-cell table:formula="of:=[.J64]-[.$B64]" office:value-type="float" office:value="6.06599640846252" calcext:value-type="float">
            <text:p>6.065996408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88664.49616" calcext:value-type="float">
            <text:p>1442888664.49616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6.01454591751099" calcext:value-type="float">
            <text:p>6.0145459175</text:p>
          </table:table-cell>
          <table:table-cell table:formula="of:=[.C65]/([.D65]-[.D64])" office:value-type="float" office:value="987603.180529246" calcext:value-type="float">
            <text:p>987603.180529246</text:p>
          </table:table-cell>
          <table:table-cell/>
          <table:table-cell office:value-type="float" office:value="1442888670.2704" calcext:value-type="float">
            <text:p>1442888670.2704</text:p>
          </table:table-cell>
          <table:table-cell table:formula="of:=[.G65]-[.$B65]" office:value-type="float" office:value="5.77424216270447" calcext:value-type="float">
            <text:p>5.7742421627</text:p>
          </table:table-cell>
          <table:table-cell/>
          <table:table-cell office:value-type="float" office:value="1442888670.52318" calcext:value-type="float">
            <text:p>1442888670.52318</text:p>
          </table:table-cell>
          <table:table-cell table:formula="of:=[.J65]-[.$B65]" office:value-type="float" office:value="6.02701783180237" calcext:value-type="float">
            <text:p>6.02701783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88664.56263" calcext:value-type="float">
            <text:p>1442888664.56263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6.08101797103882" calcext:value-type="float">
            <text:p>6.081017971</text:p>
          </table:table-cell>
          <table:table-cell table:formula="of:=[.C66]/([.D66]-[.D65])" office:value-type="float" office:value="987362.305160615" calcext:value-type="float">
            <text:p>987362.305160615</text:p>
          </table:table-cell>
          <table:table-cell/>
          <table:table-cell office:value-type="float" office:value="1442888670.45825" calcext:value-type="float">
            <text:p>1442888670.45825</text:p>
          </table:table-cell>
          <table:table-cell table:formula="of:=[.G66]-[.$B66]" office:value-type="float" office:value="5.89562129974365" calcext:value-type="float">
            <text:p>5.8956212997</text:p>
          </table:table-cell>
          <table:table-cell/>
          <table:table-cell office:value-type="float" office:value="1442888670.55068" calcext:value-type="float">
            <text:p>1442888670.55068</text:p>
          </table:table-cell>
          <table:table-cell table:formula="of:=[.J66]-[.$B66]" office:value-type="float" office:value="5.98804378509522" calcext:value-type="float">
            <text:p>5.98804378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88664.62919" calcext:value-type="float">
            <text:p>1442888664.62919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6.14757943153381" calcext:value-type="float">
            <text:p>6.1475794315</text:p>
          </table:table-cell>
          <table:table-cell table:formula="of:=[.C67]/([.D67]-[.D66])" office:value-type="float" office:value="986036.056179011" calcext:value-type="float">
            <text:p>986036.056179011</text:p>
          </table:table-cell>
          <table:table-cell/>
          <table:table-cell office:value-type="float" office:value="1442888670.5898" calcext:value-type="float">
            <text:p>1442888670.5898</text:p>
          </table:table-cell>
          <table:table-cell table:formula="of:=[.G67]-[.$B67]" office:value-type="float" office:value="5.96060585975647" calcext:value-type="float">
            <text:p>5.9606058598</text:p>
          </table:table-cell>
          <table:table-cell/>
          <table:table-cell office:value-type="float" office:value="1442888670.58984" calcext:value-type="float">
            <text:p>1442888670.58984</text:p>
          </table:table-cell>
          <table:table-cell table:formula="of:=[.J67]-[.$B67]" office:value-type="float" office:value="5.96064734458923" calcext:value-type="float">
            <text:p>5.960647344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88664.69569" calcext:value-type="float">
            <text:p>1442888664.69569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6.21407651901245" calcext:value-type="float">
            <text:p>6.214076519</text:p>
          </table:table-cell>
          <table:table-cell table:formula="of:=[.C68]/([.D68]-[.D67])" office:value-type="float" office:value="986990.595957821" calcext:value-type="float">
            <text:p>986990.595957821</text:p>
          </table:table-cell>
          <table:table-cell/>
          <table:table-cell office:value-type="float" office:value="1442888670.7313" calcext:value-type="float">
            <text:p>1442888670.7313</text:p>
          </table:table-cell>
          <table:table-cell table:formula="of:=[.G68]-[.$B68]" office:value-type="float" office:value="6.0356068611145" calcext:value-type="float">
            <text:p>6.0356068611</text:p>
          </table:table-cell>
          <table:table-cell/>
          <table:table-cell office:value-type="float" office:value="1442888670.73135" calcext:value-type="float">
            <text:p>1442888670.73135</text:p>
          </table:table-cell>
          <table:table-cell table:formula="of:=[.J68]-[.$B68]" office:value-type="float" office:value="6.0356559753418" calcext:value-type="float">
            <text:p>6.035655975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88664.76215" calcext:value-type="float">
            <text:p>1442888664.76215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6.28053998947144" calcext:value-type="float">
            <text:p>6.2805399895</text:p>
          </table:table-cell>
          <table:table-cell table:formula="of:=[.C69]/([.D69]-[.D68])" office:value-type="float" office:value="987489.812776215" calcext:value-type="float">
            <text:p>987489.812776215</text:p>
          </table:table-cell>
          <table:table-cell/>
          <table:table-cell office:value-type="float" office:value="1442888670.93251" calcext:value-type="float">
            <text:p>1442888670.93251</text:p>
          </table:table-cell>
          <table:table-cell table:formula="of:=[.G69]-[.$B69]" office:value-type="float" office:value="6.17035961151123" calcext:value-type="float">
            <text:p>6.1703596115</text:p>
          </table:table-cell>
          <table:table-cell/>
          <table:table-cell office:value-type="float" office:value="1442888670.93256" calcext:value-type="float">
            <text:p>1442888670.93256</text:p>
          </table:table-cell>
          <table:table-cell table:formula="of:=[.J69]-[.$B69]" office:value-type="float" office:value="6.17040276527405" calcext:value-type="float">
            <text:p>6.170402765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88664.82866" calcext:value-type="float">
            <text:p>1442888664.82866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6.34704041481018" calcext:value-type="float">
            <text:p>6.3470404148</text:p>
          </table:table-cell>
          <table:table-cell table:formula="of:=[.C70]/([.D70]-[.D69])" office:value-type="float" office:value="986941.055875636" calcext:value-type="float">
            <text:p>986941.055875636</text:p>
          </table:table-cell>
          <table:table-cell/>
          <table:table-cell office:value-type="float" office:value="1442888671.13361" calcext:value-type="float">
            <text:p>1442888671.13361</text:p>
          </table:table-cell>
          <table:table-cell table:formula="of:=[.G70]-[.$B70]" office:value-type="float" office:value="6.30495762825012" calcext:value-type="float">
            <text:p>6.3049576283</text:p>
          </table:table-cell>
          <table:table-cell/>
          <table:table-cell office:value-type="float" office:value="1442888671.13368" calcext:value-type="float">
            <text:p>1442888671.13368</text:p>
          </table:table-cell>
          <table:table-cell table:formula="of:=[.J70]-[.$B70]" office:value-type="float" office:value="6.30502581596375" calcext:value-type="float">
            <text:p>6.3050258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88664.89511" calcext:value-type="float">
            <text:p>1442888664.89511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6.41349625587463" calcext:value-type="float">
            <text:p>6.4134962559</text:p>
          </table:table-cell>
          <table:table-cell table:formula="of:=[.C71]/([.D71]-[.D70])" office:value-type="float" office:value="987603.180529246" calcext:value-type="float">
            <text:p>987603.180529246</text:p>
          </table:table-cell>
          <table:table-cell/>
          <table:table-cell office:value-type="float" office:value="1442888671.26246" calcext:value-type="float">
            <text:p>1442888671.26246</text:p>
          </table:table-cell>
          <table:table-cell table:formula="of:=[.G71]-[.$B71]" office:value-type="float" office:value="6.36734461784363" calcext:value-type="float">
            <text:p>6.3673446178</text:p>
          </table:table-cell>
          <table:table-cell/>
          <table:table-cell office:value-type="float" office:value="1442888671.2625" calcext:value-type="float">
            <text:p>1442888671.2625</text:p>
          </table:table-cell>
          <table:table-cell table:formula="of:=[.J71]-[.$B71]" office:value-type="float" office:value="6.3673939704895" calcext:value-type="float">
            <text:p>6.367393970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88664.96157" calcext:value-type="float">
            <text:p>1442888664.96157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6.47995400428772" calcext:value-type="float">
            <text:p>6.4799540043</text:p>
          </table:table-cell>
          <table:table-cell table:formula="of:=[.C72]/([.D72]-[.D71])" office:value-type="float" office:value="987574.836150733" calcext:value-type="float">
            <text:p>987574.836150733</text:p>
          </table:table-cell>
          <table:table-cell/>
          <table:table-cell office:value-type="float" office:value="1442888671.46362" calcext:value-type="float">
            <text:p>1442888671.46362</text:p>
          </table:table-cell>
          <table:table-cell table:formula="of:=[.G72]-[.$B72]" office:value-type="float" office:value="6.50205183029175" calcext:value-type="float">
            <text:p>6.5020518303</text:p>
          </table:table-cell>
          <table:table-cell/>
          <table:table-cell office:value-type="float" office:value="1442888671.46368" calcext:value-type="float">
            <text:p>1442888671.46368</text:p>
          </table:table-cell>
          <table:table-cell table:formula="of:=[.J72]-[.$B72]" office:value-type="float" office:value="6.50210905075073" calcext:value-type="float">
            <text:p>6.502109050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88665.02601" calcext:value-type="float">
            <text:p>1442888665.0260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6.54439425468445" calcext:value-type="float">
            <text:p>6.5443942547</text:p>
          </table:table-cell>
          <table:table-cell table:formula="of:=[.C73]/([.D73]-[.D72])" office:value-type="float" office:value="1018493.86983965" calcext:value-type="float">
            <text:p>1018493.86983965</text:p>
          </table:table-cell>
          <table:table-cell/>
          <table:table-cell office:value-type="float" office:value="1442888671.66473" calcext:value-type="float">
            <text:p>1442888671.66473</text:p>
          </table:table-cell>
          <table:table-cell table:formula="of:=[.G73]-[.$B73]" office:value-type="float" office:value="6.63872528076172" calcext:value-type="float">
            <text:p>6.6387252808</text:p>
          </table:table-cell>
          <table:table-cell/>
          <table:table-cell office:value-type="float" office:value="1442888671.66478" calcext:value-type="float">
            <text:p>1442888671.66478</text:p>
          </table:table-cell>
          <table:table-cell table:formula="of:=[.J73]-[.$B73]" office:value-type="float" office:value="6.63877248764038" calcext:value-type="float">
            <text:p>6.638772487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88665.08952" calcext:value-type="float">
            <text:p>1442888665.08952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6.60790181159973" calcext:value-type="float">
            <text:p>6.6079018116</text:p>
          </table:table-cell>
          <table:table-cell table:formula="of:=[.C74]/([.D74]-[.D73])" office:value-type="float" office:value="1033451.81562488" calcext:value-type="float">
            <text:p>1033451.81562488</text:p>
          </table:table-cell>
          <table:table-cell/>
          <table:table-cell office:value-type="float" office:value="1442888671.86583" calcext:value-type="float">
            <text:p>1442888671.86583</text:p>
          </table:table-cell>
          <table:table-cell table:formula="of:=[.G74]-[.$B74]" office:value-type="float" office:value="6.77631139755249" calcext:value-type="float">
            <text:p>6.7763113976</text:p>
          </table:table-cell>
          <table:table-cell/>
          <table:table-cell office:value-type="float" office:value="1442888671.86589" calcext:value-type="float">
            <text:p>1442888671.86589</text:p>
          </table:table-cell>
          <table:table-cell table:formula="of:=[.J74]-[.$B74]" office:value-type="float" office:value="6.77637815475464" calcext:value-type="float">
            <text:p>6.77637815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88665.15305" calcext:value-type="float">
            <text:p>1442888665.15305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6.6714334487915" calcext:value-type="float">
            <text:p>6.6714334488</text:p>
          </table:table-cell>
          <table:table-cell table:formula="of:=[.C75]/([.D75]-[.D74])" office:value-type="float" office:value="1033060.10833449" calcext:value-type="float">
            <text:p>1033060.10833449</text:p>
          </table:table-cell>
          <table:table-cell/>
          <table:table-cell office:value-type="float" office:value="1442888672.06683" calcext:value-type="float">
            <text:p>1442888672.06683</text:p>
          </table:table-cell>
          <table:table-cell table:formula="of:=[.G75]-[.$B75]" office:value-type="float" office:value="6.91377711296082" calcext:value-type="float">
            <text:p>6.913777113</text:p>
          </table:table-cell>
          <table:table-cell/>
          <table:table-cell office:value-type="float" office:value="1442888672.06687" calcext:value-type="float">
            <text:p>1442888672.06687</text:p>
          </table:table-cell>
          <table:table-cell table:formula="of:=[.J75]-[.$B75]" office:value-type="float" office:value="6.91382265090942" calcext:value-type="float">
            <text:p>6.913822650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88665.21676" calcext:value-type="float">
            <text:p>1442888665.2167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6.7351405620575" calcext:value-type="float">
            <text:p>6.7351405621</text:p>
          </table:table-cell>
          <table:table-cell table:formula="of:=[.C76]/([.D76]-[.D75])" office:value-type="float" office:value="1030214.62808983" calcext:value-type="float">
            <text:p>1030214.62808983</text:p>
          </table:table-cell>
          <table:table-cell/>
          <table:table-cell office:value-type="float" office:value="1442888672.19789" calcext:value-type="float">
            <text:p>1442888672.19789</text:p>
          </table:table-cell>
          <table:table-cell table:formula="of:=[.G76]-[.$B76]" office:value-type="float" office:value="6.98113131523132" calcext:value-type="float">
            <text:p>6.9811313152</text:p>
          </table:table-cell>
          <table:table-cell/>
          <table:table-cell office:value-type="float" office:value="1442888672.19795" calcext:value-type="float">
            <text:p>1442888672.19795</text:p>
          </table:table-cell>
          <table:table-cell table:formula="of:=[.J76]-[.$B76]" office:value-type="float" office:value="6.98119282722473" calcext:value-type="float">
            <text:p>6.98119282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88665.2804" calcext:value-type="float">
            <text:p>1442888665.2804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6.79878926277161" calcext:value-type="float">
            <text:p>6.7987892628</text:p>
          </table:table-cell>
          <table:table-cell table:formula="of:=[.C77]/([.D77]-[.D76])" office:value-type="float" office:value="1031160.09067957" calcext:value-type="float">
            <text:p>1031160.09067957</text:p>
          </table:table-cell>
          <table:table-cell/>
          <table:table-cell office:value-type="float" office:value="1442888672.3056" calcext:value-type="float">
            <text:p>1442888672.3056</text:p>
          </table:table-cell>
          <table:table-cell table:formula="of:=[.G77]-[.$B77]" office:value-type="float" office:value="7.0251989364624" calcext:value-type="float">
            <text:p>7.0251989365</text:p>
          </table:table-cell>
          <table:table-cell/>
          <table:table-cell office:value-type="float" office:value="1442888672.30565" calcext:value-type="float">
            <text:p>1442888672.30565</text:p>
          </table:table-cell>
          <table:table-cell table:formula="of:=[.J77]-[.$B77]" office:value-type="float" office:value="7.0252411365509" calcext:value-type="float">
            <text:p>7.025241136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88665.34405" calcext:value-type="float">
            <text:p>1442888665.34405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6.86243510246277" calcext:value-type="float">
            <text:p>6.8624351025</text:p>
          </table:table-cell>
          <table:table-cell table:formula="of:=[.C78]/([.D78]-[.D77])" office:value-type="float" office:value="1031206.44363364" calcext:value-type="float">
            <text:p>1031206.44363364</text:p>
          </table:table-cell>
          <table:table-cell/>
          <table:table-cell office:value-type="float" office:value="1442888672.38285" calcext:value-type="float">
            <text:p>1442888672.38285</text:p>
          </table:table-cell>
          <table:table-cell table:formula="of:=[.G78]-[.$B78]" office:value-type="float" office:value="7.03880476951599" calcext:value-type="float">
            <text:p>7.0388047695</text:p>
          </table:table-cell>
          <table:table-cell/>
          <table:table-cell office:value-type="float" office:value="1442888672.38289" calcext:value-type="float">
            <text:p>1442888672.38289</text:p>
          </table:table-cell>
          <table:table-cell table:formula="of:=[.J78]-[.$B78]" office:value-type="float" office:value="7.03884315490723" calcext:value-type="float">
            <text:p>7.038843154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88665.40769" calcext:value-type="float">
            <text:p>1442888665.40769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6.9260790348053" calcext:value-type="float">
            <text:p>6.9260790348</text:p>
          </table:table-cell>
          <table:table-cell table:formula="of:=[.C79]/([.D79]-[.D78])" office:value-type="float" office:value="1031237.34791827" calcext:value-type="float">
            <text:p>1031237.34791827</text:p>
          </table:table-cell>
          <table:table-cell/>
          <table:table-cell office:value-type="float" office:value="1442888672.46033" calcext:value-type="float">
            <text:p>1442888672.46033</text:p>
          </table:table-cell>
          <table:table-cell table:formula="of:=[.G79]-[.$B79]" office:value-type="float" office:value="7.05263710021973" calcext:value-type="float">
            <text:p>7.0526371002</text:p>
          </table:table-cell>
          <table:table-cell/>
          <table:table-cell office:value-type="float" office:value="1442888672.46045" calcext:value-type="float">
            <text:p>1442888672.46045</text:p>
          </table:table-cell>
          <table:table-cell table:formula="of:=[.J79]-[.$B79]" office:value-type="float" office:value="7.05275678634644" calcext:value-type="float">
            <text:p>7.052756786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88665.47121" calcext:value-type="float">
            <text:p>1442888665.47121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6.98959159851074" calcext:value-type="float">
            <text:p>6.9895915985</text:p>
          </table:table-cell>
          <table:table-cell table:formula="of:=[.C80]/([.D80]-[.D79])" office:value-type="float" office:value="1033370.34707629" calcext:value-type="float">
            <text:p>1033370.34707629</text:p>
          </table:table-cell>
          <table:table-cell/>
          <table:table-cell office:value-type="float" office:value="1442888672.51168" calcext:value-type="float">
            <text:p>1442888672.51168</text:p>
          </table:table-cell>
          <table:table-cell table:formula="of:=[.G80]-[.$B80]" office:value-type="float" office:value="7.04047465324402" calcext:value-type="float">
            <text:p>7.0404746532</text:p>
          </table:table-cell>
          <table:table-cell/>
          <table:table-cell office:value-type="float" office:value="1442888672.51172" calcext:value-type="float">
            <text:p>1442888672.51172</text:p>
          </table:table-cell>
          <table:table-cell table:formula="of:=[.J80]-[.$B80]" office:value-type="float" office:value="7.04051208496094" calcext:value-type="float">
            <text:p>7.0405120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88665.53473" calcext:value-type="float">
            <text:p>1442888665.53473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7.05311298370361" calcext:value-type="float">
            <text:p>7.0531129837</text:p>
          </table:table-cell>
          <table:table-cell table:formula="of:=[.C81]/([.D81]-[.D80])" office:value-type="float" office:value="1033226.83850046" calcext:value-type="float">
            <text:p>1033226.83850046</text:p>
          </table:table-cell>
          <table:table-cell/>
          <table:table-cell office:value-type="float" office:value="1442888672.58902" calcext:value-type="float">
            <text:p>1442888672.58902</text:p>
          </table:table-cell>
          <table:table-cell table:formula="of:=[.G81]-[.$B81]" office:value-type="float" office:value="7.05429577827454" calcext:value-type="float">
            <text:p>7.0542957783</text:p>
          </table:table-cell>
          <table:table-cell/>
          <table:table-cell office:value-type="float" office:value="1442888672.58906" calcext:value-type="float">
            <text:p>1442888672.58906</text:p>
          </table:table-cell>
          <table:table-cell table:formula="of:=[.J81]-[.$B81]" office:value-type="float" office:value="7.05433440208435" calcext:value-type="float">
            <text:p>7.05433440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88665.59818" calcext:value-type="float">
            <text:p>1442888665.59818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7.11656880378723" calcext:value-type="float">
            <text:p>7.1165688038</text:p>
          </table:table-cell>
          <table:table-cell table:formula="of:=[.C82]/([.D82]-[.D81])" office:value-type="float" office:value="1034294.41008743" calcext:value-type="float">
            <text:p>1034294.41008743</text:p>
          </table:table-cell>
          <table:table-cell/>
          <table:table-cell office:value-type="float" office:value="1442888672.66639" calcext:value-type="float">
            <text:p>1442888672.66639</text:p>
          </table:table-cell>
          <table:table-cell table:formula="of:=[.G82]-[.$B82]" office:value-type="float" office:value="7.06820225715637" calcext:value-type="float">
            <text:p>7.0682022572</text:p>
          </table:table-cell>
          <table:table-cell/>
          <table:table-cell office:value-type="float" office:value="1442888672.66643" calcext:value-type="float">
            <text:p>1442888672.66643</text:p>
          </table:table-cell>
          <table:table-cell table:formula="of:=[.J82]-[.$B82]" office:value-type="float" office:value="7.06824851036072" calcext:value-type="float">
            <text:p>7.06824851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88665.66163" calcext:value-type="float">
            <text:p>1442888665.66163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7.18002009391785" calcext:value-type="float">
            <text:p>7.1800200939</text:p>
          </table:table-cell>
          <table:table-cell table:formula="of:=[.C83]/([.D83]-[.D82])" office:value-type="float" office:value="1034368.2510615" calcext:value-type="float">
            <text:p>1034368.2510615</text:p>
          </table:table-cell>
          <table:table-cell/>
          <table:table-cell office:value-type="float" office:value="1442888672.74372" calcext:value-type="float">
            <text:p>1442888672.74372</text:p>
          </table:table-cell>
          <table:table-cell table:formula="of:=[.G83]-[.$B83]" office:value-type="float" office:value="7.08208751678467" calcext:value-type="float">
            <text:p>7.0820875168</text:p>
          </table:table-cell>
          <table:table-cell/>
          <table:table-cell office:value-type="float" office:value="1442888672.74377" calcext:value-type="float">
            <text:p>1442888672.74377</text:p>
          </table:table-cell>
          <table:table-cell table:formula="of:=[.J83]-[.$B83]" office:value-type="float" office:value="7.0821328163147" calcext:value-type="float">
            <text:p>7.082132816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88665.72505" calcext:value-type="float">
            <text:p>1442888665.72505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7.24343514442444" calcext:value-type="float">
            <text:p>7.2434351444</text:p>
          </table:table-cell>
          <table:table-cell table:formula="of:=[.C84]/([.D84]-[.D83])" office:value-type="float" office:value="1034959.35863329" calcext:value-type="float">
            <text:p>1034959.35863329</text:p>
          </table:table-cell>
          <table:table-cell/>
          <table:table-cell office:value-type="float" office:value="1442888672.80815" calcext:value-type="float">
            <text:p>1442888672.80815</text:p>
          </table:table-cell>
          <table:table-cell table:formula="of:=[.G84]-[.$B84]" office:value-type="float" office:value="7.08310055732727" calcext:value-type="float">
            <text:p>7.0831005573</text:p>
          </table:table-cell>
          <table:table-cell/>
          <table:table-cell office:value-type="float" office:value="1442888672.8082" calcext:value-type="float">
            <text:p>1442888672.8082</text:p>
          </table:table-cell>
          <table:table-cell table:formula="of:=[.J84]-[.$B84]" office:value-type="float" office:value="7.08315467834473" calcext:value-type="float">
            <text:p>7.083154678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88665.78852" calcext:value-type="float">
            <text:p>1442888665.78852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7.30690050125122" calcext:value-type="float">
            <text:p>7.3069005013</text:p>
          </table:table-cell>
          <table:table-cell table:formula="of:=[.C85]/([.D85]-[.D84])" office:value-type="float" office:value="1034138.98986074" calcext:value-type="float">
            <text:p>1034138.98986074</text:p>
          </table:table-cell>
          <table:table-cell/>
          <table:table-cell office:value-type="float" office:value="1442888672.88542" calcext:value-type="float">
            <text:p>1442888672.88542</text:p>
          </table:table-cell>
          <table:table-cell table:formula="of:=[.G85]-[.$B85]" office:value-type="float" office:value="7.09690690040588" calcext:value-type="float">
            <text:p>7.0969069004</text:p>
          </table:table-cell>
          <table:table-cell/>
          <table:table-cell office:value-type="float" office:value="1442888672.88547" calcext:value-type="float">
            <text:p>1442888672.88547</text:p>
          </table:table-cell>
          <table:table-cell table:formula="of:=[.J85]-[.$B85]" office:value-type="float" office:value="7.09695506095886" calcext:value-type="float">
            <text:p>7.09695506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88665.852" calcext:value-type="float">
            <text:p>1442888665.852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7.37038660049439" calcext:value-type="float">
            <text:p>7.3703866005</text:p>
          </table:table-cell>
          <table:table-cell table:formula="of:=[.C86]/([.D86]-[.D85])" office:value-type="float" office:value="1033801.11209253" calcext:value-type="float">
            <text:p>1033801.11209253</text:p>
          </table:table-cell>
          <table:table-cell/>
          <table:table-cell office:value-type="float" office:value="1442888672.96268" calcext:value-type="float">
            <text:p>1442888672.96268</text:p>
          </table:table-cell>
          <table:table-cell table:formula="of:=[.G86]-[.$B86]" office:value-type="float" office:value="7.11067748069763" calcext:value-type="float">
            <text:p>7.1106774807</text:p>
          </table:table-cell>
          <table:table-cell/>
          <table:table-cell office:value-type="float" office:value="1442888672.96274" calcext:value-type="float">
            <text:p>1442888672.96274</text:p>
          </table:table-cell>
          <table:table-cell table:formula="of:=[.J86]-[.$B86]" office:value-type="float" office:value="7.11073660850525" calcext:value-type="float">
            <text:p>7.11073660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88665.91538" calcext:value-type="float">
            <text:p>1442888665.9153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7.43376111984253" calcext:value-type="float">
            <text:p>7.4337611198</text:p>
          </table:table-cell>
          <table:table-cell table:formula="of:=[.C87]/([.D87]-[.D86])" office:value-type="float" office:value="1035621.26663958" calcext:value-type="float">
            <text:p>1035621.26663958</text:p>
          </table:table-cell>
          <table:table-cell/>
          <table:table-cell office:value-type="float" office:value="1442888673.03851" calcext:value-type="float">
            <text:p>1442888673.03851</text:p>
          </table:table-cell>
          <table:table-cell table:formula="of:=[.G87]-[.$B87]" office:value-type="float" office:value="7.12313890457153" calcext:value-type="float">
            <text:p>7.1231389046</text:p>
          </table:table-cell>
          <table:table-cell/>
          <table:table-cell office:value-type="float" office:value="1442888673.03858" calcext:value-type="float">
            <text:p>1442888673.03858</text:p>
          </table:table-cell>
          <table:table-cell table:formula="of:=[.J87]-[.$B87]" office:value-type="float" office:value="7.12320113182068" calcext:value-type="float">
            <text:p>7.12320113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88665.97876" calcext:value-type="float">
            <text:p>1442888665.97876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7.49714231491089" calcext:value-type="float">
            <text:p>7.4971423149</text:p>
          </table:table-cell>
          <table:table-cell table:formula="of:=[.C88]/([.D88]-[.D87])" office:value-type="float" office:value="1035512.18826362" calcext:value-type="float">
            <text:p>1035512.18826362</text:p>
          </table:table-cell>
          <table:table-cell/>
          <table:table-cell office:value-type="float" office:value="1442888673.11111" calcext:value-type="float">
            <text:p>1442888673.11111</text:p>
          </table:table-cell>
          <table:table-cell table:formula="of:=[.G88]-[.$B88]" office:value-type="float" office:value="7.13234806060791" calcext:value-type="float">
            <text:p>7.1323480606</text:p>
          </table:table-cell>
          <table:table-cell/>
          <table:table-cell office:value-type="float" office:value="1442888673.11115" calcext:value-type="float">
            <text:p>1442888673.11115</text:p>
          </table:table-cell>
          <table:table-cell table:formula="of:=[.J88]-[.$B88]" office:value-type="float" office:value="7.13238835334778" calcext:value-type="float">
            <text:p>7.132388353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88666.04013" calcext:value-type="float">
            <text:p>1442888666.04013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7.55851793289185" calcext:value-type="float">
            <text:p>7.5585179329</text:p>
          </table:table-cell>
          <table:table-cell table:formula="of:=[.C89]/([.D89]-[.D88])" office:value-type="float" office:value="1069349.72158429" calcext:value-type="float">
            <text:p>1069349.72158429</text:p>
          </table:table-cell>
          <table:table-cell/>
          <table:table-cell office:value-type="float" office:value="1442888673.15959" calcext:value-type="float">
            <text:p>1442888673.15959</text:p>
          </table:table-cell>
          <table:table-cell table:formula="of:=[.G89]-[.$B89]" office:value-type="float" office:value="7.1194543838501" calcext:value-type="float">
            <text:p>7.1194543839</text:p>
          </table:table-cell>
          <table:table-cell/>
          <table:table-cell office:value-type="float" office:value="1442888673.15963" calcext:value-type="float">
            <text:p>1442888673.15963</text:p>
          </table:table-cell>
          <table:table-cell table:formula="of:=[.J89]-[.$B89]" office:value-type="float" office:value="7.1195011138916" calcext:value-type="float">
            <text:p>7.11950111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88666.10045" calcext:value-type="float">
            <text:p>1442888666.10045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7.6188395023346" calcext:value-type="float">
            <text:p>7.6188395023</text:p>
          </table:table-cell>
          <table:table-cell table:formula="of:=[.C90]/([.D90]-[.D89])" office:value-type="float" office:value="1088035.35130649" calcext:value-type="float">
            <text:p>1088035.35130649</text:p>
          </table:table-cell>
          <table:table-cell/>
          <table:table-cell office:value-type="float" office:value="1442888673.23218" calcext:value-type="float">
            <text:p>1442888673.23218</text:p>
          </table:table-cell>
          <table:table-cell table:formula="of:=[.G90]-[.$B90]" office:value-type="float" office:value="7.13172197341919" calcext:value-type="float">
            <text:p>7.1317219734</text:p>
          </table:table-cell>
          <table:table-cell/>
          <table:table-cell office:value-type="float" office:value="1442888673.23222" calcext:value-type="float">
            <text:p>1442888673.23222</text:p>
          </table:table-cell>
          <table:table-cell table:formula="of:=[.J90]-[.$B90]" office:value-type="float" office:value="7.13176202774048" calcext:value-type="float">
            <text:p>7.131762027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88666.16079" calcext:value-type="float">
            <text:p>1442888666.16079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7.67917060852051" calcext:value-type="float">
            <text:p>7.6791706085</text:p>
          </table:table-cell>
          <table:table-cell table:formula="of:=[.C91]/([.D91]-[.D90])" office:value-type="float" office:value="1087863.36185768" calcext:value-type="float">
            <text:p>1087863.36185768</text:p>
          </table:table-cell>
          <table:table-cell/>
          <table:table-cell office:value-type="float" office:value="1442888673.30503" calcext:value-type="float">
            <text:p>1442888673.30503</text:p>
          </table:table-cell>
          <table:table-cell table:formula="of:=[.G91]-[.$B91]" office:value-type="float" office:value="7.1442494392395" calcext:value-type="float">
            <text:p>7.1442494392</text:p>
          </table:table-cell>
          <table:table-cell/>
          <table:table-cell office:value-type="float" office:value="1442888673.30508" calcext:value-type="float">
            <text:p>1442888673.30508</text:p>
          </table:table-cell>
          <table:table-cell table:formula="of:=[.J91]-[.$B91]" office:value-type="float" office:value="7.14429354667664" calcext:value-type="float">
            <text:p>7.14429354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88666.22117" calcext:value-type="float">
            <text:p>1442888666.22117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7.73955726623535" calcext:value-type="float">
            <text:p>7.7395572662</text:p>
          </table:table-cell>
          <table:table-cell table:formula="of:=[.C92]/([.D92]-[.D91])" office:value-type="float" office:value="1086862.60315856" calcext:value-type="float">
            <text:p>1086862.60315856</text:p>
          </table:table-cell>
          <table:table-cell/>
          <table:table-cell office:value-type="float" office:value="1442888673.36555" calcext:value-type="float">
            <text:p>1442888673.36555</text:p>
          </table:table-cell>
          <table:table-cell table:formula="of:=[.G92]-[.$B92]" office:value-type="float" office:value="7.14437794685364" calcext:value-type="float">
            <text:p>7.1443779469</text:p>
          </table:table-cell>
          <table:table-cell/>
          <table:table-cell office:value-type="float" office:value="1442888673.3656" calcext:value-type="float">
            <text:p>1442888673.3656</text:p>
          </table:table-cell>
          <table:table-cell table:formula="of:=[.J92]-[.$B92]" office:value-type="float" office:value="7.14442992210388" calcext:value-type="float">
            <text:p>7.144429922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88666.28159" calcext:value-type="float">
            <text:p>1442888666.28159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7.79997944831848" calcext:value-type="float">
            <text:p>7.7999794483</text:p>
          </table:table-cell>
          <table:table-cell table:formula="of:=[.C93]/([.D93]-[.D92])" office:value-type="float" office:value="1086223.59764668" calcext:value-type="float">
            <text:p>1086223.59764668</text:p>
          </table:table-cell>
          <table:table-cell/>
          <table:table-cell office:value-type="float" office:value="1442888673.43819" calcext:value-type="float">
            <text:p>1442888673.43819</text:p>
          </table:table-cell>
          <table:table-cell table:formula="of:=[.G93]-[.$B93]" office:value-type="float" office:value="7.1565957069397" calcext:value-type="float">
            <text:p>7.1565957069</text:p>
          </table:table-cell>
          <table:table-cell/>
          <table:table-cell office:value-type="float" office:value="1442888673.43824" calcext:value-type="float">
            <text:p>1442888673.43824</text:p>
          </table:table-cell>
          <table:table-cell table:formula="of:=[.J93]-[.$B93]" office:value-type="float" office:value="7.15664744377136" calcext:value-type="float">
            <text:p>7.156647443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88666.34203" calcext:value-type="float">
            <text:p>1442888666.3420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7.86041879653931" calcext:value-type="float">
            <text:p>7.8604187965</text:p>
          </table:table-cell>
          <table:table-cell table:formula="of:=[.C94]/([.D94]-[.D93])" office:value-type="float" office:value="1085915.08565252" calcext:value-type="float">
            <text:p>1085915.08565252</text:p>
          </table:table-cell>
          <table:table-cell/>
          <table:table-cell office:value-type="float" office:value="1442888673.51084" calcext:value-type="float">
            <text:p>1442888673.51084</text:p>
          </table:table-cell>
          <table:table-cell table:formula="of:=[.G94]-[.$B94]" office:value-type="float" office:value="7.1688027381897" calcext:value-type="float">
            <text:p>7.1688027382</text:p>
          </table:table-cell>
          <table:table-cell/>
          <table:table-cell office:value-type="float" office:value="1442888673.51089" calcext:value-type="float">
            <text:p>1442888673.51089</text:p>
          </table:table-cell>
          <table:table-cell table:formula="of:=[.J94]-[.$B94]" office:value-type="float" office:value="7.16885471343994" calcext:value-type="float">
            <text:p>7.168854713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88666.40246" calcext:value-type="float">
            <text:p>1442888666.40246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7.92084836959839" calcext:value-type="float">
            <text:p>7.9208483696</text:p>
          </table:table-cell>
          <table:table-cell table:formula="of:=[.C95]/([.D95]-[.D94])" office:value-type="float" office:value="1086090.74460664" calcext:value-type="float">
            <text:p>1086090.74460664</text:p>
          </table:table-cell>
          <table:table-cell/>
          <table:table-cell office:value-type="float" office:value="1442888673.58343" calcext:value-type="float">
            <text:p>1442888673.58343</text:p>
          </table:table-cell>
          <table:table-cell table:formula="of:=[.G95]-[.$B95]" office:value-type="float" office:value="7.18096399307251" calcext:value-type="float">
            <text:p>7.1809639931</text:p>
          </table:table-cell>
          <table:table-cell/>
          <table:table-cell office:value-type="float" office:value="1442888673.58347" calcext:value-type="float">
            <text:p>1442888673.58347</text:p>
          </table:table-cell>
          <table:table-cell table:formula="of:=[.J95]-[.$B95]" office:value-type="float" office:value="7.18100380897522" calcext:value-type="float">
            <text:p>7.1810038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88666.46285" calcext:value-type="float">
            <text:p>1442888666.46285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7.9812331199646" calcext:value-type="float">
            <text:p>7.98123312</text:p>
          </table:table-cell>
          <table:table-cell table:formula="of:=[.C96]/([.D96]-[.D95])" office:value-type="float" office:value="1086896.93344705" calcext:value-type="float">
            <text:p>1086896.93344705</text:p>
          </table:table-cell>
          <table:table-cell/>
          <table:table-cell office:value-type="float" office:value="1442888673.65619" calcext:value-type="float">
            <text:p>1442888673.65619</text:p>
          </table:table-cell>
          <table:table-cell table:formula="of:=[.G96]-[.$B96]" office:value-type="float" office:value="7.19334030151367" calcext:value-type="float">
            <text:p>7.1933403015</text:p>
          </table:table-cell>
          <table:table-cell/>
          <table:table-cell office:value-type="float" office:value="1442888673.65622" calcext:value-type="float">
            <text:p>1442888673.65622</text:p>
          </table:table-cell>
          <table:table-cell table:formula="of:=[.J96]-[.$B96]" office:value-type="float" office:value="7.19337296485901" calcext:value-type="float">
            <text:p>7.193372964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88666.52325" calcext:value-type="float">
            <text:p>1442888666.52325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8.04163360595703" calcext:value-type="float">
            <text:p>8.041633606</text:p>
          </table:table-cell>
          <table:table-cell table:formula="of:=[.C97]/([.D97]-[.D96])" office:value-type="float" office:value="1086613.77340944" calcext:value-type="float">
            <text:p>1086613.77340944</text:p>
          </table:table-cell>
          <table:table-cell/>
          <table:table-cell office:value-type="float" office:value="1442888673.72884" calcext:value-type="float">
            <text:p>1442888673.72884</text:p>
          </table:table-cell>
          <table:table-cell table:formula="of:=[.G97]-[.$B97]" office:value-type="float" office:value="7.20559358596802" calcext:value-type="float">
            <text:p>7.205593586</text:p>
          </table:table-cell>
          <table:table-cell/>
          <table:table-cell office:value-type="float" office:value="1442888673.72888" calcext:value-type="float">
            <text:p>1442888673.72888</text:p>
          </table:table-cell>
          <table:table-cell table:formula="of:=[.J97]-[.$B97]" office:value-type="float" office:value="7.20563364028931" calcext:value-type="float">
            <text:p>7.205633640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88666.58367" calcext:value-type="float">
            <text:p>1442888666.58367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8.10205960273743" calcext:value-type="float">
            <text:p>8.1020596027</text:p>
          </table:table-cell>
          <table:table-cell table:formula="of:=[.C98]/([.D98]-[.D97])" office:value-type="float" office:value="1086155.02427746" calcext:value-type="float">
            <text:p>1086155.02427746</text:p>
          </table:table-cell>
          <table:table-cell/>
          <table:table-cell office:value-type="float" office:value="1442888673.77748" calcext:value-type="float">
            <text:p>1442888673.77748</text:p>
          </table:table-cell>
          <table:table-cell table:formula="of:=[.G98]-[.$B98]" office:value-type="float" office:value="7.19380593299866" calcext:value-type="float">
            <text:p>7.193805933</text:p>
          </table:table-cell>
          <table:table-cell/>
          <table:table-cell office:value-type="float" office:value="1442888673.77752" calcext:value-type="float">
            <text:p>1442888673.77752</text:p>
          </table:table-cell>
          <table:table-cell table:formula="of:=[.J98]-[.$B98]" office:value-type="float" office:value="7.19384431838989" calcext:value-type="float">
            <text:p>7.19384431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88666.64411" calcext:value-type="float">
            <text:p>1442888666.64411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8.16249680519104" calcext:value-type="float">
            <text:p>8.1624968052</text:p>
          </table:table-cell>
          <table:table-cell table:formula="of:=[.C99]/([.D99]-[.D98])" office:value-type="float" office:value="1085953.64006754" calcext:value-type="float">
            <text:p>1085953.64006754</text:p>
          </table:table-cell>
          <table:table-cell/>
          <table:table-cell office:value-type="float" office:value="1442888673.84998" calcext:value-type="float">
            <text:p>1442888673.84998</text:p>
          </table:table-cell>
          <table:table-cell table:formula="of:=[.G99]-[.$B99]" office:value-type="float" office:value="7.20587253570557" calcext:value-type="float">
            <text:p>7.2058725357</text:p>
          </table:table-cell>
          <table:table-cell/>
          <table:table-cell office:value-type="float" office:value="1442888673.85003" calcext:value-type="float">
            <text:p>1442888673.85003</text:p>
          </table:table-cell>
          <table:table-cell table:formula="of:=[.J99]-[.$B99]" office:value-type="float" office:value="7.20591735839844" calcext:value-type="float">
            <text:p>7.205917358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88666.7046" calcext:value-type="float">
            <text:p>1442888666.704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8.22298693656921" calcext:value-type="float">
            <text:p>8.2229869366</text:p>
          </table:table-cell>
          <table:table-cell table:formula="of:=[.C100]/([.D100]-[.D99])" office:value-type="float" office:value="1085003.42956242" calcext:value-type="float">
            <text:p>1085003.42956242</text:p>
          </table:table-cell>
          <table:table-cell/>
          <table:table-cell office:value-type="float" office:value="1442888673.93481" calcext:value-type="float">
            <text:p>1442888673.93481</text:p>
          </table:table-cell>
          <table:table-cell table:formula="of:=[.G100]-[.$B100]" office:value-type="float" office:value="7.23020744323731" calcext:value-type="float">
            <text:p>7.2302074432</text:p>
          </table:table-cell>
          <table:table-cell/>
          <table:table-cell office:value-type="float" office:value="1442888673.93485" calcext:value-type="float">
            <text:p>1442888673.93485</text:p>
          </table:table-cell>
          <table:table-cell table:formula="of:=[.J100]-[.$B100]" office:value-type="float" office:value="7.23024821281433" calcext:value-type="float">
            <text:p>7.230248212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88666.765" calcext:value-type="float">
            <text:p>1442888666.765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8.28338932991028" calcext:value-type="float">
            <text:p>8.2833893299</text:p>
          </table:table-cell>
          <table:table-cell table:formula="of:=[.C101]/([.D101]-[.D100])" office:value-type="float" office:value="1086579.4610059" calcext:value-type="float">
            <text:p>1086579.4610059</text:p>
          </table:table-cell>
          <table:table-cell/>
          <table:table-cell office:value-type="float" office:value="1442888673.98319" calcext:value-type="float">
            <text:p>1442888673.98319</text:p>
          </table:table-cell>
          <table:table-cell table:formula="of:=[.G101]-[.$B101]" office:value-type="float" office:value="7.21818542480469" calcext:value-type="float">
            <text:p>7.2181854248</text:p>
          </table:table-cell>
          <table:table-cell/>
          <table:table-cell office:value-type="float" office:value="1442888673.98322" calcext:value-type="float">
            <text:p>1442888673.98322</text:p>
          </table:table-cell>
          <table:table-cell table:formula="of:=[.J101]-[.$B101]" office:value-type="float" office:value="7.21822023391724" calcext:value-type="float">
            <text:p>7.21822023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88666.82544" calcext:value-type="float">
            <text:p>1442888666.82544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8.3438286781311" calcext:value-type="float">
            <text:p>8.3438286781</text:p>
          </table:table-cell>
          <table:table-cell table:formula="of:=[.C102]/([.D102]-[.D101])" office:value-type="float" office:value="1085915.08565252" calcext:value-type="float">
            <text:p>1085915.08565252</text:p>
          </table:table-cell>
          <table:table-cell/>
          <table:table-cell office:value-type="float" office:value="1442888674.06139" calcext:value-type="float">
            <text:p>1442888674.06139</text:p>
          </table:table-cell>
          <table:table-cell table:formula="of:=[.G102]-[.$B102]" office:value-type="float" office:value="7.23594403266907" calcext:value-type="float">
            <text:p>7.2359440327</text:p>
          </table:table-cell>
          <table:table-cell/>
          <table:table-cell office:value-type="float" office:value="1442888674.06145" calcext:value-type="float">
            <text:p>1442888674.06145</text:p>
          </table:table-cell>
          <table:table-cell table:formula="of:=[.J102]-[.$B102]" office:value-type="float" office:value="7.23600387573242" calcext:value-type="float">
            <text:p>7.236003875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88666.88588" calcext:value-type="float">
            <text:p>1442888666.88588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8.4042694568634" calcext:value-type="float">
            <text:p>8.4042694569</text:p>
          </table:table-cell>
          <table:table-cell table:formula="of:=[.C103]/([.D103]-[.D102])" office:value-type="float" office:value="1085889.38423002" calcext:value-type="float">
            <text:p>1085889.38423002</text:p>
          </table:table-cell>
          <table:table-cell/>
          <table:table-cell office:value-type="float" office:value="1442888674.14184" calcext:value-type="float">
            <text:p>1442888674.14184</text:p>
          </table:table-cell>
          <table:table-cell table:formula="of:=[.G103]-[.$B103]" office:value-type="float" office:value="7.25595498085022" calcext:value-type="float">
            <text:p>7.2559549809</text:p>
          </table:table-cell>
          <table:table-cell/>
          <table:table-cell office:value-type="float" office:value="1442888674.14189" calcext:value-type="float">
            <text:p>1442888674.14189</text:p>
          </table:table-cell>
          <table:table-cell table:formula="of:=[.J103]-[.$B103]" office:value-type="float" office:value="7.25600266456604" calcext:value-type="float">
            <text:p>7.256002664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88666.94632" calcext:value-type="float">
            <text:p>1442888666.94632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8.46470332145691" calcext:value-type="float">
            <text:p>8.4647033215</text:p>
          </table:table-cell>
          <table:table-cell table:formula="of:=[.C104]/([.D104]-[.D103])" office:value-type="float" office:value="1086013.61904386" calcext:value-type="float">
            <text:p>1086013.61904386</text:p>
          </table:table-cell>
          <table:table-cell/>
          <table:table-cell office:value-type="float" office:value="1442888674.22275" calcext:value-type="float">
            <text:p>1442888674.22275</text:p>
          </table:table-cell>
          <table:table-cell table:formula="of:=[.G104]-[.$B104]" office:value-type="float" office:value="7.27642846107483" calcext:value-type="float">
            <text:p>7.2764284611</text:p>
          </table:table-cell>
          <table:table-cell/>
          <table:table-cell office:value-type="float" office:value="1442888674.2228" calcext:value-type="float">
            <text:p>1442888674.2228</text:p>
          </table:table-cell>
          <table:table-cell table:formula="of:=[.J104]-[.$B104]" office:value-type="float" office:value="7.27648282051086" calcext:value-type="float">
            <text:p>7.276482820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88680.00872" calcext:value-type="float">
            <text:p>1442888680.00872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1.5271077156067" calcext:value-type="float">
            <text:p>21.5271077156</text:p>
          </table:table-cell>
          <table:table-cell table:formula="of:=[.C105]/([.D105]-[.D104])" office:value-type="float" office:value="5024.49610497394" calcext:value-type="float">
            <text:p>5024.4961049739</text:p>
          </table:table-cell>
          <table:table-cell/>
          <table:table-cell office:value-type="float" office:value="1442888680.3693" calcext:value-type="float">
            <text:p>1442888680.3693</text:p>
          </table:table-cell>
          <table:table-cell table:formula="of:=[.G105]-[.$B105]" office:value-type="float" office:value="0.360580444335937" calcext:value-type="float">
            <text:p>0.3605804443</text:p>
          </table:table-cell>
          <table:table-cell/>
          <table:table-cell office:value-type="float" office:value="1442888680.36935" calcext:value-type="float">
            <text:p>1442888680.36935</text:p>
          </table:table-cell>
          <table:table-cell table:formula="of:=[.J105]-[.$B105]" office:value-type="float" office:value="0.360631227493286" calcext:value-type="float">
            <text:p>0.36063122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88680.09112" calcext:value-type="float">
            <text:p>1442888680.09112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1.60950756073" calcext:value-type="float">
            <text:p>21.6095075607</text:p>
          </table:table-cell>
          <table:table-cell table:formula="of:=[.C106]/([.D106]-[.D105])" office:value-type="float" office:value="796506.351459738" calcext:value-type="float">
            <text:p>796506.351459738</text:p>
          </table:table-cell>
          <table:table-cell/>
          <table:table-cell office:value-type="float" office:value="1442888680.57016" calcext:value-type="float">
            <text:p>1442888680.57016</text:p>
          </table:table-cell>
          <table:table-cell table:formula="of:=[.G106]-[.$B106]" office:value-type="float" office:value="0.479034423828125" calcext:value-type="float">
            <text:p>0.4790344238</text:p>
          </table:table-cell>
          <table:table-cell/>
          <table:table-cell office:value-type="float" office:value="1442888680.5702" calcext:value-type="float">
            <text:p>1442888680.5702</text:p>
          </table:table-cell>
          <table:table-cell table:formula="of:=[.J106]-[.$B106]" office:value-type="float" office:value="0.479081630706787" calcext:value-type="float">
            <text:p>0.47908163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88680.17342" calcext:value-type="float">
            <text:p>1442888680.17342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1.6918051242828" calcext:value-type="float">
            <text:p>21.6918051243</text:p>
          </table:table-cell>
          <table:table-cell table:formula="of:=[.C107]/([.D107]-[.D106])" office:value-type="float" office:value="797496.270443622" calcext:value-type="float">
            <text:p>797496.270443622</text:p>
          </table:table-cell>
          <table:table-cell/>
          <table:table-cell office:value-type="float" office:value="1442888680.78551" calcext:value-type="float">
            <text:p>1442888680.78551</text:p>
          </table:table-cell>
          <table:table-cell table:formula="of:=[.G107]-[.$B107]" office:value-type="float" office:value="0.612088203430176" calcext:value-type="float">
            <text:p>0.6120882034</text:p>
          </table:table-cell>
          <table:table-cell/>
          <table:table-cell office:value-type="float" office:value="1442888680.78554" calcext:value-type="float">
            <text:p>1442888680.78554</text:p>
          </table:table-cell>
          <table:table-cell table:formula="of:=[.J107]-[.$B107]" office:value-type="float" office:value="0.612121105194092" calcext:value-type="float">
            <text:p>0.61212110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88680.25575" calcext:value-type="float">
            <text:p>1442888680.25575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7741396427155" calcext:value-type="float">
            <text:p>21.7741396427</text:p>
          </table:table-cell>
          <table:table-cell table:formula="of:=[.C108]/([.D108]-[.D107])" office:value-type="float" office:value="797138.323626845" calcext:value-type="float">
            <text:p>797138.323626845</text:p>
          </table:table-cell>
          <table:table-cell/>
          <table:table-cell office:value-type="float" office:value="1442888681.03258" calcext:value-type="float">
            <text:p>1442888681.03258</text:p>
          </table:table-cell>
          <table:table-cell table:formula="of:=[.G108]-[.$B108]" office:value-type="float" office:value="0.776829957962036" calcext:value-type="float">
            <text:p>0.776829958</text:p>
          </table:table-cell>
          <table:table-cell/>
          <table:table-cell office:value-type="float" office:value="1442888681.03264" calcext:value-type="float">
            <text:p>1442888681.03264</text:p>
          </table:table-cell>
          <table:table-cell table:formula="of:=[.J108]-[.$B108]" office:value-type="float" office:value="0.77688455581665" calcext:value-type="float">
            <text:p>0.776884555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88680.33813" calcext:value-type="float">
            <text:p>1442888680.33813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8565149307251" calcext:value-type="float">
            <text:p>21.8565149307</text:p>
          </table:table-cell>
          <table:table-cell table:formula="of:=[.C109]/([.D109]-[.D108])" office:value-type="float" office:value="796743.800061938" calcext:value-type="float">
            <text:p>796743.800061938</text:p>
          </table:table-cell>
          <table:table-cell/>
          <table:table-cell office:value-type="float" office:value="1442888681.19718" calcext:value-type="float">
            <text:p>1442888681.19718</text:p>
          </table:table-cell>
          <table:table-cell table:formula="of:=[.G109]-[.$B109]" office:value-type="float" office:value="0.859046936035156" calcext:value-type="float">
            <text:p>0.859046936</text:p>
          </table:table-cell>
          <table:table-cell/>
          <table:table-cell office:value-type="float" office:value="1442888681.19722" calcext:value-type="float">
            <text:p>1442888681.19722</text:p>
          </table:table-cell>
          <table:table-cell table:formula="of:=[.J109]-[.$B109]" office:value-type="float" office:value="0.859093189239502" calcext:value-type="float">
            <text:p>0.85909318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88680.42042" calcext:value-type="float">
            <text:p>1442888680.42042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1.9388039112091" calcext:value-type="float">
            <text:p>21.9388039112</text:p>
          </table:table-cell>
          <table:table-cell table:formula="of:=[.C110]/([.D110]-[.D109])" office:value-type="float" office:value="797579.452485187" calcext:value-type="float">
            <text:p>797579.452485187</text:p>
          </table:table-cell>
          <table:table-cell/>
          <table:table-cell office:value-type="float" office:value="1442888681.39811" calcext:value-type="float">
            <text:p>1442888681.39811</text:p>
          </table:table-cell>
          <table:table-cell table:formula="of:=[.G110]-[.$B110]" office:value-type="float" office:value="0.977686643600464" calcext:value-type="float">
            <text:p>0.9776866436</text:p>
          </table:table-cell>
          <table:table-cell/>
          <table:table-cell office:value-type="float" office:value="1442888681.39816" calcext:value-type="float">
            <text:p>1442888681.39816</text:p>
          </table:table-cell>
          <table:table-cell table:formula="of:=[.J110]-[.$B110]" office:value-type="float" office:value="0.977738857269287" calcext:value-type="float">
            <text:p>0.977738857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88680.50287" calcext:value-type="float">
            <text:p>1442888680.50287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2.0212564468384" calcext:value-type="float">
            <text:p>22.0212564468</text:p>
          </table:table-cell>
          <table:table-cell table:formula="of:=[.C111]/([.D111]-[.D110])" office:value-type="float" office:value="795997.351677554" calcext:value-type="float">
            <text:p>795997.351677554</text:p>
          </table:table-cell>
          <table:table-cell/>
          <table:table-cell office:value-type="float" office:value="1442888681.58958" calcext:value-type="float">
            <text:p>1442888681.58958</text:p>
          </table:table-cell>
          <table:table-cell table:formula="of:=[.G111]-[.$B111]" office:value-type="float" office:value="1.08670401573181" calcext:value-type="float">
            <text:p>1.0867040157</text:p>
          </table:table-cell>
          <table:table-cell/>
          <table:table-cell office:value-type="float" office:value="1442888681.58962" calcext:value-type="float">
            <text:p>1442888681.58962</text:p>
          </table:table-cell>
          <table:table-cell table:formula="of:=[.J111]-[.$B111]" office:value-type="float" office:value="1.08674693107605" calcext:value-type="float">
            <text:p>1.08674693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88680.58517" calcext:value-type="float">
            <text:p>1442888680.5851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2.1035578250885" calcext:value-type="float">
            <text:p>22.1035578251</text:p>
          </table:table-cell>
          <table:table-cell table:formula="of:=[.C112]/([.D112]-[.D111])" office:value-type="float" office:value="797459.30621645" calcext:value-type="float">
            <text:p>797459.30621645</text:p>
          </table:table-cell>
          <table:table-cell/>
          <table:table-cell office:value-type="float" office:value="1442888681.82508" calcext:value-type="float">
            <text:p>1442888681.82508</text:p>
          </table:table-cell>
          <table:table-cell table:formula="of:=[.G112]-[.$B112]" office:value-type="float" office:value="1.23990249633789" calcext:value-type="float">
            <text:p>1.2399024963</text:p>
          </table:table-cell>
          <table:table-cell/>
          <table:table-cell office:value-type="float" office:value="1442888681.82512" calcext:value-type="float">
            <text:p>1442888681.82512</text:p>
          </table:table-cell>
          <table:table-cell table:formula="of:=[.J112]-[.$B112]" office:value-type="float" office:value="1.23994565010071" calcext:value-type="float">
            <text:p>1.23994565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88680.66747" calcext:value-type="float">
            <text:p>1442888680.66747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2.1858551502228" calcext:value-type="float">
            <text:p>22.1858551502</text:p>
          </table:table-cell>
          <table:table-cell table:formula="of:=[.C113]/([.D113]-[.D112])" office:value-type="float" office:value="797498.5808216" calcext:value-type="float">
            <text:p>797498.5808216</text:p>
          </table:table-cell>
          <table:table-cell/>
          <table:table-cell office:value-type="float" office:value="1442888681.98078" calcext:value-type="float">
            <text:p>1442888681.98078</text:p>
          </table:table-cell>
          <table:table-cell table:formula="of:=[.G113]-[.$B113]" office:value-type="float" office:value="1.31330633163452" calcext:value-type="float">
            <text:p>1.3133063316</text:p>
          </table:table-cell>
          <table:table-cell/>
          <table:table-cell office:value-type="float" office:value="1442888681.98084" calcext:value-type="float">
            <text:p>1442888681.98084</text:p>
          </table:table-cell>
          <table:table-cell table:formula="of:=[.J113]-[.$B113]" office:value-type="float" office:value="1.31336569786072" calcext:value-type="float">
            <text:p>1.313365697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88680.74976" calcext:value-type="float">
            <text:p>1442888680.74976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2.2681438922882" calcext:value-type="float">
            <text:p>22.2681438923</text:p>
          </table:table-cell>
          <table:table-cell table:formula="of:=[.C114]/([.D114]-[.D113])" office:value-type="float" office:value="797581.763345155" calcext:value-type="float">
            <text:p>797581.763345155</text:p>
          </table:table-cell>
          <table:table-cell/>
          <table:table-cell office:value-type="float" office:value="1442888682.10457" calcext:value-type="float">
            <text:p>1442888682.10457</text:p>
          </table:table-cell>
          <table:table-cell table:formula="of:=[.G114]-[.$B114]" office:value-type="float" office:value="1.35480999946594" calcext:value-type="float">
            <text:p>1.3548099995</text:p>
          </table:table-cell>
          <table:table-cell/>
          <table:table-cell office:value-type="float" office:value="1442888682.10461" calcext:value-type="float">
            <text:p>1442888682.10461</text:p>
          </table:table-cell>
          <table:table-cell table:formula="of:=[.J114]-[.$B114]" office:value-type="float" office:value="1.35485529899597" calcext:value-type="float">
            <text:p>1.35485529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88680.83208" calcext:value-type="float">
            <text:p>1442888680.83208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2.3504660129547" calcext:value-type="float">
            <text:p>22.350466013</text:p>
          </table:table-cell>
          <table:table-cell table:formula="of:=[.C115]/([.D115]-[.D114])" office:value-type="float" office:value="797258.373188448" calcext:value-type="float">
            <text:p>797258.373188448</text:p>
          </table:table-cell>
          <table:table-cell/>
          <table:table-cell office:value-type="float" office:value="1442888682.2271" calcext:value-type="float">
            <text:p>1442888682.2271</text:p>
          </table:table-cell>
          <table:table-cell table:formula="of:=[.G115]-[.$B115]" office:value-type="float" office:value="1.3950183391571" calcext:value-type="float">
            <text:p>1.3950183392</text:p>
          </table:table-cell>
          <table:table-cell/>
          <table:table-cell office:value-type="float" office:value="1442888682.22716" calcext:value-type="float">
            <text:p>1442888682.22716</text:p>
          </table:table-cell>
          <table:table-cell table:formula="of:=[.J115]-[.$B115]" office:value-type="float" office:value="1.39507985115051" calcext:value-type="float">
            <text:p>1.39507985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88680.91439" calcext:value-type="float">
            <text:p>1442888680.91439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2.4327731132507" calcext:value-type="float">
            <text:p>22.4327731133</text:p>
          </table:table-cell>
          <table:table-cell table:formula="of:=[.C116]/([.D116]-[.D115])" office:value-type="float" office:value="797403.866300138" calcext:value-type="float">
            <text:p>797403.866300138</text:p>
          </table:table-cell>
          <table:table-cell/>
          <table:table-cell office:value-type="float" office:value="1442888682.30566" calcext:value-type="float">
            <text:p>1442888682.30566</text:p>
          </table:table-cell>
          <table:table-cell table:formula="of:=[.G116]-[.$B116]" office:value-type="float" office:value="1.39127421379089" calcext:value-type="float">
            <text:p>1.3912742138</text:p>
          </table:table-cell>
          <table:table-cell/>
          <table:table-cell office:value-type="float" office:value="1442888682.30572" calcext:value-type="float">
            <text:p>1442888682.30572</text:p>
          </table:table-cell>
          <table:table-cell table:formula="of:=[.J116]-[.$B116]" office:value-type="float" office:value="1.39132833480835" calcext:value-type="float">
            <text:p>1.391328334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88680.99673" calcext:value-type="float">
            <text:p>1442888680.99673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2.515115737915" calcext:value-type="float">
            <text:p>22.5151157379</text:p>
          </table:table-cell>
          <table:table-cell table:formula="of:=[.C117]/([.D117]-[.D116])" office:value-type="float" office:value="797059.849228364" calcext:value-type="float">
            <text:p>797059.849228364</text:p>
          </table:table-cell>
          <table:table-cell/>
          <table:table-cell office:value-type="float" office:value="1442888682.41431" calcext:value-type="float">
            <text:p>1442888682.41431</text:p>
          </table:table-cell>
          <table:table-cell table:formula="of:=[.G117]-[.$B117]" office:value-type="float" office:value="1.41757678985596" calcext:value-type="float">
            <text:p>1.4175767899</text:p>
          </table:table-cell>
          <table:table-cell/>
          <table:table-cell office:value-type="float" office:value="1442888682.41439" calcext:value-type="float">
            <text:p>1442888682.41439</text:p>
          </table:table-cell>
          <table:table-cell table:formula="of:=[.J117]-[.$B117]" office:value-type="float" office:value="1.41765522956848" calcext:value-type="float">
            <text:p>1.417655229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88681.07521" calcext:value-type="float">
            <text:p>1442888681.07521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2.5935952663422" calcext:value-type="float">
            <text:p>22.5935952663</text:p>
          </table:table-cell>
          <table:table-cell table:formula="of:=[.C118]/([.D118]-[.D117])" office:value-type="float" office:value="836294.525660227" calcext:value-type="float">
            <text:p>836294.525660227</text:p>
          </table:table-cell>
          <table:table-cell/>
          <table:table-cell office:value-type="float" office:value="1442888682.59932" calcext:value-type="float">
            <text:p>1442888682.59932</text:p>
          </table:table-cell>
          <table:table-cell table:formula="of:=[.G118]-[.$B118]" office:value-type="float" office:value="1.52410912513733" calcext:value-type="float">
            <text:p>1.5241091251</text:p>
          </table:table-cell>
          <table:table-cell/>
          <table:table-cell office:value-type="float" office:value="1442888682.59936" calcext:value-type="float">
            <text:p>1442888682.59936</text:p>
          </table:table-cell>
          <table:table-cell table:formula="of:=[.J118]-[.$B118]" office:value-type="float" office:value="1.5241539478302" calcext:value-type="float">
            <text:p>1.52415394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88681.15368" calcext:value-type="float">
            <text:p>1442888681.15368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2.6720669269562" calcext:value-type="float">
            <text:p>22.672066927</text:p>
          </table:table-cell>
          <table:table-cell table:formula="of:=[.C119]/([.D119]-[.D118])" office:value-type="float" office:value="836378.375154193" calcext:value-type="float">
            <text:p>836378.375154193</text:p>
          </table:table-cell>
          <table:table-cell/>
          <table:table-cell office:value-type="float" office:value="1442888682.72795" calcext:value-type="float">
            <text:p>1442888682.72795</text:p>
          </table:table-cell>
          <table:table-cell table:formula="of:=[.G119]-[.$B119]" office:value-type="float" office:value="1.57426595687866" calcext:value-type="float">
            <text:p>1.5742659569</text:p>
          </table:table-cell>
          <table:table-cell/>
          <table:table-cell office:value-type="float" office:value="1442888682.72798" calcext:value-type="float">
            <text:p>1442888682.72798</text:p>
          </table:table-cell>
          <table:table-cell table:formula="of:=[.J119]-[.$B119]" office:value-type="float" office:value="1.57430076599121" calcext:value-type="float">
            <text:p>1.57430076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88681.23212" calcext:value-type="float">
            <text:p>1442888681.23212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2.7505025863647" calcext:value-type="float">
            <text:p>22.7505025864</text:p>
          </table:table-cell>
          <table:table-cell table:formula="of:=[.C120]/([.D120]-[.D119])" office:value-type="float" office:value="836762.264700608" calcext:value-type="float">
            <text:p>836762.264700608</text:p>
          </table:table-cell>
          <table:table-cell/>
          <table:table-cell office:value-type="float" office:value="1442888682.92891" calcext:value-type="float">
            <text:p>1442888682.92891</text:p>
          </table:table-cell>
          <table:table-cell table:formula="of:=[.G120]-[.$B120]" office:value-type="float" office:value="1.69679498672485" calcext:value-type="float">
            <text:p>1.6967949867</text:p>
          </table:table-cell>
          <table:table-cell/>
          <table:table-cell office:value-type="float" office:value="1442888682.92895" calcext:value-type="float">
            <text:p>1442888682.92895</text:p>
          </table:table-cell>
          <table:table-cell table:formula="of:=[.J120]-[.$B120]" office:value-type="float" office:value="1.69683218002319" calcext:value-type="float">
            <text:p>1.696832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88681.31059" calcext:value-type="float">
            <text:p>1442888681.31059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2.8289768695831" calcext:value-type="float">
            <text:p>22.8289768696</text:p>
          </table:table-cell>
          <table:table-cell table:formula="of:=[.C121]/([.D121]-[.D120])" office:value-type="float" office:value="836350.423454709" calcext:value-type="float">
            <text:p>836350.423454709</text:p>
          </table:table-cell>
          <table:table-cell/>
          <table:table-cell office:value-type="float" office:value="1442888683.11375" calcext:value-type="float">
            <text:p>1442888683.11375</text:p>
          </table:table-cell>
          <table:table-cell table:formula="of:=[.G121]-[.$B121]" office:value-type="float" office:value="1.80316209793091" calcext:value-type="float">
            <text:p>1.8031620979</text:p>
          </table:table-cell>
          <table:table-cell/>
          <table:table-cell office:value-type="float" office:value="1442888683.11379" calcext:value-type="float">
            <text:p>1442888683.11379</text:p>
          </table:table-cell>
          <table:table-cell table:formula="of:=[.J121]-[.$B121]" office:value-type="float" office:value="1.80319976806641" calcext:value-type="float">
            <text:p>1.803199768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88681.38904" calcext:value-type="float">
            <text:p>1442888681.38904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2.9074230194092" calcext:value-type="float">
            <text:p>22.9074230194</text:p>
          </table:table-cell>
          <table:table-cell table:formula="of:=[.C122]/([.D122]-[.D121])" office:value-type="float" office:value="836650.366468405" calcext:value-type="float">
            <text:p>836650.366468405</text:p>
          </table:table-cell>
          <table:table-cell/>
          <table:table-cell office:value-type="float" office:value="1442888683.2435" calcext:value-type="float">
            <text:p>1442888683.2435</text:p>
          </table:table-cell>
          <table:table-cell table:formula="of:=[.G122]-[.$B122]" office:value-type="float" office:value="1.85446190834045" calcext:value-type="float">
            <text:p>1.8544619083</text:p>
          </table:table-cell>
          <table:table-cell/>
          <table:table-cell office:value-type="float" office:value="1442888683.24355" calcext:value-type="float">
            <text:p>1442888683.24355</text:p>
          </table:table-cell>
          <table:table-cell table:formula="of:=[.J122]-[.$B122]" office:value-type="float" office:value="1.85450911521912" calcext:value-type="float">
            <text:p>1.854509115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88681.46748" calcext:value-type="float">
            <text:p>1442888681.46748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2.9858617782593" calcext:value-type="float">
            <text:p>22.9858617783</text:p>
          </table:table-cell>
          <table:table-cell table:formula="of:=[.C123]/([.D123]-[.D122])" office:value-type="float" office:value="836729.200744082" calcext:value-type="float">
            <text:p>836729.200744082</text:p>
          </table:table-cell>
          <table:table-cell/>
          <table:table-cell office:value-type="float" office:value="1442888683.39518" calcext:value-type="float">
            <text:p>1442888683.39518</text:p>
          </table:table-cell>
          <table:table-cell table:formula="of:=[.G123]-[.$B123]" office:value-type="float" office:value="1.92770099639893" calcext:value-type="float">
            <text:p>1.9277009964</text:p>
          </table:table-cell>
          <table:table-cell/>
          <table:table-cell office:value-type="float" office:value="1442888683.39523" calcext:value-type="float">
            <text:p>1442888683.39523</text:p>
          </table:table-cell>
          <table:table-cell table:formula="of:=[.J123]-[.$B123]" office:value-type="float" office:value="1.92775297164917" calcext:value-type="float">
            <text:p>1.92775297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88681.54593" calcext:value-type="float">
            <text:p>1442888681.54593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3.0643124580383" calcext:value-type="float">
            <text:p>23.064312458</text:p>
          </table:table-cell>
          <table:table-cell table:formula="of:=[.C124]/([.D124]-[.D123])" office:value-type="float" office:value="836602.05602864" calcext:value-type="float">
            <text:p>836602.05602864</text:p>
          </table:table-cell>
          <table:table-cell/>
          <table:table-cell office:value-type="float" office:value="1442888683.53195" calcext:value-type="float">
            <text:p>1442888683.53195</text:p>
          </table:table-cell>
          <table:table-cell table:formula="of:=[.G124]-[.$B124]" office:value-type="float" office:value="1.9860246181488" calcext:value-type="float">
            <text:p>1.9860246181</text:p>
          </table:table-cell>
          <table:table-cell/>
          <table:table-cell office:value-type="float" office:value="1442888683.532" calcext:value-type="float">
            <text:p>1442888683.532</text:p>
          </table:table-cell>
          <table:table-cell table:formula="of:=[.J124]-[.$B124]" office:value-type="float" office:value="1.98606896400452" calcext:value-type="float">
            <text:p>1.98606896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88681.62444" calcext:value-type="float">
            <text:p>1442888681.62444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3.1428244113922" calcext:value-type="float">
            <text:p>23.1428244114</text:p>
          </table:table-cell>
          <table:table-cell table:formula="of:=[.C125]/([.D125]-[.D124])" office:value-type="float" office:value="835949.141453312" calcext:value-type="float">
            <text:p>835949.141453312</text:p>
          </table:table-cell>
          <table:table-cell/>
          <table:table-cell office:value-type="float" office:value="1442888683.64212" calcext:value-type="float">
            <text:p>1442888683.64212</text:p>
          </table:table-cell>
          <table:table-cell table:formula="of:=[.G125]-[.$B125]" office:value-type="float" office:value="2.01767992973328" calcext:value-type="float">
            <text:p>2.0176799297</text:p>
          </table:table-cell>
          <table:table-cell/>
          <table:table-cell office:value-type="float" office:value="1442888683.64217" calcext:value-type="float">
            <text:p>1442888683.64217</text:p>
          </table:table-cell>
          <table:table-cell table:formula="of:=[.J125]-[.$B125]" office:value-type="float" office:value="2.01773238182068" calcext:value-type="float">
            <text:p>2.017732381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88681.70293" calcext:value-type="float">
            <text:p>1442888681.7029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3.2213129997253" calcext:value-type="float">
            <text:p>23.2213129997</text:p>
          </table:table-cell>
          <table:table-cell table:formula="of:=[.C126]/([.D126]-[.D125])" office:value-type="float" office:value="836197.992521377" calcext:value-type="float">
            <text:p>836197.992521377</text:p>
          </table:table-cell>
          <table:table-cell/>
          <table:table-cell office:value-type="float" office:value="1442888683.73299" calcext:value-type="float">
            <text:p>1442888683.73299</text:p>
          </table:table-cell>
          <table:table-cell table:formula="of:=[.G126]-[.$B126]" office:value-type="float" office:value="2.03006386756897" calcext:value-type="float">
            <text:p>2.0300638676</text:p>
          </table:table-cell>
          <table:table-cell/>
          <table:table-cell office:value-type="float" office:value="1442888683.73306" calcext:value-type="float">
            <text:p>1442888683.73306</text:p>
          </table:table-cell>
          <table:table-cell table:formula="of:=[.J126]-[.$B126]" office:value-type="float" office:value="2.03012800216675" calcext:value-type="float">
            <text:p>2.030128002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88681.78028" calcext:value-type="float">
            <text:p>1442888681.78028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3.2986624240875" calcext:value-type="float">
            <text:p>23.2986624241</text:p>
          </table:table-cell>
          <table:table-cell table:formula="of:=[.C127]/([.D127]-[.D126])" office:value-type="float" office:value="848513.101955139" calcext:value-type="float">
            <text:p>848513.101955139</text:p>
          </table:table-cell>
          <table:table-cell/>
          <table:table-cell office:value-type="float" office:value="1442888683.84321" calcext:value-type="float">
            <text:p>1442888683.84321</text:p>
          </table:table-cell>
          <table:table-cell table:formula="of:=[.G127]-[.$B127]" office:value-type="float" office:value="2.06292915344238" calcext:value-type="float">
            <text:p>2.0629291534</text:p>
          </table:table-cell>
          <table:table-cell/>
          <table:table-cell office:value-type="float" office:value="1442888683.84326" calcext:value-type="float">
            <text:p>1442888683.84326</text:p>
          </table:table-cell>
          <table:table-cell table:formula="of:=[.J127]-[.$B127]" office:value-type="float" office:value="2.06298494338989" calcext:value-type="float">
            <text:p>2.062984943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88681.85877" calcext:value-type="float">
            <text:p>1442888681.8587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3.377153635025" calcext:value-type="float">
            <text:p>23.377153635</text:p>
          </table:table-cell>
          <table:table-cell table:formula="of:=[.C128]/([.D128]-[.D127])" office:value-type="float" office:value="836170.052877138" calcext:value-type="float">
            <text:p>836170.052877138</text:p>
          </table:table-cell>
          <table:table-cell/>
          <table:table-cell office:value-type="float" office:value="1442888683.97452" calcext:value-type="float">
            <text:p>1442888683.97452</text:p>
          </table:table-cell>
          <table:table-cell table:formula="of:=[.G128]-[.$B128]" office:value-type="float" office:value="2.11575603485107" calcext:value-type="float">
            <text:p>2.1157560349</text:p>
          </table:table-cell>
          <table:table-cell/>
          <table:table-cell office:value-type="float" office:value="1442888683.97458" calcext:value-type="float">
            <text:p>1442888683.97458</text:p>
          </table:table-cell>
          <table:table-cell table:formula="of:=[.J128]-[.$B128]" office:value-type="float" office:value="2.11581349372864" calcext:value-type="float">
            <text:p>2.115813493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88681.93728" calcext:value-type="float">
            <text:p>1442888681.93728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3.4556663036346" calcext:value-type="float">
            <text:p>23.4556663036</text:p>
          </table:table-cell>
          <table:table-cell table:formula="of:=[.C129]/([.D129]-[.D128])" office:value-type="float" office:value="835941.525899923" calcext:value-type="float">
            <text:p>835941.525899923</text:p>
          </table:table-cell>
          <table:table-cell/>
          <table:table-cell office:value-type="float" office:value="1442888684.1074" calcext:value-type="float">
            <text:p>1442888684.1074</text:p>
          </table:table-cell>
          <table:table-cell table:formula="of:=[.G129]-[.$B129]" office:value-type="float" office:value="2.17011451721191" calcext:value-type="float">
            <text:p>2.1701145172</text:p>
          </table:table-cell>
          <table:table-cell/>
          <table:table-cell office:value-type="float" office:value="1442888684.10744" calcext:value-type="float">
            <text:p>1442888684.10744</text:p>
          </table:table-cell>
          <table:table-cell table:formula="of:=[.J129]-[.$B129]" office:value-type="float" office:value="2.17016267776489" calcext:value-type="float">
            <text:p>2.170162677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88682.01273" calcext:value-type="float">
            <text:p>1442888682.01273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3.5311105251312" calcext:value-type="float">
            <text:p>23.5311105251</text:p>
          </table:table-cell>
          <table:table-cell table:formula="of:=[.C130]/([.D130]-[.D129])" office:value-type="float" office:value="869940.715114589" calcext:value-type="float">
            <text:p>869940.715114589</text:p>
          </table:table-cell>
          <table:table-cell/>
          <table:table-cell office:value-type="float" office:value="1442888684.24051" calcext:value-type="float">
            <text:p>1442888684.24051</text:p>
          </table:table-cell>
          <table:table-cell table:formula="of:=[.G130]-[.$B130]" office:value-type="float" office:value="2.22778463363647" calcext:value-type="float">
            <text:p>2.2277846336</text:p>
          </table:table-cell>
          <table:table-cell/>
          <table:table-cell office:value-type="float" office:value="1442888684.24059" calcext:value-type="float">
            <text:p>1442888684.24059</text:p>
          </table:table-cell>
          <table:table-cell table:formula="of:=[.J130]-[.$B130]" office:value-type="float" office:value="2.22786474227905" calcext:value-type="float">
            <text:p>2.22786474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88682.0773" calcext:value-type="float">
            <text:p>1442888682.0773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3.5956807136536" calcext:value-type="float">
            <text:p>23.5956807137</text:p>
          </table:table-cell>
          <table:table-cell table:formula="of:=[.C131]/([.D131]-[.D130])" office:value-type="float" office:value="1016444.29886237" calcext:value-type="float">
            <text:p>1016444.29886237</text:p>
          </table:table-cell>
          <table:table-cell/>
          <table:table-cell office:value-type="float" office:value="1442888684.37633" calcext:value-type="float">
            <text:p>1442888684.37633</text:p>
          </table:table-cell>
          <table:table-cell table:formula="of:=[.G131]-[.$B131]" office:value-type="float" office:value="2.29903697967529" calcext:value-type="float">
            <text:p>2.2990369797</text:p>
          </table:table-cell>
          <table:table-cell/>
          <table:table-cell office:value-type="float" office:value="1442888684.37641" calcext:value-type="float">
            <text:p>1442888684.37641</text:p>
          </table:table-cell>
          <table:table-cell table:formula="of:=[.J131]-[.$B131]" office:value-type="float" office:value="2.29911255836487" calcext:value-type="float">
            <text:p>2.29911255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88682.14161" calcext:value-type="float">
            <text:p>1442888682.14161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3.6599988937378" calcext:value-type="float">
            <text:p>23.6599988937</text:p>
          </table:table-cell>
          <table:table-cell table:formula="of:=[.C132]/([.D132]-[.D131])" office:value-type="float" office:value="1020426.88263335" calcext:value-type="float">
            <text:p>1020426.88263335</text:p>
          </table:table-cell>
          <table:table-cell/>
          <table:table-cell office:value-type="float" office:value="1442888684.43963" calcext:value-type="float">
            <text:p>1442888684.43963</text:p>
          </table:table-cell>
          <table:table-cell table:formula="of:=[.G132]-[.$B132]" office:value-type="float" office:value="2.29801654815674" calcext:value-type="float">
            <text:p>2.2980165482</text:p>
          </table:table-cell>
          <table:table-cell/>
          <table:table-cell office:value-type="float" office:value="1442888684.43967" calcext:value-type="float">
            <text:p>1442888684.43967</text:p>
          </table:table-cell>
          <table:table-cell table:formula="of:=[.J132]-[.$B132]" office:value-type="float" office:value="2.29805183410645" calcext:value-type="float">
            <text:p>2.298051834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88682.20596" calcext:value-type="float">
            <text:p>1442888682.20596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3.7243428230286" calcext:value-type="float">
            <text:p>23.724342823</text:p>
          </table:table-cell>
          <table:table-cell table:formula="of:=[.C133]/([.D133]-[.D132])" office:value-type="float" office:value="1020018.52736422" calcext:value-type="float">
            <text:p>1020018.52736422</text:p>
          </table:table-cell>
          <table:table-cell/>
          <table:table-cell office:value-type="float" office:value="1442888684.57726" calcext:value-type="float">
            <text:p>1442888684.57726</text:p>
          </table:table-cell>
          <table:table-cell table:formula="of:=[.G133]-[.$B133]" office:value-type="float" office:value="2.3713059425354" calcext:value-type="float">
            <text:p>2.3713059425</text:p>
          </table:table-cell>
          <table:table-cell/>
          <table:table-cell office:value-type="float" office:value="1442888684.57731" calcext:value-type="float">
            <text:p>1442888684.57731</text:p>
          </table:table-cell>
          <table:table-cell table:formula="of:=[.J133]-[.$B133]" office:value-type="float" office:value="2.37135195732117" calcext:value-type="float">
            <text:p>2.371351957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88682.27028" calcext:value-type="float">
            <text:p>1442888682.27028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3.7886650562286" calcext:value-type="float">
            <text:p>23.7886650562</text:p>
          </table:table-cell>
          <table:table-cell table:formula="of:=[.C134]/([.D134]-[.D133])" office:value-type="float" office:value="1020362.58280792" calcext:value-type="float">
            <text:p>1020362.58280792</text:p>
          </table:table-cell>
          <table:table-cell/>
          <table:table-cell office:value-type="float" office:value="1442888684.70733" calcext:value-type="float">
            <text:p>1442888684.70733</text:p>
          </table:table-cell>
          <table:table-cell table:formula="of:=[.G134]-[.$B134]" office:value-type="float" office:value="2.43705010414124" calcext:value-type="float">
            <text:p>2.4370501041</text:p>
          </table:table-cell>
          <table:table-cell/>
          <table:table-cell office:value-type="float" office:value="1442888684.70737" calcext:value-type="float">
            <text:p>1442888684.70737</text:p>
          </table:table-cell>
          <table:table-cell table:formula="of:=[.J134]-[.$B134]" office:value-type="float" office:value="2.43708634376526" calcext:value-type="float">
            <text:p>2.437086343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88682.3346" calcext:value-type="float">
            <text:p>1442888682.3346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3.8529818058014" calcext:value-type="float">
            <text:p>23.8529818058</text:p>
          </table:table-cell>
          <table:table-cell table:formula="of:=[.C135]/([.D135]-[.D134])" office:value-type="float" office:value="1020449.57862428" calcext:value-type="float">
            <text:p>1020449.57862428</text:p>
          </table:table-cell>
          <table:table-cell/>
          <table:table-cell office:value-type="float" office:value="1442888684.77831" calcext:value-type="float">
            <text:p>1442888684.77831</text:p>
          </table:table-cell>
          <table:table-cell table:formula="of:=[.G135]-[.$B135]" office:value-type="float" office:value="2.44371581077576" calcext:value-type="float">
            <text:p>2.4437158108</text:p>
          </table:table-cell>
          <table:table-cell/>
          <table:table-cell office:value-type="float" office:value="1442888684.77836" calcext:value-type="float">
            <text:p>1442888684.77836</text:p>
          </table:table-cell>
          <table:table-cell table:formula="of:=[.J135]-[.$B135]" office:value-type="float" office:value="2.44376540184021" calcext:value-type="float">
            <text:p>2.443765401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88682.3989" calcext:value-type="float">
            <text:p>1442888682.3989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3.9172823429108" calcext:value-type="float">
            <text:p>23.9172823429</text:p>
          </table:table-cell>
          <table:table-cell table:formula="of:=[.C136]/([.D136]-[.D135])" office:value-type="float" office:value="1020706.87043189" calcext:value-type="float">
            <text:p>1020706.87043189</text:p>
          </table:table-cell>
          <table:table-cell/>
          <table:table-cell office:value-type="float" office:value="1442888684.93891" calcext:value-type="float">
            <text:p>1442888684.93891</text:p>
          </table:table-cell>
          <table:table-cell table:formula="of:=[.G136]-[.$B136]" office:value-type="float" office:value="2.54001450538635" calcext:value-type="float">
            <text:p>2.5400145054</text:p>
          </table:table-cell>
          <table:table-cell/>
          <table:table-cell office:value-type="float" office:value="1442888684.93898" calcext:value-type="float">
            <text:p>1442888684.93898</text:p>
          </table:table-cell>
          <table:table-cell table:formula="of:=[.J136]-[.$B136]" office:value-type="float" office:value="2.54008293151855" calcext:value-type="float">
            <text:p>2.540082931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88682.46324" calcext:value-type="float">
            <text:p>1442888682.46324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3.98162317276" calcext:value-type="float">
            <text:p>23.9816231728</text:p>
          </table:table-cell>
          <table:table-cell table:formula="of:=[.C137]/([.D137]-[.D136])" office:value-type="float" office:value="1020067.66393567" calcext:value-type="float">
            <text:p>1020067.66393567</text:p>
          </table:table-cell>
          <table:table-cell/>
          <table:table-cell office:value-type="float" office:value="1442888685.10599" calcext:value-type="float">
            <text:p>1442888685.10599</text:p>
          </table:table-cell>
          <table:table-cell table:formula="of:=[.G137]-[.$B137]" office:value-type="float" office:value="2.64274787902832" calcext:value-type="float">
            <text:p>2.642747879</text:p>
          </table:table-cell>
          <table:table-cell/>
          <table:table-cell office:value-type="float" office:value="1442888685.10605" calcext:value-type="float">
            <text:p>1442888685.10605</text:p>
          </table:table-cell>
          <table:table-cell table:formula="of:=[.J137]-[.$B137]" office:value-type="float" office:value="2.64280867576599" calcext:value-type="float">
            <text:p>2.642808675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88682.52754" calcext:value-type="float">
            <text:p>1442888682.52754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4.0459203720093" calcext:value-type="float">
            <text:p>24.045920372</text:p>
          </table:table-cell>
          <table:table-cell table:formula="of:=[.C138]/([.D138]-[.D137])" office:value-type="float" office:value="1020759.85838135" calcext:value-type="float">
            <text:p>1020759.85838135</text:p>
          </table:table-cell>
          <table:table-cell/>
          <table:table-cell office:value-type="float" office:value="1442888685.18029" calcext:value-type="float">
            <text:p>1442888685.18029</text:p>
          </table:table-cell>
          <table:table-cell table:formula="of:=[.G138]-[.$B138]" office:value-type="float" office:value="2.65275645256042" calcext:value-type="float">
            <text:p>2.6527564526</text:p>
          </table:table-cell>
          <table:table-cell/>
          <table:table-cell office:value-type="float" office:value="1442888685.1804" calcext:value-type="float">
            <text:p>1442888685.1804</text:p>
          </table:table-cell>
          <table:table-cell table:formula="of:=[.J138]-[.$B138]" office:value-type="float" office:value="2.6528639793396" calcext:value-type="float">
            <text:p>2.65286397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88682.59181" calcext:value-type="float">
            <text:p>1442888682.59181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4.1101939678192" calcext:value-type="float">
            <text:p>24.1101939678</text:p>
          </table:table-cell>
          <table:table-cell table:formula="of:=[.C139]/([.D139]-[.D138])" office:value-type="float" office:value="1021134.71594277" calcext:value-type="float">
            <text:p>1021134.71594277</text:p>
          </table:table-cell>
          <table:table-cell/>
          <table:table-cell office:value-type="float" office:value="1442888685.34089" calcext:value-type="float">
            <text:p>1442888685.34089</text:p>
          </table:table-cell>
          <table:table-cell table:formula="of:=[.G139]-[.$B139]" office:value-type="float" office:value="2.74908065795898" calcext:value-type="float">
            <text:p>2.749080658</text:p>
          </table:table-cell>
          <table:table-cell/>
          <table:table-cell office:value-type="float" office:value="1442888685.34093" calcext:value-type="float">
            <text:p>1442888685.34093</text:p>
          </table:table-cell>
          <table:table-cell table:formula="of:=[.J139]-[.$B139]" office:value-type="float" office:value="2.7491250038147" calcext:value-type="float">
            <text:p>2.749125003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88682.65613" calcext:value-type="float">
            <text:p>1442888682.65613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4.1745133399963" calcext:value-type="float">
            <text:p>24.17451334</text:p>
          </table:table-cell>
          <table:table-cell table:formula="of:=[.C140]/([.D140]-[.D139])" office:value-type="float" office:value="1020407.97007877" calcext:value-type="float">
            <text:p>1020407.97007877</text:p>
          </table:table-cell>
          <table:table-cell/>
          <table:table-cell office:value-type="float" office:value="1442888685.43993" calcext:value-type="float">
            <text:p>1442888685.43993</text:p>
          </table:table-cell>
          <table:table-cell table:formula="of:=[.G140]-[.$B140]" office:value-type="float" office:value="2.78380107879639" calcext:value-type="float">
            <text:p>2.7838010788</text:p>
          </table:table-cell>
          <table:table-cell/>
          <table:table-cell office:value-type="float" office:value="1442888685.43997" calcext:value-type="float">
            <text:p>1442888685.43997</text:p>
          </table:table-cell>
          <table:table-cell table:formula="of:=[.J140]-[.$B140]" office:value-type="float" office:value="2.78383922576904" calcext:value-type="float">
            <text:p>2.783839225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88682.72048" calcext:value-type="float">
            <text:p>1442888682.7204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4.2388682365417" calcext:value-type="float">
            <text:p>24.2388682365</text:p>
          </table:table-cell>
          <table:table-cell table:formula="of:=[.C141]/([.D141]-[.D140])" office:value-type="float" office:value="1019844.69750004" calcext:value-type="float">
            <text:p>1019844.69750004</text:p>
          </table:table-cell>
          <table:table-cell/>
          <table:table-cell office:value-type="float" office:value="1442888685.54196" calcext:value-type="float">
            <text:p>1442888685.54196</text:p>
          </table:table-cell>
          <table:table-cell table:formula="of:=[.G141]-[.$B141]" office:value-type="float" office:value="2.82147908210754" calcext:value-type="float">
            <text:p>2.8214790821</text:p>
          </table:table-cell>
          <table:table-cell/>
          <table:table-cell office:value-type="float" office:value="1442888685.54204" calcext:value-type="float">
            <text:p>1442888685.54204</text:p>
          </table:table-cell>
          <table:table-cell table:formula="of:=[.J141]-[.$B141]" office:value-type="float" office:value="2.82155656814575" calcext:value-type="float">
            <text:p>2.8215565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88682.78479" calcext:value-type="float">
            <text:p>1442888682.78479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4.3031742572784" calcext:value-type="float">
            <text:p>24.3031742573</text:p>
          </table:table-cell>
          <table:table-cell table:formula="of:=[.C142]/([.D142]-[.D141])" office:value-type="float" office:value="1020619.83074237" calcext:value-type="float">
            <text:p>1020619.83074237</text:p>
          </table:table-cell>
          <table:table-cell/>
          <table:table-cell office:value-type="float" office:value="1442888685.62667" calcext:value-type="float">
            <text:p>1442888685.62667</text:p>
          </table:table-cell>
          <table:table-cell table:formula="of:=[.G142]-[.$B142]" office:value-type="float" office:value="2.84187817573547" calcext:value-type="float">
            <text:p>2.8418781757</text:p>
          </table:table-cell>
          <table:table-cell/>
          <table:table-cell office:value-type="float" office:value="1442888685.62671" calcext:value-type="float">
            <text:p>1442888685.62671</text:p>
          </table:table-cell>
          <table:table-cell table:formula="of:=[.J142]-[.$B142]" office:value-type="float" office:value="2.8419246673584" calcext:value-type="float">
            <text:p>2.841924667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88682.84901" calcext:value-type="float">
            <text:p>1442888682.84901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4.3673944473267" calcext:value-type="float">
            <text:p>24.3673944473</text:p>
          </table:table-cell>
          <table:table-cell table:formula="of:=[.C143]/([.D143]-[.D142])" office:value-type="float" office:value="1021983.89557431" calcext:value-type="float">
            <text:p>1021983.89557431</text:p>
          </table:table-cell>
          <table:table-cell/>
          <table:table-cell office:value-type="float" office:value="1442888685.78352" calcext:value-type="float">
            <text:p>1442888685.78352</text:p>
          </table:table-cell>
          <table:table-cell table:formula="of:=[.G143]-[.$B143]" office:value-type="float" office:value="2.93450999259949" calcext:value-type="float">
            <text:p>2.9345099926</text:p>
          </table:table-cell>
          <table:table-cell/>
          <table:table-cell office:value-type="float" office:value="1442888685.78356" calcext:value-type="float">
            <text:p>1442888685.78356</text:p>
          </table:table-cell>
          <table:table-cell table:formula="of:=[.J143]-[.$B143]" office:value-type="float" office:value="2.93455195426941" calcext:value-type="float">
            <text:p>2.934551954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88682.91338" calcext:value-type="float">
            <text:p>1442888682.91338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4.4317643642426" calcext:value-type="float">
            <text:p>24.4317643642</text:p>
          </table:table-cell>
          <table:table-cell table:formula="of:=[.C144]/([.D144]-[.D143])" office:value-type="float" office:value="1019606.72227922" calcext:value-type="float">
            <text:p>1019606.72227922</text:p>
          </table:table-cell>
          <table:table-cell/>
          <table:table-cell office:value-type="float" office:value="1442888685.86988" calcext:value-type="float">
            <text:p>1442888685.86988</text:p>
          </table:table-cell>
          <table:table-cell table:formula="of:=[.G144]-[.$B144]" office:value-type="float" office:value="2.95649909973145" calcext:value-type="float">
            <text:p>2.9564990997</text:p>
          </table:table-cell>
          <table:table-cell/>
          <table:table-cell office:value-type="float" office:value="1442888685.86993" calcext:value-type="float">
            <text:p>1442888685.86993</text:p>
          </table:table-cell>
          <table:table-cell table:formula="of:=[.J144]-[.$B144]" office:value-type="float" office:value="2.95655179023743" calcext:value-type="float">
            <text:p>2.956551790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88682.97771" calcext:value-type="float">
            <text:p>1442888682.97771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4.4960911273956" calcext:value-type="float">
            <text:p>24.4960911274</text:p>
          </table:table-cell>
          <table:table-cell table:formula="of:=[.C145]/([.D145]-[.D144])" office:value-type="float" office:value="1020290.72788596" calcext:value-type="float">
            <text:p>1020290.72788596</text:p>
          </table:table-cell>
          <table:table-cell/>
          <table:table-cell office:value-type="float" office:value="1442888685.98454" calcext:value-type="float">
            <text:p>1442888685.98454</text:p>
          </table:table-cell>
          <table:table-cell table:formula="of:=[.G145]-[.$B145]" office:value-type="float" office:value="3.00683522224426" calcext:value-type="float">
            <text:p>3.0068352222</text:p>
          </table:table-cell>
          <table:table-cell/>
          <table:table-cell office:value-type="float" office:value="1442888685.98458" calcext:value-type="float">
            <text:p>1442888685.98458</text:p>
          </table:table-cell>
          <table:table-cell table:formula="of:=[.J145]-[.$B145]" office:value-type="float" office:value="3.00687718391418" calcext:value-type="float">
            <text:p>3.006877183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88683.04302" calcext:value-type="float">
            <text:p>1442888683.04302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4.5614092350006" calcext:value-type="float">
            <text:p>24.561409235</text:p>
          </table:table-cell>
          <table:table-cell table:formula="of:=[.C146]/([.D146]-[.D145])" office:value-type="float" office:value="1004805.59536289" calcext:value-type="float">
            <text:p>1004805.59536289</text:p>
          </table:table-cell>
          <table:table-cell/>
          <table:table-cell office:value-type="float" office:value="1442888686.06032" calcext:value-type="float">
            <text:p>1442888686.06032</text:p>
          </table:table-cell>
          <table:table-cell table:formula="of:=[.G146]-[.$B146]" office:value-type="float" office:value="3.0172917842865" calcext:value-type="float">
            <text:p>3.0172917843</text:p>
          </table:table-cell>
          <table:table-cell/>
          <table:table-cell office:value-type="float" office:value="1442888686.06042" calcext:value-type="float">
            <text:p>1442888686.06042</text:p>
          </table:table-cell>
          <table:table-cell table:formula="of:=[.J146]-[.$B146]" office:value-type="float" office:value="3.01739501953125" calcext:value-type="float">
            <text:p>3.017395019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88683.10945" calcext:value-type="float">
            <text:p>1442888683.10945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4.6278400421143" calcext:value-type="float">
            <text:p>24.6278400421</text:p>
          </table:table-cell>
          <table:table-cell table:formula="of:=[.C147]/([.D147]-[.D146])" office:value-type="float" office:value="987975.351371527" calcext:value-type="float">
            <text:p>987975.351371527</text:p>
          </table:table-cell>
          <table:table-cell/>
          <table:table-cell office:value-type="float" office:value="1442888686.14465" calcext:value-type="float">
            <text:p>1442888686.14465</text:p>
          </table:table-cell>
          <table:table-cell table:formula="of:=[.G147]-[.$B147]" office:value-type="float" office:value="3.0351984500885" calcext:value-type="float">
            <text:p>3.0351984501</text:p>
          </table:table-cell>
          <table:table-cell/>
          <table:table-cell office:value-type="float" office:value="1442888686.14469" calcext:value-type="float">
            <text:p>1442888686.14469</text:p>
          </table:table-cell>
          <table:table-cell table:formula="of:=[.J147]-[.$B147]" office:value-type="float" office:value="3.03523659706116" calcext:value-type="float">
            <text:p>3.035236597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88683.17587" calcext:value-type="float">
            <text:p>1442888683.17587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4.6942584514618" calcext:value-type="float">
            <text:p>24.6942584515</text:p>
          </table:table-cell>
          <table:table-cell table:formula="of:=[.C148]/([.D148]-[.D147])" office:value-type="float" office:value="988159.768424756" calcext:value-type="float">
            <text:p>988159.768424756</text:p>
          </table:table-cell>
          <table:table-cell/>
          <table:table-cell office:value-type="float" office:value="1442888686.22934" calcext:value-type="float">
            <text:p>1442888686.22934</text:p>
          </table:table-cell>
          <table:table-cell table:formula="of:=[.G148]-[.$B148]" office:value-type="float" office:value="3.05346536636353" calcext:value-type="float">
            <text:p>3.0534653664</text:p>
          </table:table-cell>
          <table:table-cell/>
          <table:table-cell office:value-type="float" office:value="1442888686.22941" calcext:value-type="float">
            <text:p>1442888686.22941</text:p>
          </table:table-cell>
          <table:table-cell table:formula="of:=[.J148]-[.$B148]" office:value-type="float" office:value="3.05353784561157" calcext:value-type="float">
            <text:p>3.053537845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88683.24234" calcext:value-type="float">
            <text:p>1442888683.24234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4.7607271671295" calcext:value-type="float">
            <text:p>24.7607271671</text:p>
          </table:table-cell>
          <table:table-cell table:formula="of:=[.C149]/([.D149]-[.D148])" office:value-type="float" office:value="987411.887542595" calcext:value-type="float">
            <text:p>987411.887542595</text:p>
          </table:table-cell>
          <table:table-cell/>
          <table:table-cell office:value-type="float" office:value="1442888686.34548" calcext:value-type="float">
            <text:p>1442888686.34548</text:p>
          </table:table-cell>
          <table:table-cell table:formula="of:=[.G149]-[.$B149]" office:value-type="float" office:value="3.10313487052917" calcext:value-type="float">
            <text:p>3.1031348705</text:p>
          </table:table-cell>
          <table:table-cell/>
          <table:table-cell office:value-type="float" office:value="1442888686.34552" calcext:value-type="float">
            <text:p>1442888686.34552</text:p>
          </table:table-cell>
          <table:table-cell table:formula="of:=[.J149]-[.$B149]" office:value-type="float" office:value="3.10317826271057" calcext:value-type="float">
            <text:p>3.103178262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88683.3088" calcext:value-type="float">
            <text:p>1442888683.3088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4.8271853923798" calcext:value-type="float">
            <text:p>24.8271853924</text:p>
          </table:table-cell>
          <table:table-cell table:formula="of:=[.C150]/([.D150]-[.D149])" office:value-type="float" office:value="987567.750310318" calcext:value-type="float">
            <text:p>987567.750310318</text:p>
          </table:table-cell>
          <table:table-cell/>
          <table:table-cell office:value-type="float" office:value="1442888686.42976" calcext:value-type="float">
            <text:p>1442888686.42976</text:p>
          </table:table-cell>
          <table:table-cell table:formula="of:=[.G150]-[.$B150]" office:value-type="float" office:value="3.12095904350281" calcext:value-type="float">
            <text:p>3.1209590435</text:p>
          </table:table-cell>
          <table:table-cell/>
          <table:table-cell office:value-type="float" office:value="1442888686.4298" calcext:value-type="float">
            <text:p>1442888686.4298</text:p>
          </table:table-cell>
          <table:table-cell table:formula="of:=[.J150]-[.$B150]" office:value-type="float" office:value="3.1210024356842" calcext:value-type="float">
            <text:p>3.12100243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88683.37523" calcext:value-type="float">
            <text:p>1442888683.3752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4.8936202526093" calcext:value-type="float">
            <text:p>24.8936202526</text:p>
          </table:table-cell>
          <table:table-cell table:formula="of:=[.C151]/([.D151]-[.D150])" office:value-type="float" office:value="987915.076110362" calcext:value-type="float">
            <text:p>987915.076110362</text:p>
          </table:table-cell>
          <table:table-cell/>
          <table:table-cell office:value-type="float" office:value="1442888686.5465" calcext:value-type="float">
            <text:p>1442888686.5465</text:p>
          </table:table-cell>
          <table:table-cell table:formula="of:=[.G151]-[.$B151]" office:value-type="float" office:value="3.17126178741455" calcext:value-type="float">
            <text:p>3.1712617874</text:p>
          </table:table-cell>
          <table:table-cell/>
          <table:table-cell office:value-type="float" office:value="1442888686.54654" calcext:value-type="float">
            <text:p>1442888686.54654</text:p>
          </table:table-cell>
          <table:table-cell table:formula="of:=[.J151]-[.$B151]" office:value-type="float" office:value="3.17130208015442" calcext:value-type="float">
            <text:p>3.17130208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88683.44171" calcext:value-type="float">
            <text:p>1442888683.44171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4.9600985050201" calcext:value-type="float">
            <text:p>24.960098505</text:p>
          </table:table-cell>
          <table:table-cell table:formula="of:=[.C152]/([.D152]-[.D151])" office:value-type="float" office:value="987270.236803787" calcext:value-type="float">
            <text:p>987270.236803787</text:p>
          </table:table-cell>
          <table:table-cell/>
          <table:table-cell office:value-type="float" office:value="1442888686.63068" calcext:value-type="float">
            <text:p>1442888686.63068</text:p>
          </table:table-cell>
          <table:table-cell table:formula="of:=[.G152]-[.$B152]" office:value-type="float" office:value="3.18896913528442" calcext:value-type="float">
            <text:p>3.1889691353</text:p>
          </table:table-cell>
          <table:table-cell/>
          <table:table-cell office:value-type="float" office:value="1442888686.63072" calcext:value-type="float">
            <text:p>1442888686.63072</text:p>
          </table:table-cell>
          <table:table-cell table:formula="of:=[.J152]-[.$B152]" office:value-type="float" office:value="3.18900585174561" calcext:value-type="float">
            <text:p>3.189005851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88683.5082" calcext:value-type="float">
            <text:p>1442888683.5082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5.0265884399414" calcext:value-type="float">
            <text:p>25.0265884399</text:p>
          </table:table-cell>
          <table:table-cell table:formula="of:=[.C153]/([.D153]-[.D152])" office:value-type="float" office:value="987096.77002571" calcext:value-type="float">
            <text:p>987096.77002571</text:p>
          </table:table-cell>
          <table:table-cell/>
          <table:table-cell office:value-type="float" office:value="1442888686.74761" calcext:value-type="float">
            <text:p>1442888686.74761</text:p>
          </table:table-cell>
          <table:table-cell table:formula="of:=[.G153]-[.$B153]" office:value-type="float" office:value="3.23940539360046" calcext:value-type="float">
            <text:p>3.2394053936</text:p>
          </table:table-cell>
          <table:table-cell/>
          <table:table-cell office:value-type="float" office:value="1442888686.74765" calcext:value-type="float">
            <text:p>1442888686.74765</text:p>
          </table:table-cell>
          <table:table-cell table:formula="of:=[.J153]-[.$B153]" office:value-type="float" office:value="3.23944759368896" calcext:value-type="float">
            <text:p>3.239447593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88683.57464" calcext:value-type="float">
            <text:p>1442888683.5746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5.0930204391479" calcext:value-type="float">
            <text:p>25.0930204391</text:p>
          </table:table-cell>
          <table:table-cell table:formula="of:=[.C154]/([.D154]-[.D153])" office:value-type="float" office:value="987957.622590046" calcext:value-type="float">
            <text:p>987957.622590046</text:p>
          </table:table-cell>
          <table:table-cell/>
          <table:table-cell office:value-type="float" office:value="1442888686.83166" calcext:value-type="float">
            <text:p>1442888686.83166</text:p>
          </table:table-cell>
          <table:table-cell table:formula="of:=[.G154]-[.$B154]" office:value-type="float" office:value="3.25702977180481" calcext:value-type="float">
            <text:p>3.2570297718</text:p>
          </table:table-cell>
          <table:table-cell/>
          <table:table-cell office:value-type="float" office:value="1442888686.83172" calcext:value-type="float">
            <text:p>1442888686.83172</text:p>
          </table:table-cell>
          <table:table-cell table:formula="of:=[.J154]-[.$B154]" office:value-type="float" office:value="3.25708699226379" calcext:value-type="float">
            <text:p>3.257086992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88683.64106" calcext:value-type="float">
            <text:p>1442888683.64106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5.15944480896" calcext:value-type="float">
            <text:p>25.159444809</text:p>
          </table:table-cell>
          <table:table-cell table:formula="of:=[.C155]/([.D155]-[.D154])" office:value-type="float" office:value="988071.097787541" calcext:value-type="float">
            <text:p>988071.097787541</text:p>
          </table:table-cell>
          <table:table-cell/>
          <table:table-cell office:value-type="float" office:value="1442888686.94873" calcext:value-type="float">
            <text:p>1442888686.94873</text:p>
          </table:table-cell>
          <table:table-cell table:formula="of:=[.G155]-[.$B155]" office:value-type="float" office:value="3.30766630172729" calcext:value-type="float">
            <text:p>3.3076663017</text:p>
          </table:table-cell>
          <table:table-cell/>
          <table:table-cell office:value-type="float" office:value="1442888686.94887" calcext:value-type="float">
            <text:p>1442888686.94887</text:p>
          </table:table-cell>
          <table:table-cell table:formula="of:=[.J155]-[.$B155]" office:value-type="float" office:value="3.30781412124634" calcext:value-type="float">
            <text:p>3.307814121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88683.70752" calcext:value-type="float">
            <text:p>1442888683.70752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5.2259039878845" calcext:value-type="float">
            <text:p>25.2259039879</text:p>
          </table:table-cell>
          <table:table-cell table:formula="of:=[.C156]/([.D156]-[.D155])" office:value-type="float" office:value="987553.578934529" calcext:value-type="float">
            <text:p>987553.578934529</text:p>
          </table:table-cell>
          <table:table-cell/>
          <table:table-cell office:value-type="float" office:value="1442888686.98931" calcext:value-type="float">
            <text:p>1442888686.98931</text:p>
          </table:table-cell>
          <table:table-cell table:formula="of:=[.G156]-[.$B156]" office:value-type="float" office:value="3.28179383277893" calcext:value-type="float">
            <text:p>3.2817938328</text:p>
          </table:table-cell>
          <table:table-cell/>
          <table:table-cell office:value-type="float" office:value="1442888686.98944" calcext:value-type="float">
            <text:p>1442888686.98944</text:p>
          </table:table-cell>
          <table:table-cell table:formula="of:=[.J156]-[.$B156]" office:value-type="float" office:value="3.28192162513733" calcext:value-type="float">
            <text:p>3.281921625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88683.77397" calcext:value-type="float">
            <text:p>1442888683.77397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5.2923548221588" calcext:value-type="float">
            <text:p>25.2923548222</text:p>
          </table:table-cell>
          <table:table-cell table:formula="of:=[.C157]/([.D157]-[.D156])" office:value-type="float" office:value="987677.5922645" calcext:value-type="float">
            <text:p>987677.5922645</text:p>
          </table:table-cell>
          <table:table-cell/>
          <table:table-cell office:value-type="float" office:value="1442888687.1161" calcext:value-type="float">
            <text:p>1442888687.1161</text:p>
          </table:table-cell>
          <table:table-cell table:formula="of:=[.G157]-[.$B157]" office:value-type="float" office:value="3.34213376045227" calcext:value-type="float">
            <text:p>3.3421337605</text:p>
          </table:table-cell>
          <table:table-cell/>
          <table:table-cell office:value-type="float" office:value="1442888690.01174" calcext:value-type="float">
            <text:p>1442888690.01174</text:p>
          </table:table-cell>
          <table:table-cell table:formula="of:=[.J157]-[.$B157]" office:value-type="float" office:value="6.23776912689209" calcext:value-type="float">
            <text:p>6.237769126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88683.84044" calcext:value-type="float">
            <text:p>1442888683.84044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5.3588244915009" calcext:value-type="float">
            <text:p>25.3588244915</text:p>
          </table:table-cell>
          <table:table-cell table:formula="of:=[.C158]/([.D158]-[.D157])" office:value-type="float" office:value="987397.720639612" calcext:value-type="float">
            <text:p>987397.720639612</text:p>
          </table:table-cell>
          <table:table-cell/>
          <table:table-cell office:value-type="float" office:value="1442888687.19019" calcext:value-type="float">
            <text:p>1442888687.19019</text:p>
          </table:table-cell>
          <table:table-cell table:formula="of:=[.G158]-[.$B158]" office:value-type="float" office:value="3.34975433349609" calcext:value-type="float">
            <text:p>3.3497543335</text:p>
          </table:table-cell>
          <table:table-cell/>
          <table:table-cell office:value-type="float" office:value="1442888690.03932" calcext:value-type="float">
            <text:p>1442888690.03932</text:p>
          </table:table-cell>
          <table:table-cell table:formula="of:=[.J158]-[.$B158]" office:value-type="float" office:value="6.19888067245483" calcext:value-type="float">
            <text:p>6.198880672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88683.90687" calcext:value-type="float">
            <text:p>1442888683.90687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5.4252562522888" calcext:value-type="float">
            <text:p>25.4252562523</text:p>
          </table:table-cell>
          <table:table-cell table:formula="of:=[.C159]/([.D159]-[.D158])" office:value-type="float" office:value="987961.16829544" calcext:value-type="float">
            <text:p>987961.16829544</text:p>
          </table:table-cell>
          <table:table-cell/>
          <table:table-cell office:value-type="float" office:value="1442888687.25493" calcext:value-type="float">
            <text:p>1442888687.25493</text:p>
          </table:table-cell>
          <table:table-cell table:formula="of:=[.G159]-[.$B159]" office:value-type="float" office:value="3.34805488586426" calcext:value-type="float">
            <text:p>3.3480548859</text:p>
          </table:table-cell>
          <table:table-cell/>
          <table:table-cell office:value-type="float" office:value="1442888690.06682" calcext:value-type="float">
            <text:p>1442888690.06682</text:p>
          </table:table-cell>
          <table:table-cell table:formula="of:=[.J159]-[.$B159]" office:value-type="float" office:value="6.1599497795105" calcext:value-type="float">
            <text:p>6.159949779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88683.97344" calcext:value-type="float">
            <text:p>1442888683.9734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5.4918212890625" calcext:value-type="float">
            <text:p>25.4918212891</text:p>
          </table:table-cell>
          <table:table-cell table:formula="of:=[.C160]/([.D160]-[.D159])" office:value-type="float" office:value="985983.080324076" calcext:value-type="float">
            <text:p>985983.080324076</text:p>
          </table:table-cell>
          <table:table-cell/>
          <table:table-cell office:value-type="float" office:value="1442888687.3911" calcext:value-type="float">
            <text:p>1442888687.3911</text:p>
          </table:table-cell>
          <table:table-cell table:formula="of:=[.G160]-[.$B160]" office:value-type="float" office:value="3.41765952110291" calcext:value-type="float">
            <text:p>3.4176595211</text:p>
          </table:table-cell>
          <table:table-cell/>
          <table:table-cell office:value-type="float" office:value="1442888690.09435" calcext:value-type="float">
            <text:p>1442888690.09435</text:p>
          </table:table-cell>
          <table:table-cell table:formula="of:=[.J160]-[.$B160]" office:value-type="float" office:value="6.1209089756012" calcext:value-type="float">
            <text:p>6.120908975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88684.03991" calcext:value-type="float">
            <text:p>1442888684.03991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5.5582995414734" calcext:value-type="float">
            <text:p>25.5582995415</text:p>
          </table:table-cell>
          <table:table-cell table:formula="of:=[.C161]/([.D161]-[.D160])" office:value-type="float" office:value="987270.236803787" calcext:value-type="float">
            <text:p>987270.236803787</text:p>
          </table:table-cell>
          <table:table-cell/>
          <table:table-cell office:value-type="float" office:value="1442888687.51812" calcext:value-type="float">
            <text:p>1442888687.51812</text:p>
          </table:table-cell>
          <table:table-cell table:formula="of:=[.G161]-[.$B161]" office:value-type="float" office:value="3.47820687294006" calcext:value-type="float">
            <text:p>3.4782068729</text:p>
          </table:table-cell>
          <table:table-cell/>
          <table:table-cell office:value-type="float" office:value="1442888690.12188" calcext:value-type="float">
            <text:p>1442888690.12188</text:p>
          </table:table-cell>
          <table:table-cell table:formula="of:=[.J161]-[.$B161]" office:value-type="float" office:value="6.08196759223938" calcext:value-type="float">
            <text:p>6.081967592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88684.10635" calcext:value-type="float">
            <text:p>1442888684.10635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5.6247370243072" calcext:value-type="float">
            <text:p>25.6247370243</text:p>
          </table:table-cell>
          <table:table-cell table:formula="of:=[.C162]/([.D162]-[.D161])" office:value-type="float" office:value="987876.078389716" calcext:value-type="float">
            <text:p>987876.078389716</text:p>
          </table:table-cell>
          <table:table-cell/>
          <table:table-cell office:value-type="float" office:value="1442888687.63586" calcext:value-type="float">
            <text:p>1442888687.63586</text:p>
          </table:table-cell>
          <table:table-cell table:formula="of:=[.G162]-[.$B162]" office:value-type="float" office:value="3.52950620651245" calcext:value-type="float">
            <text:p>3.5295062065</text:p>
          </table:table-cell>
          <table:table-cell/>
          <table:table-cell office:value-type="float" office:value="1442888690.14942" calcext:value-type="float">
            <text:p>1442888690.14942</text:p>
          </table:table-cell>
          <table:table-cell table:formula="of:=[.J162]-[.$B162]" office:value-type="float" office:value="6.0430634021759" calcext:value-type="float">
            <text:p>6.043063402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88684.17279" calcext:value-type="float">
            <text:p>1442888684.17279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5.691178560257" calcext:value-type="float">
            <text:p>25.6911785603</text:p>
          </table:table-cell>
          <table:table-cell table:formula="of:=[.C163]/([.D163]-[.D162])" office:value-type="float" office:value="987815.815240638" calcext:value-type="float">
            <text:p>987815.815240638</text:p>
          </table:table-cell>
          <table:table-cell/>
          <table:table-cell office:value-type="float" office:value="1442888687.7781" calcext:value-type="float">
            <text:p>1442888687.7781</text:p>
          </table:table-cell>
          <table:table-cell table:formula="of:=[.G163]-[.$B163]" office:value-type="float" office:value="3.60530686378479" calcext:value-type="float">
            <text:p>3.6053068638</text:p>
          </table:table-cell>
          <table:table-cell/>
          <table:table-cell office:value-type="float" office:value="1442888690.17696" calcext:value-type="float">
            <text:p>1442888690.17696</text:p>
          </table:table-cell>
          <table:table-cell table:formula="of:=[.J163]-[.$B163]" office:value-type="float" office:value="6.0041618347168" calcext:value-type="float">
            <text:p>6.004161834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88684.23927" calcext:value-type="float">
            <text:p>1442888684.23927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5.7576537132263" calcext:value-type="float">
            <text:p>25.7576537132</text:p>
          </table:table-cell>
          <table:table-cell table:formula="of:=[.C164]/([.D164]-[.D163])" office:value-type="float" office:value="987316.268835832" calcext:value-type="float">
            <text:p>987316.268835832</text:p>
          </table:table-cell>
          <table:table-cell/>
          <table:table-cell office:value-type="float" office:value="1442888687.85798" calcext:value-type="float">
            <text:p>1442888687.85798</text:p>
          </table:table-cell>
          <table:table-cell table:formula="of:=[.G164]-[.$B164]" office:value-type="float" office:value="3.61871266365051" calcext:value-type="float">
            <text:p>3.6187126637</text:p>
          </table:table-cell>
          <table:table-cell/>
          <table:table-cell office:value-type="float" office:value="1442888690.20449" calcext:value-type="float">
            <text:p>1442888690.20449</text:p>
          </table:table-cell>
          <table:table-cell table:formula="of:=[.J164]-[.$B164]" office:value-type="float" office:value="5.96522164344788" calcext:value-type="float">
            <text:p>5.96522164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88684.30575" calcext:value-type="float">
            <text:p>1442888684.30575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5.8241348266602" calcext:value-type="float">
            <text:p>25.8241348267</text:p>
          </table:table-cell>
          <table:table-cell table:formula="of:=[.C165]/([.D165]-[.D164])" office:value-type="float" office:value="987227.749506889" calcext:value-type="float">
            <text:p>987227.749506889</text:p>
          </table:table-cell>
          <table:table-cell/>
          <table:table-cell office:value-type="float" office:value="1442888687.97915" calcext:value-type="float">
            <text:p>1442888687.97915</text:p>
          </table:table-cell>
          <table:table-cell table:formula="of:=[.G165]-[.$B165]" office:value-type="float" office:value="3.67340326309204" calcext:value-type="float">
            <text:p>3.6734032631</text:p>
          </table:table-cell>
          <table:table-cell/>
          <table:table-cell office:value-type="float" office:value="1442888690.23201" calcext:value-type="float">
            <text:p>1442888690.23201</text:p>
          </table:table-cell>
          <table:table-cell table:formula="of:=[.J165]-[.$B165]" office:value-type="float" office:value="5.92626285552979" calcext:value-type="float">
            <text:p>5.926262855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88684.37217" calcext:value-type="float">
            <text:p>1442888684.37217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5.8905549049377" calcext:value-type="float">
            <text:p>25.8905549049</text:p>
          </table:table-cell>
          <table:table-cell table:formula="of:=[.C166]/([.D166]-[.D165])" office:value-type="float" office:value="988134.939042163" calcext:value-type="float">
            <text:p>988134.939042163</text:p>
          </table:table-cell>
          <table:table-cell/>
          <table:table-cell office:value-type="float" office:value="1442888688.12096" calcext:value-type="float">
            <text:p>1442888688.12096</text:p>
          </table:table-cell>
          <table:table-cell table:formula="of:=[.G166]-[.$B166]" office:value-type="float" office:value="3.74879050254822" calcext:value-type="float">
            <text:p>3.7487905025</text:p>
          </table:table-cell>
          <table:table-cell/>
          <table:table-cell office:value-type="float" office:value="1442888690.25958" calcext:value-type="float">
            <text:p>1442888690.25958</text:p>
          </table:table-cell>
          <table:table-cell table:formula="of:=[.J166]-[.$B166]" office:value-type="float" office:value="5.88740658760071" calcext:value-type="float">
            <text:p>5.88740658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88684.43863" calcext:value-type="float">
            <text:p>1442888684.43863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5.9570105075836" calcext:value-type="float">
            <text:p>25.9570105076</text:p>
          </table:table-cell>
          <table:table-cell table:formula="of:=[.C167]/([.D167]-[.D166])" office:value-type="float" office:value="987606.723690961" calcext:value-type="float">
            <text:p>987606.723690961</text:p>
          </table:table-cell>
          <table:table-cell/>
          <table:table-cell office:value-type="float" office:value="1442888688.25978" calcext:value-type="float">
            <text:p>1442888688.25978</text:p>
          </table:table-cell>
          <table:table-cell table:formula="of:=[.G167]-[.$B167]" office:value-type="float" office:value="3.82115745544434" calcext:value-type="float">
            <text:p>3.8211574554</text:p>
          </table:table-cell>
          <table:table-cell/>
          <table:table-cell office:value-type="float" office:value="1442888690.28712" calcext:value-type="float">
            <text:p>1442888690.28712</text:p>
          </table:table-cell>
          <table:table-cell table:formula="of:=[.J167]-[.$B167]" office:value-type="float" office:value="5.84849095344543" calcext:value-type="float">
            <text:p>5.848490953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88684.50505" calcext:value-type="float">
            <text:p>1442888684.50505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6.0234313011169" calcext:value-type="float">
            <text:p>26.0234313011</text:p>
          </table:table-cell>
          <table:table-cell table:formula="of:=[.C168]/([.D168]-[.D167])" office:value-type="float" office:value="988124.298260161" calcext:value-type="float">
            <text:p>988124.298260161</text:p>
          </table:table-cell>
          <table:table-cell/>
          <table:table-cell office:value-type="float" office:value="1442888688.38111" calcext:value-type="float">
            <text:p>1442888688.38111</text:p>
          </table:table-cell>
          <table:table-cell table:formula="of:=[.G168]-[.$B168]" office:value-type="float" office:value="3.87606763839722" calcext:value-type="float">
            <text:p>3.8760676384</text:p>
          </table:table-cell>
          <table:table-cell/>
          <table:table-cell office:value-type="float" office:value="1442888690.31465" calcext:value-type="float">
            <text:p>1442888690.31465</text:p>
          </table:table-cell>
          <table:table-cell table:formula="of:=[.J168]-[.$B168]" office:value-type="float" office:value="5.80960631370544" calcext:value-type="float">
            <text:p>5.809606313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88684.57149" calcext:value-type="float">
            <text:p>1442888684.57149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6.089879989624" calcext:value-type="float">
            <text:p>26.0898799896</text:p>
          </table:table-cell>
          <table:table-cell table:formula="of:=[.C169]/([.D169]-[.D168])" office:value-type="float" office:value="987709.486440909" calcext:value-type="float">
            <text:p>987709.486440909</text:p>
          </table:table-cell>
          <table:table-cell/>
          <table:table-cell office:value-type="float" office:value="1442888688.52294" calcext:value-type="float">
            <text:p>1442888688.52294</text:p>
          </table:table-cell>
          <table:table-cell table:formula="of:=[.G169]-[.$B169]" office:value-type="float" office:value="3.95144295692444" calcext:value-type="float">
            <text:p>3.9514429569</text:p>
          </table:table-cell>
          <table:table-cell/>
          <table:table-cell office:value-type="float" office:value="1442888690.34219" calcext:value-type="float">
            <text:p>1442888690.34219</text:p>
          </table:table-cell>
          <table:table-cell table:formula="of:=[.J169]-[.$B169]" office:value-type="float" office:value="5.77069139480591" calcext:value-type="float">
            <text:p>5.770691394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88684.63804" calcext:value-type="float">
            <text:p>1442888684.63804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6.1564252376556" calcext:value-type="float">
            <text:p>26.1564252377</text:p>
          </table:table-cell>
          <table:table-cell table:formula="of:=[.C170]/([.D170]-[.D169])" office:value-type="float" office:value="986276.284804254" calcext:value-type="float">
            <text:p>986276.284804254</text:p>
          </table:table-cell>
          <table:table-cell/>
          <table:table-cell office:value-type="float" office:value="1442888688.66182" calcext:value-type="float">
            <text:p>1442888688.66182</text:p>
          </table:table-cell>
          <table:table-cell table:formula="of:=[.G170]-[.$B170]" office:value-type="float" office:value="4.02378010749817" calcext:value-type="float">
            <text:p>4.0237801075</text:p>
          </table:table-cell>
          <table:table-cell/>
          <table:table-cell office:value-type="float" office:value="1442888690.36972" calcext:value-type="float">
            <text:p>1442888690.36972</text:p>
          </table:table-cell>
          <table:table-cell table:formula="of:=[.J170]-[.$B170]" office:value-type="float" office:value="5.73167991638184" calcext:value-type="float">
            <text:p>5.731679916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88684.70448" calcext:value-type="float">
            <text:p>1442888684.70448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6.2228622436523" calcext:value-type="float">
            <text:p>26.2228622437</text:p>
          </table:table-cell>
          <table:table-cell table:formula="of:=[.C171]/([.D171]-[.D170])" office:value-type="float" office:value="987883.168655372" calcext:value-type="float">
            <text:p>987883.168655372</text:p>
          </table:table-cell>
          <table:table-cell/>
          <table:table-cell office:value-type="float" office:value="1442888688.78352" calcext:value-type="float">
            <text:p>1442888688.78352</text:p>
          </table:table-cell>
          <table:table-cell table:formula="of:=[.G171]-[.$B171]" office:value-type="float" office:value="4.0790479183197" calcext:value-type="float">
            <text:p>4.0790479183</text:p>
          </table:table-cell>
          <table:table-cell/>
          <table:table-cell office:value-type="float" office:value="1442888690.39728" calcext:value-type="float">
            <text:p>1442888690.39728</text:p>
          </table:table-cell>
          <table:table-cell table:formula="of:=[.J171]-[.$B171]" office:value-type="float" office:value="5.69280171394348" calcext:value-type="float">
            <text:p>5.692801713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88684.7709" calcext:value-type="float">
            <text:p>1442888684.7709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6.2892849445343" calcext:value-type="float">
            <text:p>26.2892849445</text:p>
          </table:table-cell>
          <table:table-cell table:formula="of:=[.C172]/([.D172]-[.D171])" office:value-type="float" office:value="988095.923961852" calcext:value-type="float">
            <text:p>988095.923961852</text:p>
          </table:table-cell>
          <table:table-cell/>
          <table:table-cell office:value-type="float" office:value="1442888688.92517" calcext:value-type="float">
            <text:p>1442888688.92517</text:p>
          </table:table-cell>
          <table:table-cell table:formula="of:=[.G172]-[.$B172]" office:value-type="float" office:value="4.15426778793335" calcext:value-type="float">
            <text:p>4.1542677879</text:p>
          </table:table-cell>
          <table:table-cell/>
          <table:table-cell office:value-type="float" office:value="1442888690.42484" calcext:value-type="float">
            <text:p>1442888690.42484</text:p>
          </table:table-cell>
          <table:table-cell table:formula="of:=[.J172]-[.$B172]" office:value-type="float" office:value="5.65393805503845" calcext:value-type="float">
            <text:p>5.6539380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88684.83737" calcext:value-type="float">
            <text:p>1442888684.83737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6.355756521225" calcext:value-type="float">
            <text:p>26.3557565212</text:p>
          </table:table-cell>
          <table:table-cell table:formula="of:=[.C173]/([.D173]-[.D172])" office:value-type="float" office:value="987369.38805317" calcext:value-type="float">
            <text:p>987369.38805317</text:p>
          </table:table-cell>
          <table:table-cell/>
          <table:table-cell office:value-type="float" office:value="1442888689.12605" calcext:value-type="float">
            <text:p>1442888689.12605</text:p>
          </table:table-cell>
          <table:table-cell table:formula="of:=[.G173]-[.$B173]" office:value-type="float" office:value="4.2886745929718" calcext:value-type="float">
            <text:p>4.288674593</text:p>
          </table:table-cell>
          <table:table-cell/>
          <table:table-cell office:value-type="float" office:value="1442888690.4524" calcext:value-type="float">
            <text:p>1442888690.4524</text:p>
          </table:table-cell>
          <table:table-cell table:formula="of:=[.J173]-[.$B173]" office:value-type="float" office:value="5.61503195762634" calcext:value-type="float">
            <text:p>5.615031957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88684.90385" calcext:value-type="float">
            <text:p>1442888684.90385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6.4222340583801" calcext:value-type="float">
            <text:p>26.4222340584</text:p>
          </table:table-cell>
          <table:table-cell table:formula="of:=[.C174]/([.D174]-[.D173])" office:value-type="float" office:value="987280.859199432" calcext:value-type="float">
            <text:p>987280.859199432</text:p>
          </table:table-cell>
          <table:table-cell/>
          <table:table-cell office:value-type="float" office:value="1442888689.24388" calcext:value-type="float">
            <text:p>1442888689.24388</text:p>
          </table:table-cell>
          <table:table-cell table:formula="of:=[.G174]-[.$B174]" office:value-type="float" office:value="4.34003138542175" calcext:value-type="float">
            <text:p>4.3400313854</text:p>
          </table:table-cell>
          <table:table-cell/>
          <table:table-cell office:value-type="float" office:value="1442888690.47995" calcext:value-type="float">
            <text:p>1442888690.47995</text:p>
          </table:table-cell>
          <table:table-cell table:formula="of:=[.J174]-[.$B174]" office:value-type="float" office:value="5.57610130310059" calcext:value-type="float">
            <text:p>5.576101303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88684.97027" calcext:value-type="float">
            <text:p>1442888684.97027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6.4886512756348" calcext:value-type="float">
            <text:p>26.4886512756</text:p>
          </table:table-cell>
          <table:table-cell table:formula="of:=[.C175]/([.D175]-[.D174])" office:value-type="float" office:value="988177.50446201" calcext:value-type="float">
            <text:p>988177.50446201</text:p>
          </table:table-cell>
          <table:table-cell/>
          <table:table-cell office:value-type="float" office:value="1442888689.36652" calcext:value-type="float">
            <text:p>1442888689.36652</text:p>
          </table:table-cell>
          <table:table-cell table:formula="of:=[.G175]-[.$B175]" office:value-type="float" office:value="4.39625072479248" calcext:value-type="float">
            <text:p>4.3962507248</text:p>
          </table:table-cell>
          <table:table-cell/>
          <table:table-cell office:value-type="float" office:value="1442888690.50754" calcext:value-type="float">
            <text:p>1442888690.50754</text:p>
          </table:table-cell>
          <table:table-cell table:formula="of:=[.J175]-[.$B175]" office:value-type="float" office:value="5.53727769851685" calcext:value-type="float">
            <text:p>5.537277698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88685.03475" calcext:value-type="float">
            <text:p>1442888685.03475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6.5531389713287" calcext:value-type="float">
            <text:p>26.5531389713</text:p>
          </table:table-cell>
          <table:table-cell table:formula="of:=[.C176]/([.D176]-[.D175])" office:value-type="float" office:value="1017744.53705806" calcext:value-type="float">
            <text:p>1017744.53705806</text:p>
          </table:table-cell>
          <table:table-cell/>
          <table:table-cell office:value-type="float" office:value="1442888689.44723" calcext:value-type="float">
            <text:p>1442888689.44723</text:p>
          </table:table-cell>
          <table:table-cell table:formula="of:=[.G176]-[.$B176]" office:value-type="float" office:value="4.41248106956482" calcext:value-type="float">
            <text:p>4.4124810696</text:p>
          </table:table-cell>
          <table:table-cell/>
          <table:table-cell office:value-type="float" office:value="1442888690.53509" calcext:value-type="float">
            <text:p>1442888690.53509</text:p>
          </table:table-cell>
          <table:table-cell table:formula="of:=[.J176]-[.$B176]" office:value-type="float" office:value="5.50033783912659" calcext:value-type="float">
            <text:p>5.500337839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88685.09824" calcext:value-type="float">
            <text:p>1442888685.09824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6.6166300773621" calcext:value-type="float">
            <text:p>26.6166300774</text:p>
          </table:table-cell>
          <table:table-cell table:formula="of:=[.C177]/([.D177]-[.D176])" office:value-type="float" office:value="1033719.58846568" calcext:value-type="float">
            <text:p>1033719.58846568</text:p>
          </table:table-cell>
          <table:table-cell/>
          <table:table-cell office:value-type="float" office:value="1442888689.52808" calcext:value-type="float">
            <text:p>1442888689.52808</text:p>
          </table:table-cell>
          <table:table-cell table:formula="of:=[.G177]-[.$B177]" office:value-type="float" office:value="4.42983627319336" calcext:value-type="float">
            <text:p>4.4298362732</text:p>
          </table:table-cell>
          <table:table-cell/>
          <table:table-cell office:value-type="float" office:value="1442888690.56266" calcext:value-type="float">
            <text:p>1442888690.56266</text:p>
          </table:table-cell>
          <table:table-cell table:formula="of:=[.J177]-[.$B177]" office:value-type="float" office:value="5.46441531181335" calcext:value-type="float">
            <text:p>5.464415311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88685.16169" calcext:value-type="float">
            <text:p>1442888685.16169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6.6800713539124" calcext:value-type="float">
            <text:p>26.6800713539</text:p>
          </table:table-cell>
          <table:table-cell table:formula="of:=[.C178]/([.D178]-[.D177])" office:value-type="float" office:value="1034531.51589676" calcext:value-type="float">
            <text:p>1034531.51589676</text:p>
          </table:table-cell>
          <table:table-cell/>
          <table:table-cell office:value-type="float" office:value="1442888689.59533" calcext:value-type="float">
            <text:p>1442888689.59533</text:p>
          </table:table-cell>
          <table:table-cell table:formula="of:=[.G178]-[.$B178]" office:value-type="float" office:value="4.43364214897156" calcext:value-type="float">
            <text:p>4.433642149</text:p>
          </table:table-cell>
          <table:table-cell/>
          <table:table-cell office:value-type="float" office:value="1442888690.5902" calcext:value-type="float">
            <text:p>1442888690.5902</text:p>
          </table:table-cell>
          <table:table-cell table:formula="of:=[.J178]-[.$B178]" office:value-type="float" office:value="5.42851281166077" calcext:value-type="float">
            <text:p>5.428512811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88685.22515" calcext:value-type="float">
            <text:p>1442888685.22515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6.7435381412506" calcext:value-type="float">
            <text:p>26.7435381413</text:p>
          </table:table-cell>
          <table:table-cell table:formula="of:=[.C179]/([.D179]-[.D178])" office:value-type="float" office:value="1034115.6808553" calcext:value-type="float">
            <text:p>1034115.6808553</text:p>
          </table:table-cell>
          <table:table-cell/>
          <table:table-cell office:value-type="float" office:value="1442888689.67611" calcext:value-type="float">
            <text:p>1442888689.67611</text:p>
          </table:table-cell>
          <table:table-cell table:formula="of:=[.G179]-[.$B179]" office:value-type="float" office:value="4.45096063613892" calcext:value-type="float">
            <text:p>4.4509606361</text:p>
          </table:table-cell>
          <table:table-cell/>
          <table:table-cell office:value-type="float" office:value="1442888690.61774" calcext:value-type="float">
            <text:p>1442888690.61774</text:p>
          </table:table-cell>
          <table:table-cell table:formula="of:=[.J179]-[.$B179]" office:value-type="float" office:value="5.3925838470459" calcext:value-type="float">
            <text:p>5.39258384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88685.28866" calcext:value-type="float">
            <text:p>1442888685.2886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6.8070456981659" calcext:value-type="float">
            <text:p>26.8070456982</text:p>
          </table:table-cell>
          <table:table-cell table:formula="of:=[.C180]/([.D180]-[.D179])" office:value-type="float" office:value="1033451.81562488" calcext:value-type="float">
            <text:p>1033451.81562488</text:p>
          </table:table-cell>
          <table:table-cell/>
          <table:table-cell office:value-type="float" office:value="1442888689.74335" calcext:value-type="float">
            <text:p>1442888689.74335</text:p>
          </table:table-cell>
          <table:table-cell table:formula="of:=[.G180]-[.$B180]" office:value-type="float" office:value="4.45468544960022" calcext:value-type="float">
            <text:p>4.4546854496</text:p>
          </table:table-cell>
          <table:table-cell/>
          <table:table-cell office:value-type="float" office:value="1442888690.64533" calcext:value-type="float">
            <text:p>1442888690.64533</text:p>
          </table:table-cell>
          <table:table-cell table:formula="of:=[.J180]-[.$B180]" office:value-type="float" office:value="5.35667133331299" calcext:value-type="float">
            <text:p>5.356671333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88685.35211" calcext:value-type="float">
            <text:p>1442888685.35211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6.8704974651337" calcext:value-type="float">
            <text:p>26.8704974651</text:p>
          </table:table-cell>
          <table:table-cell table:formula="of:=[.C181]/([.D181]-[.D180])" office:value-type="float" office:value="1034360.47783088" calcext:value-type="float">
            <text:p>1034360.47783088</text:p>
          </table:table-cell>
          <table:table-cell/>
          <table:table-cell office:value-type="float" office:value="1442888689.82419" calcext:value-type="float">
            <text:p>1442888689.82419</text:p>
          </table:table-cell>
          <table:table-cell table:formula="of:=[.G181]-[.$B181]" office:value-type="float" office:value="4.4720823764801" calcext:value-type="float">
            <text:p>4.4720823765</text:p>
          </table:table-cell>
          <table:table-cell/>
          <table:table-cell office:value-type="float" office:value="1442888690.67285" calcext:value-type="float">
            <text:p>1442888690.67285</text:p>
          </table:table-cell>
          <table:table-cell table:formula="of:=[.J181]-[.$B181]" office:value-type="float" office:value="5.32073569297791" calcext:value-type="float">
            <text:p>5.3207356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88685.41555" calcext:value-type="float">
            <text:p>1442888685.41555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6.9339373111725" calcext:value-type="float">
            <text:p>26.9339373112</text:p>
          </table:table-cell>
          <table:table-cell table:formula="of:=[.C182]/([.D182]-[.D181])" office:value-type="float" office:value="1034554.84365205" calcext:value-type="float">
            <text:p>1034554.84365205</text:p>
          </table:table-cell>
          <table:table-cell/>
          <table:table-cell office:value-type="float" office:value="1442888689.91835" calcext:value-type="float">
            <text:p>1442888689.91835</text:p>
          </table:table-cell>
          <table:table-cell table:formula="of:=[.G182]-[.$B182]" office:value-type="float" office:value="4.50279593467712" calcext:value-type="float">
            <text:p>4.5027959347</text:p>
          </table:table-cell>
          <table:table-cell/>
          <table:table-cell office:value-type="float" office:value="1442888690.70042" calcext:value-type="float">
            <text:p>1442888690.70042</text:p>
          </table:table-cell>
          <table:table-cell table:formula="of:=[.J182]-[.$B182]" office:value-type="float" office:value="5.28487205505371" calcext:value-type="float">
            <text:p>5.28487205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88685.47901" calcext:value-type="float">
            <text:p>1442888685.4790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6.9973940849304" calcext:value-type="float">
            <text:p>26.9973940849</text:p>
          </table:table-cell>
          <table:table-cell table:formula="of:=[.C183]/([.D183]-[.D182])" office:value-type="float" office:value="1034278.86596257" calcext:value-type="float">
            <text:p>1034278.86596257</text:p>
          </table:table-cell>
          <table:table-cell/>
          <table:table-cell office:value-type="float" office:value="1442888689.98561" calcext:value-type="float">
            <text:p>1442888689.98561</text:p>
          </table:table-cell>
          <table:table-cell table:formula="of:=[.G183]-[.$B183]" office:value-type="float" office:value="4.506596326828" calcext:value-type="float">
            <text:p>4.5065963268</text:p>
          </table:table-cell>
          <table:table-cell/>
          <table:table-cell office:value-type="float" office:value="1442888690.72796" calcext:value-type="float">
            <text:p>1442888690.72796</text:p>
          </table:table-cell>
          <table:table-cell table:formula="of:=[.J183]-[.$B183]" office:value-type="float" office:value="5.24895453453064" calcext:value-type="float">
            <text:p>5.248954534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88685.54242" calcext:value-type="float">
            <text:p>1442888685.54242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7.0608077049255" calcext:value-type="float">
            <text:p>27.0608077049</text:p>
          </table:table-cell>
          <table:table-cell table:formula="of:=[.C184]/([.D184]-[.D183])" office:value-type="float" office:value="1034982.70568773" calcext:value-type="float">
            <text:p>1034982.70568773</text:p>
          </table:table-cell>
          <table:table-cell/>
          <table:table-cell office:value-type="float" office:value="1442888690.06645" calcext:value-type="float">
            <text:p>1442888690.06645</text:p>
          </table:table-cell>
          <table:table-cell table:formula="of:=[.G184]-[.$B184]" office:value-type="float" office:value="4.52403140068054" calcext:value-type="float">
            <text:p>4.5240314007</text:p>
          </table:table-cell>
          <table:table-cell/>
          <table:table-cell office:value-type="float" office:value="1442888690.75547" calcext:value-type="float">
            <text:p>1442888690.75547</text:p>
          </table:table-cell>
          <table:table-cell table:formula="of:=[.J184]-[.$B184]" office:value-type="float" office:value="5.21304893493652" calcext:value-type="float">
            <text:p>5.21304893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88685.60587" calcext:value-type="float">
            <text:p>1442888685.60587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7.1242525577545" calcext:value-type="float">
            <text:p>27.1242525578</text:p>
          </table:table-cell>
          <table:table-cell table:formula="of:=[.C185]/([.D185]-[.D184])" office:value-type="float" office:value="1034473.20111083" calcext:value-type="float">
            <text:p>1034473.20111083</text:p>
          </table:table-cell>
          <table:table-cell/>
          <table:table-cell office:value-type="float" office:value="1442888690.14713" calcext:value-type="float">
            <text:p>1442888690.14713</text:p>
          </table:table-cell>
          <table:table-cell table:formula="of:=[.G185]-[.$B185]" office:value-type="float" office:value="4.54126143455505" calcext:value-type="float">
            <text:p>4.5412614346</text:p>
          </table:table-cell>
          <table:table-cell/>
          <table:table-cell office:value-type="float" office:value="1442888690.78301" calcext:value-type="float">
            <text:p>1442888690.78301</text:p>
          </table:table-cell>
          <table:table-cell table:formula="of:=[.J185]-[.$B185]" office:value-type="float" office:value="5.17713809013367" calcext:value-type="float">
            <text:p>5.177138090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88685.6693" calcext:value-type="float">
            <text:p>1442888685.6693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7.1876890659332" calcext:value-type="float">
            <text:p>27.1876890659</text:p>
          </table:table-cell>
          <table:table-cell table:formula="of:=[.C186]/([.D186]-[.D185])" office:value-type="float" office:value="1034609.27917255" calcext:value-type="float">
            <text:p>1034609.27917255</text:p>
          </table:table-cell>
          <table:table-cell/>
          <table:table-cell office:value-type="float" office:value="1442888690.20102" calcext:value-type="float">
            <text:p>1442888690.20102</text:p>
          </table:table-cell>
          <table:table-cell table:formula="of:=[.G186]-[.$B186]" office:value-type="float" office:value="4.53171682357788" calcext:value-type="float">
            <text:p>4.5317168236</text:p>
          </table:table-cell>
          <table:table-cell/>
          <table:table-cell office:value-type="float" office:value="1442888690.81054" calcext:value-type="float">
            <text:p>1442888690.81054</text:p>
          </table:table-cell>
          <table:table-cell table:formula="of:=[.J186]-[.$B186]" office:value-type="float" office:value="5.14123702049255" calcext:value-type="float">
            <text:p>5.14123702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88685.73277" calcext:value-type="float">
            <text:p>1442888685.7327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7.2511558532715" calcext:value-type="float">
            <text:p>27.2511558533</text:p>
          </table:table-cell>
          <table:table-cell table:formula="of:=[.C187]/([.D187]-[.D186])" office:value-type="float" office:value="1034115.6808553" calcext:value-type="float">
            <text:p>1034115.6808553</text:p>
          </table:table-cell>
          <table:table-cell/>
          <table:table-cell office:value-type="float" office:value="1442888690.28173" calcext:value-type="float">
            <text:p>1442888690.28173</text:p>
          </table:table-cell>
          <table:table-cell table:formula="of:=[.G187]-[.$B187]" office:value-type="float" office:value="4.54896068572998" calcext:value-type="float">
            <text:p>4.5489606857</text:p>
          </table:table-cell>
          <table:table-cell/>
          <table:table-cell office:value-type="float" office:value="1442888690.83809" calcext:value-type="float">
            <text:p>1442888690.83809</text:p>
          </table:table-cell>
          <table:table-cell table:formula="of:=[.J187]-[.$B187]" office:value-type="float" office:value="5.10531806945801" calcext:value-type="float">
            <text:p>5.105318069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88685.79621" calcext:value-type="float">
            <text:p>1442888685.7962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7.3145976066589" calcext:value-type="float">
            <text:p>27.3145976067</text:p>
          </table:table-cell>
          <table:table-cell table:formula="of:=[.C188]/([.D188]-[.D187])" office:value-type="float" office:value="1034523.74021211" calcext:value-type="float">
            <text:p>1034523.74021211</text:p>
          </table:table-cell>
          <table:table-cell/>
          <table:table-cell office:value-type="float" office:value="1442888690.37593" calcext:value-type="float">
            <text:p>1442888690.37593</text:p>
          </table:table-cell>
          <table:table-cell table:formula="of:=[.G188]-[.$B188]" office:value-type="float" office:value="4.57972025871277" calcext:value-type="float">
            <text:p>4.5797202587</text:p>
          </table:table-cell>
          <table:table-cell/>
          <table:table-cell office:value-type="float" office:value="1442888690.86562" calcext:value-type="float">
            <text:p>1442888690.86562</text:p>
          </table:table-cell>
          <table:table-cell table:formula="of:=[.J188]-[.$B188]" office:value-type="float" office:value="5.06941270828247" calcext:value-type="float">
            <text:p>5.069412708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88685.85974" calcext:value-type="float">
            <text:p>1442888685.8597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7.3781235218048" calcext:value-type="float">
            <text:p>27.3781235218</text:p>
          </table:table-cell>
          <table:table-cell table:formula="of:=[.C189]/([.D189]-[.D188])" office:value-type="float" office:value="1033153.16039588" calcext:value-type="float">
            <text:p>1033153.16039588</text:p>
          </table:table-cell>
          <table:table-cell/>
          <table:table-cell office:value-type="float" office:value="1442888690.42978" calcext:value-type="float">
            <text:p>1442888690.42978</text:p>
          </table:table-cell>
          <table:table-cell table:formula="of:=[.G189]-[.$B189]" office:value-type="float" office:value="4.5700376033783" calcext:value-type="float">
            <text:p>4.5700376034</text:p>
          </table:table-cell>
          <table:table-cell/>
          <table:table-cell office:value-type="float" office:value="1442888690.89316" calcext:value-type="float">
            <text:p>1442888690.89316</text:p>
          </table:table-cell>
          <table:table-cell table:formula="of:=[.J189]-[.$B189]" office:value-type="float" office:value="5.03342199325562" calcext:value-type="float">
            <text:p>5.033421993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88685.92318" calcext:value-type="float">
            <text:p>1442888685.9231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7.4415693283081" calcext:value-type="float">
            <text:p>27.4415693283</text:p>
          </table:table-cell>
          <table:table-cell table:formula="of:=[.C190]/([.D190]-[.D189])" office:value-type="float" office:value="1034457.65161155" calcext:value-type="float">
            <text:p>1034457.65161155</text:p>
          </table:table-cell>
          <table:table-cell/>
          <table:table-cell office:value-type="float" office:value="1442888690.51046" calcext:value-type="float">
            <text:p>1442888690.51046</text:p>
          </table:table-cell>
          <table:table-cell table:formula="of:=[.G190]-[.$B190]" office:value-type="float" office:value="4.58727836608887" calcext:value-type="float">
            <text:p>4.5872783661</text:p>
          </table:table-cell>
          <table:table-cell/>
          <table:table-cell office:value-type="float" office:value="1442888690.92071" calcext:value-type="float">
            <text:p>1442888690.92071</text:p>
          </table:table-cell>
          <table:table-cell table:formula="of:=[.J190]-[.$B190]" office:value-type="float" office:value="4.99752545356751" calcext:value-type="float">
            <text:p>4.997525453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88685.98662" calcext:value-type="float">
            <text:p>1442888685.98662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7.5050041675568" calcext:value-type="float">
            <text:p>27.5050041676</text:p>
          </table:table-cell>
          <table:table-cell table:formula="of:=[.C191]/([.D191]-[.D190])" office:value-type="float" office:value="1034636.49908105" calcext:value-type="float">
            <text:p>1034636.49908105</text:p>
          </table:table-cell>
          <table:table-cell/>
          <table:table-cell office:value-type="float" office:value="1442888690.59118" calcext:value-type="float">
            <text:p>1442888690.59118</text:p>
          </table:table-cell>
          <table:table-cell table:formula="of:=[.G191]-[.$B191]" office:value-type="float" office:value="4.60456585884094" calcext:value-type="float">
            <text:p>4.6045658588</text:p>
          </table:table-cell>
          <table:table-cell/>
          <table:table-cell office:value-type="float" office:value="1442888690.94817" calcext:value-type="float">
            <text:p>1442888690.94817</text:p>
          </table:table-cell>
          <table:table-cell table:formula="of:=[.J191]-[.$B191]" office:value-type="float" office:value="4.96155023574829" calcext:value-type="float">
            <text:p>4.961550235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88686.04801" calcext:value-type="float">
            <text:p>1442888686.04801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7.5663959980011" calcext:value-type="float">
            <text:p>27.566395998</text:p>
          </table:table-cell>
          <table:table-cell table:formula="of:=[.C192]/([.D192]-[.D191])" office:value-type="float" office:value="1069067.32581477" calcext:value-type="float">
            <text:p>1069067.32581477</text:p>
          </table:table-cell>
          <table:table-cell/>
          <table:table-cell office:value-type="float" office:value="1442888690.67212" calcext:value-type="float">
            <text:p>1442888690.67212</text:p>
          </table:table-cell>
          <table:table-cell table:formula="of:=[.G192]-[.$B192]" office:value-type="float" office:value="4.62410807609558" calcext:value-type="float">
            <text:p>4.6241080761</text:p>
          </table:table-cell>
          <table:table-cell/>
          <table:table-cell office:value-type="float" office:value="1442888690.97566" calcext:value-type="float">
            <text:p>1442888690.97566</text:p>
          </table:table-cell>
          <table:table-cell table:formula="of:=[.J192]-[.$B192]" office:value-type="float" office:value="4.92764759063721" calcext:value-type="float">
            <text:p>4.927647590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88686.10845" calcext:value-type="float">
            <text:p>1442888686.10845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7.6268391609192" calcext:value-type="float">
            <text:p>27.6268391609</text:p>
          </table:table-cell>
          <table:table-cell table:formula="of:=[.C193]/([.D193]-[.D192])" office:value-type="float" office:value="1085846.55122931" calcext:value-type="float">
            <text:p>1085846.55122931</text:p>
          </table:table-cell>
          <table:table-cell/>
          <table:table-cell office:value-type="float" office:value="1442888690.75274" calcext:value-type="float">
            <text:p>1442888690.75274</text:p>
          </table:table-cell>
          <table:table-cell table:formula="of:=[.G193]-[.$B193]" office:value-type="float" office:value="4.64428997039795" calcext:value-type="float">
            <text:p>4.6442899704</text:p>
          </table:table-cell>
          <table:table-cell/>
          <table:table-cell office:value-type="float" office:value="1442888691.00308" calcext:value-type="float">
            <text:p>1442888691.00308</text:p>
          </table:table-cell>
          <table:table-cell table:formula="of:=[.J193]-[.$B193]" office:value-type="float" office:value="4.89462685585022" calcext:value-type="float">
            <text:p>4.894626855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88686.1689" calcext:value-type="float">
            <text:p>1442888686.1689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7.6872889995575" calcext:value-type="float">
            <text:p>27.6872889996</text:p>
          </table:table-cell>
          <table:table-cell table:formula="of:=[.C194]/([.D194]-[.D193])" office:value-type="float" office:value="1085726.63680215" calcext:value-type="float">
            <text:p>1085726.63680215</text:p>
          </table:table-cell>
          <table:table-cell/>
          <table:table-cell office:value-type="float" office:value="1442888690.83345" calcext:value-type="float">
            <text:p>1442888690.83345</text:p>
          </table:table-cell>
          <table:table-cell table:formula="of:=[.G194]-[.$B194]" office:value-type="float" office:value="4.6645450592041" calcext:value-type="float">
            <text:p>4.6645450592</text:p>
          </table:table-cell>
          <table:table-cell/>
          <table:table-cell office:value-type="float" office:value="1442888691.02971" calcext:value-type="float">
            <text:p>1442888691.02971</text:p>
          </table:table-cell>
          <table:table-cell table:formula="of:=[.J194]-[.$B194]" office:value-type="float" office:value="4.86080574989319" calcext:value-type="float">
            <text:p>4.860805749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88686.22936" calcext:value-type="float">
            <text:p>1442888686.22936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7.7477440834045" calcext:value-type="float">
            <text:p>27.7477440834</text:p>
          </table:table-cell>
          <table:table-cell table:formula="of:=[.C195]/([.D195]-[.D194])" office:value-type="float" office:value="1085632.43690228" calcext:value-type="float">
            <text:p>1085632.43690228</text:p>
          </table:table-cell>
          <table:table-cell/>
          <table:table-cell office:value-type="float" office:value="1442888690.88732" calcext:value-type="float">
            <text:p>1442888690.88732</text:p>
          </table:table-cell>
          <table:table-cell table:formula="of:=[.G195]-[.$B195]" office:value-type="float" office:value="4.65795707702637" calcext:value-type="float">
            <text:p>4.657957077</text:p>
          </table:table-cell>
          <table:table-cell/>
          <table:table-cell office:value-type="float" office:value="1442888691.05632" calcext:value-type="float">
            <text:p>1442888691.05632</text:p>
          </table:table-cell>
          <table:table-cell table:formula="of:=[.J195]-[.$B195]" office:value-type="float" office:value="4.82695937156677" calcext:value-type="float">
            <text:p>4.826959371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88686.28981" calcext:value-type="float">
            <text:p>1442888686.2898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7.8081958293915" calcext:value-type="float">
            <text:p>27.8081958294</text:p>
          </table:table-cell>
          <table:table-cell table:formula="of:=[.C196]/([.D196]-[.D195])" office:value-type="float" office:value="1085692.38040173" calcext:value-type="float">
            <text:p>1085692.38040173</text:p>
          </table:table-cell>
          <table:table-cell/>
          <table:table-cell office:value-type="float" office:value="1442888690.98155" calcext:value-type="float">
            <text:p>1442888690.98155</text:p>
          </table:table-cell>
          <table:table-cell table:formula="of:=[.G196]-[.$B196]" office:value-type="float" office:value="4.69173574447632" calcext:value-type="float">
            <text:p>4.6917357445</text:p>
          </table:table-cell>
          <table:table-cell/>
          <table:table-cell office:value-type="float" office:value="1442888691.08294" calcext:value-type="float">
            <text:p>1442888691.08294</text:p>
          </table:table-cell>
          <table:table-cell table:formula="of:=[.J196]-[.$B196]" office:value-type="float" office:value="4.79313111305237" calcext:value-type="float">
            <text:p>4.793131113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88686.35026" calcext:value-type="float">
            <text:p>1442888686.35026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7.8686482906342" calcext:value-type="float">
            <text:p>27.8686482906</text:p>
          </table:table-cell>
          <table:table-cell table:formula="of:=[.C197]/([.D197]-[.D196])" office:value-type="float" office:value="1085679.53480888" calcext:value-type="float">
            <text:p>1085679.53480888</text:p>
          </table:table-cell>
          <table:table-cell/>
          <table:table-cell office:value-type="float" office:value="1442888691.06418" calcext:value-type="float">
            <text:p>1442888691.06418</text:p>
          </table:table-cell>
          <table:table-cell table:formula="of:=[.G197]-[.$B197]" office:value-type="float" office:value="4.71391439437866" calcext:value-type="float">
            <text:p>4.7139143944</text:p>
          </table:table-cell>
          <table:table-cell/>
          <table:table-cell office:value-type="float" office:value="1442888691.10957" calcext:value-type="float">
            <text:p>1442888691.10957</text:p>
          </table:table-cell>
          <table:table-cell table:formula="of:=[.J197]-[.$B197]" office:value-type="float" office:value="4.75930428504944" calcext:value-type="float">
            <text:p>4.75930428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88686.41072" calcext:value-type="float">
            <text:p>1442888686.41072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7.929107427597" calcext:value-type="float">
            <text:p>27.9291074276</text:p>
          </table:table-cell>
          <table:table-cell table:formula="of:=[.C198]/([.D198]-[.D197])" office:value-type="float" office:value="1085559.65726544" calcext:value-type="float">
            <text:p>1085559.65726544</text:p>
          </table:table-cell>
          <table:table-cell/>
          <table:table-cell office:value-type="float" office:value="1442888691.11985" calcext:value-type="float">
            <text:p>1442888691.11985</text:p>
          </table:table-cell>
          <table:table-cell table:formula="of:=[.G198]-[.$B198]" office:value-type="float" office:value="4.70912575721741" calcext:value-type="float">
            <text:p>4.7091257572</text:p>
          </table:table-cell>
          <table:table-cell/>
          <table:table-cell office:value-type="float" office:value="1442888691.1362" calcext:value-type="float">
            <text:p>1442888691.1362</text:p>
          </table:table-cell>
          <table:table-cell table:formula="of:=[.J198]-[.$B198]" office:value-type="float" office:value="4.72547340393066" calcext:value-type="float">
            <text:p>4.72547340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88686.47116" calcext:value-type="float">
            <text:p>1442888686.47116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7.9895479679108" calcext:value-type="float">
            <text:p>27.9895479679</text:p>
          </table:table-cell>
          <table:table-cell table:formula="of:=[.C199]/([.D199]-[.D198])" office:value-type="float" office:value="1085893.66771595" calcext:value-type="float">
            <text:p>1085893.66771595</text:p>
          </table:table-cell>
          <table:table-cell/>
          <table:table-cell office:value-type="float" office:value="1442888691.20337" calcext:value-type="float">
            <text:p>1442888691.20337</text:p>
          </table:table-cell>
          <table:table-cell table:formula="of:=[.G199]-[.$B199]" office:value-type="float" office:value="4.73220682144165" calcext:value-type="float">
            <text:p>4.7322068214</text:p>
          </table:table-cell>
          <table:table-cell/>
          <table:table-cell office:value-type="float" office:value="1442888691.20342" calcext:value-type="float">
            <text:p>1442888691.20342</text:p>
          </table:table-cell>
          <table:table-cell table:formula="of:=[.J199]-[.$B199]" office:value-type="float" office:value="4.73225951194763" calcext:value-type="float">
            <text:p>4.732259511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88686.53166" calcext:value-type="float">
            <text:p>1442888686.53166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8.0500452518463" calcext:value-type="float">
            <text:p>28.0500452518</text:p>
          </table:table-cell>
          <table:table-cell table:formula="of:=[.C200]/([.D200]-[.D199])" office:value-type="float" office:value="1084875.15026168" calcext:value-type="float">
            <text:p>1084875.15026168</text:p>
          </table:table-cell>
          <table:table-cell/>
          <table:table-cell office:value-type="float" office:value="1442888691.28684" calcext:value-type="float">
            <text:p>1442888691.28684</text:p>
          </table:table-cell>
          <table:table-cell table:formula="of:=[.G200]-[.$B200]" office:value-type="float" office:value="4.75518417358398" calcext:value-type="float">
            <text:p>4.7551841736</text:p>
          </table:table-cell>
          <table:table-cell/>
          <table:table-cell office:value-type="float" office:value="1442888691.28688" calcext:value-type="float">
            <text:p>1442888691.28688</text:p>
          </table:table-cell>
          <table:table-cell table:formula="of:=[.J200]-[.$B200]" office:value-type="float" office:value="4.7552216053009" calcext:value-type="float">
            <text:p>4.755221605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88686.59213" calcext:value-type="float">
            <text:p>1442888686.59213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8.1105115413666" calcext:value-type="float">
            <text:p>28.1105115414</text:p>
          </table:table-cell>
          <table:table-cell table:formula="of:=[.C201]/([.D201]-[.D200])" office:value-type="float" office:value="1085431.24641384" calcext:value-type="float">
            <text:p>1085431.24641384</text:p>
          </table:table-cell>
          <table:table-cell/>
          <table:table-cell office:value-type="float" office:value="1442888691.3703" calcext:value-type="float">
            <text:p>1442888691.3703</text:p>
          </table:table-cell>
          <table:table-cell table:formula="of:=[.G201]-[.$B201]" office:value-type="float" office:value="4.77817368507385" calcext:value-type="float">
            <text:p>4.7781736851</text:p>
          </table:table-cell>
          <table:table-cell/>
          <table:table-cell office:value-type="float" office:value="1442888691.37034" calcext:value-type="float">
            <text:p>1442888691.37034</text:p>
          </table:table-cell>
          <table:table-cell table:formula="of:=[.J201]-[.$B201]" office:value-type="float" office:value="4.77821350097656" calcext:value-type="float">
            <text:p>4.7782135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88686.65255" calcext:value-type="float">
            <text:p>1442888686.65255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8.1709372997284" calcext:value-type="float">
            <text:p>28.1709372997</text:p>
          </table:table-cell>
          <table:table-cell table:formula="of:=[.C202]/([.D202]-[.D201])" office:value-type="float" office:value="1086159.30985938" calcext:value-type="float">
            <text:p>1086159.30985938</text:p>
          </table:table-cell>
          <table:table-cell/>
          <table:table-cell office:value-type="float" office:value="1442888691.45397" calcext:value-type="float">
            <text:p>1442888691.45397</text:p>
          </table:table-cell>
          <table:table-cell table:formula="of:=[.G202]-[.$B202]" office:value-type="float" office:value="4.80141758918762" calcext:value-type="float">
            <text:p>4.8014175892</text:p>
          </table:table-cell>
          <table:table-cell/>
          <table:table-cell office:value-type="float" office:value="1442888691.45401" calcext:value-type="float">
            <text:p>1442888691.45401</text:p>
          </table:table-cell>
          <table:table-cell table:formula="of:=[.J202]-[.$B202]" office:value-type="float" office:value="4.80145573616028" calcext:value-type="float">
            <text:p>4.801455736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88686.71305" calcext:value-type="float">
            <text:p>1442888686.71305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8.2314393520355" calcext:value-type="float">
            <text:p>28.231439352</text:p>
          </table:table-cell>
          <table:table-cell table:formula="of:=[.C203]/([.D203]-[.D202])" office:value-type="float" office:value="1084789.64757806" calcext:value-type="float">
            <text:p>1084789.64757806</text:p>
          </table:table-cell>
          <table:table-cell/>
          <table:table-cell office:value-type="float" office:value="1442888691.53751" calcext:value-type="float">
            <text:p>1442888691.53751</text:p>
          </table:table-cell>
          <table:table-cell table:formula="of:=[.G203]-[.$B203]" office:value-type="float" office:value="4.82445335388184" calcext:value-type="float">
            <text:p>4.8244533539</text:p>
          </table:table-cell>
          <table:table-cell/>
          <table:table-cell office:value-type="float" office:value="1442888691.53756" calcext:value-type="float">
            <text:p>1442888691.53756</text:p>
          </table:table-cell>
          <table:table-cell table:formula="of:=[.J203]-[.$B203]" office:value-type="float" office:value="4.82450461387634" calcext:value-type="float">
            <text:p>4.824504613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88686.77356" calcext:value-type="float">
            <text:p>1442888686.77356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8.2919404506683" calcext:value-type="float">
            <text:p>28.2919404507</text:p>
          </table:table-cell>
          <table:table-cell table:formula="of:=[.C204]/([.D204]-[.D203])" office:value-type="float" office:value="1084806.74703657" calcext:value-type="float">
            <text:p>1084806.74703657</text:p>
          </table:table-cell>
          <table:table-cell/>
          <table:table-cell office:value-type="float" office:value="1442888691.60703" calcext:value-type="float">
            <text:p>1442888691.60703</text:p>
          </table:table-cell>
          <table:table-cell table:formula="of:=[.G204]-[.$B204]" office:value-type="float" office:value="4.83347320556641" calcext:value-type="float">
            <text:p>4.8334732056</text:p>
          </table:table-cell>
          <table:table-cell/>
          <table:table-cell office:value-type="float" office:value="1442888691.60706" calcext:value-type="float">
            <text:p>1442888691.60706</text:p>
          </table:table-cell>
          <table:table-cell table:formula="of:=[.J204]-[.$B204]" office:value-type="float" office:value="4.83350968360901" calcext:value-type="float">
            <text:p>4.833509683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88686.83398" calcext:value-type="float">
            <text:p>1442888686.83398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8.3523654937744" calcext:value-type="float">
            <text:p>28.3523654938</text:p>
          </table:table-cell>
          <table:table-cell table:formula="of:=[.C205]/([.D205]-[.D204])" office:value-type="float" office:value="1086172.16680805" calcext:value-type="float">
            <text:p>1086172.16680805</text:p>
          </table:table-cell>
          <table:table-cell/>
          <table:table-cell office:value-type="float" office:value="1442888691.69059" calcext:value-type="float">
            <text:p>1442888691.69059</text:p>
          </table:table-cell>
          <table:table-cell table:formula="of:=[.G205]-[.$B205]" office:value-type="float" office:value="4.85661339759827" calcext:value-type="float">
            <text:p>4.8566133976</text:p>
          </table:table-cell>
          <table:table-cell/>
          <table:table-cell office:value-type="float" office:value="1442888691.69064" calcext:value-type="float">
            <text:p>1442888691.69064</text:p>
          </table:table-cell>
          <table:table-cell table:formula="of:=[.J205]-[.$B205]" office:value-type="float" office:value="4.85665678977966" calcext:value-type="float">
            <text:p>4.856656789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88686.89437" calcext:value-type="float">
            <text:p>1442888686.89437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8.4127571582794" calcext:value-type="float">
            <text:p>28.4127571583</text:p>
          </table:table-cell>
          <table:table-cell table:formula="of:=[.C206]/([.D206]-[.D205])" office:value-type="float" office:value="1086772.49646863" calcext:value-type="float">
            <text:p>1086772.49646863</text:p>
          </table:table-cell>
          <table:table-cell/>
          <table:table-cell office:value-type="float" office:value="1442888691.7742" calcext:value-type="float">
            <text:p>1442888691.7742</text:p>
          </table:table-cell>
          <table:table-cell table:formula="of:=[.G206]-[.$B206]" office:value-type="float" office:value="4.87982964515686" calcext:value-type="float">
            <text:p>4.8798296452</text:p>
          </table:table-cell>
          <table:table-cell/>
          <table:table-cell office:value-type="float" office:value="1442888691.77425" calcext:value-type="float">
            <text:p>1442888691.77425</text:p>
          </table:table-cell>
          <table:table-cell table:formula="of:=[.J206]-[.$B206]" office:value-type="float" office:value="4.87987661361694" calcext:value-type="float">
            <text:p>4.879876613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88686.9548" calcext:value-type="float">
            <text:p>1442888686.9548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28.4731855392456" calcext:value-type="float">
            <text:p>28.4731855392</text:p>
          </table:table-cell>
          <table:table-cell table:formula="of:=[.C207]/([.D207]-[.D206])" office:value-type="float" office:value="1086112.1703182" calcext:value-type="float">
            <text:p>1086112.1703182</text:p>
          </table:table-cell>
          <table:table-cell/>
          <table:table-cell office:value-type="float" office:value="1442888691.82981" calcext:value-type="float">
            <text:p>1442888691.82981</text:p>
          </table:table-cell>
          <table:table-cell table:formula="of:=[.G207]-[.$B207]" office:value-type="float" office:value="4.87500715255737" calcext:value-type="float">
            <text:p>4.8750071526</text:p>
          </table:table-cell>
          <table:table-cell/>
          <table:table-cell office:value-type="float" office:value="1442888691.82986" calcext:value-type="float">
            <text:p>1442888691.82986</text:p>
          </table:table-cell>
          <table:table-cell table:formula="of:=[.J207]-[.$B207]" office:value-type="float" office:value="4.87505626678467" calcext:value-type="float">
            <text:p>4.87505626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88700.02027" calcext:value-type="float">
            <text:p>1442888700.02027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1.5386521816254" calcext:value-type="float">
            <text:p>41.5386521816</text:p>
          </table:table-cell>
          <table:table-cell table:formula="of:=[.C208]/([.D208]-[.D207])" office:value-type="float" office:value="5023.31847736023" calcext:value-type="float">
            <text:p>5023.3184773602</text:p>
          </table:table-cell>
          <table:table-cell/>
          <table:table-cell office:value-type="float" office:value="1442888700.32536" calcext:value-type="float">
            <text:p>1442888700.32536</text:p>
          </table:table-cell>
          <table:table-cell table:formula="of:=[.G208]-[.$B208]" office:value-type="float" office:value="0.305095911026001" calcext:value-type="float">
            <text:p>0.305095911</text:p>
          </table:table-cell>
          <table:table-cell/>
          <table:table-cell office:value-type="float" office:value="1442888700.32544" calcext:value-type="float">
            <text:p>1442888700.32544</text:p>
          </table:table-cell>
          <table:table-cell table:formula="of:=[.J208]-[.$B208]" office:value-type="float" office:value="0.305174589157104" calcext:value-type="float">
            <text:p>0.30517458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1:41:49.216724631</dc:date>
    <meta:editing-duration>PT15M</meta:editing-duration>
    <meta:editing-cycles>3</meta:editing-cycles>
    <meta:generator>LibreOffice/4.4.2.2$Linux_X86_64 LibreOffice_project/40m0$Build-2</meta:generator>
    <meta:document-statistic meta:table-count="1" meta:cell-count="18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208" chart:data-source-has-labels="row" svg:x="0.32cm" svg:y="0.18cm" svg:width="11.793cm" svg:height="8.64cm">
          <chartooo:coordinate-region svg:x="1.68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208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157537460327">
                <text:p>1.60157537460327</text:p>
              </table:table-cell>
              <table:table-cell office:value-type="float" office:value="40979.6510615417">
                <text:p>40979.6510615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425107002258">
                <text:p>1.68425107002258</text:p>
              </table:table-cell>
              <table:table-cell office:value-type="float" office:value="793848.780674055">
                <text:p>793848.78067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6702523231506">
                <text:p>1.76702523231506</text:p>
              </table:table-cell>
              <table:table-cell office:value-type="float" office:value="792904.43034737">
                <text:p>792904.43034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4965062141418">
                <text:p>1.84965062141418</text:p>
              </table:table-cell>
              <table:table-cell office:value-type="float" office:value="794332.114082573">
                <text:p>794332.114082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3237042427063">
                <text:p>1.93237042427063</text:p>
              </table:table-cell>
              <table:table-cell office:value-type="float" office:value="793425.488620904">
                <text:p>793425.488620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506590843201">
                <text:p>2.01506590843201</text:p>
              </table:table-cell>
              <table:table-cell office:value-type="float" office:value="793658.815418769">
                <text:p>793658.815418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978467464447">
                <text:p>2.0978467464447</text:p>
              </table:table-cell>
              <table:table-cell office:value-type="float" office:value="792840.487915025">
                <text:p>792840.487915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051815032959">
                <text:p>2.18051815032959</text:p>
              </table:table-cell>
              <table:table-cell office:value-type="float" office:value="793889.989958154">
                <text:p>793889.989958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324820518494">
                <text:p>2.26324820518494</text:p>
              </table:table-cell>
              <table:table-cell office:value-type="float" office:value="793327.166466376">
                <text:p>793327.16646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593176841736">
                <text:p>2.34593176841736</text:p>
              </table:table-cell>
              <table:table-cell office:value-type="float" office:value="793773.241430219">
                <text:p>793773.241430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2860913276672">
                <text:p>2.42860913276672</text:p>
              </table:table-cell>
              <table:table-cell office:value-type="float" office:value="793832.755996701">
                <text:p>793832.755996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1119446754456">
                <text:p>2.51119446754456</text:p>
              </table:table-cell>
              <table:table-cell office:value-type="float" office:value="794717.369331501">
                <text:p>794717.369331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89919090271">
                <text:p>2.589919090271</text:p>
              </table:table-cell>
              <table:table-cell office:value-type="float" office:value="833690.880019383">
                <text:p>833690.880019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6764712333679">
                <text:p>2.66764712333679</text:p>
              </table:table-cell>
              <table:table-cell office:value-type="float" office:value="844380.044255632">
                <text:p>844380.044255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4523639678955">
                <text:p>2.74523639678955</text:p>
              </table:table-cell>
              <table:table-cell office:value-type="float" office:value="845890.12216954">
                <text:p>845890.12216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2289981842041">
                <text:p>2.82289981842041</text:p>
              </table:table-cell>
              <table:table-cell office:value-type="float" office:value="845082.519180706">
                <text:p>845082.519180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0052676200867">
                <text:p>2.90052676200867</text:p>
              </table:table-cell>
              <table:table-cell office:value-type="float" office:value="845479.635886741">
                <text:p>845479.635886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910761833191">
                <text:p>2.97910761833191</text:p>
              </table:table-cell>
              <table:table-cell office:value-type="float" office:value="835216.146411321">
                <text:p>835216.146411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5665397644043">
                <text:p>3.05665397644043</text:p>
              </table:table-cell>
              <table:table-cell office:value-type="float" office:value="846358.250740193">
                <text:p>846358.250740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342294216156">
                <text:p>3.1342294216156</text:p>
              </table:table-cell>
              <table:table-cell office:value-type="float" office:value="846040.90703957">
                <text:p>846040.90703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117612361908">
                <text:p>3.2117612361908</text:p>
              </table:table-cell>
              <table:table-cell office:value-type="float" office:value="846517.011882211">
                <text:p>846517.011882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8926610946655">
                <text:p>3.28926610946655</text:p>
              </table:table-cell>
              <table:table-cell office:value-type="float" office:value="846811.267808748">
                <text:p>846811.267808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6691093444824">
                <text:p>3.36691093444824</text:p>
              </table:table-cell>
              <table:table-cell office:value-type="float" office:value="845284.924210694">
                <text:p>845284.924210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452953338623">
                <text:p>3.44452953338623</text:p>
              </table:table-cell>
              <table:table-cell office:value-type="float" office:value="845570.532037499">
                <text:p>845570.532037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2207279205322">
                <text:p>3.52207279205322</text:p>
              </table:table-cell>
              <table:table-cell office:value-type="float" office:value="846392.08008855">
                <text:p>846392.08008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8635592460632">
                <text:p>3.58635592460632</text:p>
              </table:table-cell>
              <table:table-cell office:value-type="float" office:value="1020983.22519963">
                <text:p>1020983.22519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5062546730041">
                <text:p>3.65062546730041</text:p>
              </table:table-cell>
              <table:table-cell office:value-type="float" office:value="1021199.11312257">
                <text:p>1021199.11312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1497988700867">
                <text:p>3.71497988700867</text:p>
              </table:table-cell>
              <table:table-cell office:value-type="float" office:value="1019852.25408822">
                <text:p>1019852.25408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7928471565247">
                <text:p>3.77928471565247</text:p>
              </table:table-cell>
              <table:table-cell office:value-type="float" office:value="1020638.75115122">
                <text:p>1020638.75115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4360504150391">
                <text:p>3.84360504150391</text:p>
              </table:table-cell>
              <table:table-cell office:value-type="float" office:value="1020392.84053985">
                <text:p>1020392.84053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792918205261">
                <text:p>3.90792918205261</text:p>
              </table:table-cell>
              <table:table-cell office:value-type="float" office:value="1020332.3268704">
                <text:p>1020332.3268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226524353027">
                <text:p>3.97226524353027</text:p>
              </table:table-cell>
              <table:table-cell office:value-type="float" office:value="1020143.26790565">
                <text:p>1020143.26790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661346435547">
                <text:p>4.03661346435547</text:p>
              </table:table-cell>
              <table:table-cell office:value-type="float" office:value="1019950.4999259">
                <text:p>1019950.4999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009635925293">
                <text:p>4.1009635925293</text:p>
              </table:table-cell>
              <table:table-cell office:value-type="float" office:value="1019920.26842136">
                <text:p>1019920.2684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6535615921021">
                <text:p>4.16535615921021</text:p>
              </table:table-cell>
              <table:table-cell office:value-type="float" office:value="1019248.08068661">
                <text:p>1019248.080686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2964978218079">
                <text:p>4.22964978218079</text:p>
              </table:table-cell>
              <table:table-cell office:value-type="float" office:value="1020816.63728969">
                <text:p>1020816.63728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9399180412293">
                <text:p>4.29399180412293</text:p>
              </table:table-cell>
              <table:table-cell office:value-type="float" office:value="1020048.76469411">
                <text:p>1020048.76469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5829377174377">
                <text:p>4.35829377174377</text:p>
              </table:table-cell>
              <table:table-cell office:value-type="float" office:value="1020684.16299471">
                <text:p>1020684.16299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2256927490234">
                <text:p>4.42256927490234</text:p>
              </table:table-cell>
              <table:table-cell office:value-type="float" office:value="1021104.4141978">
                <text:p>1021104.4141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8698568344116">
                <text:p>4.48698568344116</text:p>
              </table:table-cell>
              <table:table-cell office:value-type="float" office:value="1018870.83568854">
                <text:p>1018870.83568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524435043335">
                <text:p>4.5524435043335</text:p>
              </table:table-cell>
              <table:table-cell office:value-type="float" office:value="1002660.93654343">
                <text:p>1002660.93654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1887669563293">
                <text:p>4.61887669563293</text:p>
              </table:table-cell>
              <table:table-cell office:value-type="float" office:value="987939.894444823">
                <text:p>987939.894444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8533372879028">
                <text:p>4.68533372879028</text:p>
              </table:table-cell>
              <table:table-cell office:value-type="float" office:value="987585.465102012">
                <text:p>987585.46510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180411338806">
                <text:p>4.75180411338806</text:p>
              </table:table-cell>
              <table:table-cell office:value-type="float" office:value="987387.095729151">
                <text:p>987387.095729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1824803352356">
                <text:p>4.81824803352356</text:p>
              </table:table-cell>
              <table:table-cell office:value-type="float" office:value="987780.36976382">
                <text:p>987780.36976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8469338417053">
                <text:p>4.88469338417053</text:p>
              </table:table-cell>
              <table:table-cell office:value-type="float" office:value="987759.103698707">
                <text:p>987759.103698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5119953155518">
                <text:p>4.95119953155518</text:p>
              </table:table-cell>
              <table:table-cell office:value-type="float" office:value="986856.141589621">
                <text:p>986856.141589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1764607429504">
                <text:p>5.01764607429504</text:p>
              </table:table-cell>
              <table:table-cell office:value-type="float" office:value="987741.382677245">
                <text:p>987741.382677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840585231781">
                <text:p>5.0840585231781</text:p>
              </table:table-cell>
              <table:table-cell office:value-type="float" office:value="988248.454978209">
                <text:p>988248.454978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050530433655">
                <text:p>5.15050530433655</text:p>
              </table:table-cell>
              <table:table-cell office:value-type="float" office:value="987737.838549254">
                <text:p>987737.8385492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1698951721191">
                <text:p>5.21698951721191</text:p>
              </table:table-cell>
              <table:table-cell office:value-type="float" office:value="987181.725728425">
                <text:p>987181.725728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344202041626">
                <text:p>5.28344202041626</text:p>
              </table:table-cell>
              <table:table-cell office:value-type="float" office:value="987652.787106866">
                <text:p>987652.7871068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4991788864136">
                <text:p>5.34991788864136</text:p>
              </table:table-cell>
              <table:table-cell office:value-type="float" office:value="987305.645678215">
                <text:p>987305.645678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1637849807739">
                <text:p>5.41637849807739</text:p>
              </table:table-cell>
              <table:table-cell office:value-type="float" office:value="987532.322633414">
                <text:p>987532.322633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8286056518555">
                <text:p>5.48286056518555</text:p>
              </table:table-cell>
              <table:table-cell office:value-type="float" office:value="987213.587887221">
                <text:p>987213.587887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940319061279">
                <text:p>5.54940319061279</text:p>
              </table:table-cell>
              <table:table-cell office:value-type="float" office:value="986315.156316732">
                <text:p>986315.156316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1587333679199">
                <text:p>5.61587333679199</text:p>
              </table:table-cell>
              <table:table-cell office:value-type="float" office:value="987390.637340564">
                <text:p>987390.637340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8231844902039">
                <text:p>5.68231844902039</text:p>
              </table:table-cell>
              <table:table-cell office:value-type="float" office:value="987762.647979303">
                <text:p>987762.647979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7487096786499">
                <text:p>5.7487096786499</text:p>
              </table:table-cell>
              <table:table-cell office:value-type="float" office:value="988564.308361913">
                <text:p>988564.308361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81516170501709">
                <text:p>5.81516170501709</text:p>
              </table:table-cell>
              <table:table-cell office:value-type="float" office:value="987659.874167623">
                <text:p>987659.874167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8165092468262">
                <text:p>5.88165092468262</text:p>
              </table:table-cell>
              <table:table-cell office:value-type="float" office:value="987107.38868888">
                <text:p>987107.38868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4809007644653">
                <text:p>5.94809007644653</text:p>
              </table:table-cell>
              <table:table-cell office:value-type="float" office:value="987851.263261396">
                <text:p>987851.263261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1454591751099">
                <text:p>6.01454591751099</text:p>
              </table:table-cell>
              <table:table-cell office:value-type="float" office:value="987603.180529246">
                <text:p>987603.180529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8101797103882">
                <text:p>6.08101797103882</text:p>
              </table:table-cell>
              <table:table-cell office:value-type="float" office:value="987362.305160615">
                <text:p>987362.305160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14757943153381">
                <text:p>6.14757943153381</text:p>
              </table:table-cell>
              <table:table-cell office:value-type="float" office:value="986036.056179011">
                <text:p>986036.056179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1407651901245">
                <text:p>6.21407651901245</text:p>
              </table:table-cell>
              <table:table-cell office:value-type="float" office:value="986990.595957821">
                <text:p>986990.5959578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8053998947144">
                <text:p>6.28053998947144</text:p>
              </table:table-cell>
              <table:table-cell office:value-type="float" office:value="987489.812776215">
                <text:p>987489.812776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4704041481018">
                <text:p>6.34704041481018</text:p>
              </table:table-cell>
              <table:table-cell office:value-type="float" office:value="986941.055875636">
                <text:p>986941.055875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1349625587463">
                <text:p>6.41349625587463</text:p>
              </table:table-cell>
              <table:table-cell office:value-type="float" office:value="987603.180529246">
                <text:p>987603.180529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7995400428772">
                <text:p>6.47995400428772</text:p>
              </table:table-cell>
              <table:table-cell office:value-type="float" office:value="987574.836150733">
                <text:p>987574.836150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4439425468445">
                <text:p>6.54439425468445</text:p>
              </table:table-cell>
              <table:table-cell office:value-type="float" office:value="1018493.86983965">
                <text:p>1018493.86983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0790181159973">
                <text:p>6.60790181159973</text:p>
              </table:table-cell>
              <table:table-cell office:value-type="float" office:value="1033451.81562488">
                <text:p>1033451.81562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714334487915">
                <text:p>6.6714334487915</text:p>
              </table:table-cell>
              <table:table-cell office:value-type="float" office:value="1033060.10833449">
                <text:p>1033060.108334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7351405620575">
                <text:p>6.7351405620575</text:p>
              </table:table-cell>
              <table:table-cell office:value-type="float" office:value="1030214.62808983">
                <text:p>1030214.62808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79878926277161">
                <text:p>6.79878926277161</text:p>
              </table:table-cell>
              <table:table-cell office:value-type="float" office:value="1031160.09067957">
                <text:p>1031160.09067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86243510246277">
                <text:p>6.86243510246277</text:p>
              </table:table-cell>
              <table:table-cell office:value-type="float" office:value="1031206.44363364">
                <text:p>1031206.44363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9260790348053">
                <text:p>6.9260790348053</text:p>
              </table:table-cell>
              <table:table-cell office:value-type="float" office:value="1031237.34791827">
                <text:p>1031237.34791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98959159851074">
                <text:p>6.98959159851074</text:p>
              </table:table-cell>
              <table:table-cell office:value-type="float" office:value="1033370.34707629">
                <text:p>1033370.347076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5311298370361">
                <text:p>7.05311298370361</text:p>
              </table:table-cell>
              <table:table-cell office:value-type="float" office:value="1033226.83850046">
                <text:p>1033226.83850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1656880378723">
                <text:p>7.11656880378723</text:p>
              </table:table-cell>
              <table:table-cell office:value-type="float" office:value="1034294.41008743">
                <text:p>1034294.410087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18002009391785">
                <text:p>7.18002009391785</text:p>
              </table:table-cell>
              <table:table-cell office:value-type="float" office:value="1034368.2510615">
                <text:p>1034368.2510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4343514442444">
                <text:p>7.24343514442444</text:p>
              </table:table-cell>
              <table:table-cell office:value-type="float" office:value="1034959.35863329">
                <text:p>1034959.35863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0690050125122">
                <text:p>7.30690050125122</text:p>
              </table:table-cell>
              <table:table-cell office:value-type="float" office:value="1034138.98986074">
                <text:p>1034138.98986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7038660049439">
                <text:p>7.37038660049439</text:p>
              </table:table-cell>
              <table:table-cell office:value-type="float" office:value="1033801.11209253">
                <text:p>1033801.11209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43376111984253">
                <text:p>7.43376111984253</text:p>
              </table:table-cell>
              <table:table-cell office:value-type="float" office:value="1035621.26663958">
                <text:p>1035621.26663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49714231491089">
                <text:p>7.49714231491089</text:p>
              </table:table-cell>
              <table:table-cell office:value-type="float" office:value="1035512.18826362">
                <text:p>1035512.18826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55851793289185">
                <text:p>7.55851793289185</text:p>
              </table:table-cell>
              <table:table-cell office:value-type="float" office:value="1069349.72158429">
                <text:p>1069349.72158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188395023346">
                <text:p>7.6188395023346</text:p>
              </table:table-cell>
              <table:table-cell office:value-type="float" office:value="1088035.35130649">
                <text:p>1088035.35130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67917060852051">
                <text:p>7.67917060852051</text:p>
              </table:table-cell>
              <table:table-cell office:value-type="float" office:value="1087863.36185768">
                <text:p>1087863.36185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73955726623535">
                <text:p>7.73955726623535</text:p>
              </table:table-cell>
              <table:table-cell office:value-type="float" office:value="1086862.60315856">
                <text:p>1086862.60315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9997944831848">
                <text:p>7.79997944831848</text:p>
              </table:table-cell>
              <table:table-cell office:value-type="float" office:value="1086223.59764668">
                <text:p>1086223.59764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6041879653931">
                <text:p>7.86041879653931</text:p>
              </table:table-cell>
              <table:table-cell office:value-type="float" office:value="1085915.08565252">
                <text:p>1085915.08565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92084836959839">
                <text:p>7.92084836959839</text:p>
              </table:table-cell>
              <table:table-cell office:value-type="float" office:value="1086090.74460664">
                <text:p>1086090.74460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812331199646">
                <text:p>7.9812331199646</text:p>
              </table:table-cell>
              <table:table-cell office:value-type="float" office:value="1086896.93344705">
                <text:p>1086896.93344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04163360595703">
                <text:p>8.04163360595703</text:p>
              </table:table-cell>
              <table:table-cell office:value-type="float" office:value="1086613.77340944">
                <text:p>1086613.77340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0205960273743">
                <text:p>8.10205960273743</text:p>
              </table:table-cell>
              <table:table-cell office:value-type="float" office:value="1086155.02427746">
                <text:p>1086155.02427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6249680519104">
                <text:p>8.16249680519104</text:p>
              </table:table-cell>
              <table:table-cell office:value-type="float" office:value="1085953.64006754">
                <text:p>1085953.64006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2298693656921">
                <text:p>8.22298693656921</text:p>
              </table:table-cell>
              <table:table-cell office:value-type="float" office:value="1085003.42956242">
                <text:p>1085003.42956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8338932991028">
                <text:p>8.28338932991028</text:p>
              </table:table-cell>
              <table:table-cell office:value-type="float" office:value="1086579.4610059">
                <text:p>1086579.4610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438286781311">
                <text:p>8.3438286781311</text:p>
              </table:table-cell>
              <table:table-cell office:value-type="float" office:value="1085915.08565252">
                <text:p>1085915.08565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042694568634">
                <text:p>8.4042694568634</text:p>
              </table:table-cell>
              <table:table-cell office:value-type="float" office:value="1085889.38423002">
                <text:p>1085889.38423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46470332145691">
                <text:p>8.46470332145691</text:p>
              </table:table-cell>
              <table:table-cell office:value-type="float" office:value="1086013.61904386">
                <text:p>1086013.619043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5271077156067">
                <text:p>21.5271077156067</text:p>
              </table:table-cell>
              <table:table-cell office:value-type="float" office:value="5024.49610497394">
                <text:p>5024.496104973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60950756073">
                <text:p>21.60950756073</text:p>
              </table:table-cell>
              <table:table-cell office:value-type="float" office:value="796506.351459738">
                <text:p>796506.351459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6918051242828">
                <text:p>21.6918051242828</text:p>
              </table:table-cell>
              <table:table-cell office:value-type="float" office:value="797496.270443622">
                <text:p>797496.270443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7741396427155">
                <text:p>21.7741396427155</text:p>
              </table:table-cell>
              <table:table-cell office:value-type="float" office:value="797138.323626845">
                <text:p>797138.323626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8565149307251">
                <text:p>21.8565149307251</text:p>
              </table:table-cell>
              <table:table-cell office:value-type="float" office:value="796743.800061938">
                <text:p>796743.800061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9388039112091">
                <text:p>21.9388039112091</text:p>
              </table:table-cell>
              <table:table-cell office:value-type="float" office:value="797579.452485187">
                <text:p>797579.452485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0212564468384">
                <text:p>22.0212564468384</text:p>
              </table:table-cell>
              <table:table-cell office:value-type="float" office:value="795997.351677554">
                <text:p>795997.3516775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035578250885">
                <text:p>22.1035578250885</text:p>
              </table:table-cell>
              <table:table-cell office:value-type="float" office:value="797459.30621645">
                <text:p>797459.30621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858551502228">
                <text:p>22.1858551502228</text:p>
              </table:table-cell>
              <table:table-cell office:value-type="float" office:value="797498.5808216">
                <text:p>797498.5808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681438922882">
                <text:p>22.2681438922882</text:p>
              </table:table-cell>
              <table:table-cell office:value-type="float" office:value="797581.763345155">
                <text:p>797581.763345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504660129547">
                <text:p>22.3504660129547</text:p>
              </table:table-cell>
              <table:table-cell office:value-type="float" office:value="797258.373188448">
                <text:p>797258.373188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327731132507">
                <text:p>22.4327731132507</text:p>
              </table:table-cell>
              <table:table-cell office:value-type="float" office:value="797403.866300138">
                <text:p>797403.866300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15115737915">
                <text:p>22.515115737915</text:p>
              </table:table-cell>
              <table:table-cell office:value-type="float" office:value="797059.849228364">
                <text:p>797059.8492283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5935952663422">
                <text:p>22.5935952663422</text:p>
              </table:table-cell>
              <table:table-cell office:value-type="float" office:value="836294.525660227">
                <text:p>836294.5256602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6720669269562">
                <text:p>22.6720669269562</text:p>
              </table:table-cell>
              <table:table-cell office:value-type="float" office:value="836378.375154193">
                <text:p>836378.375154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7505025863647">
                <text:p>22.7505025863647</text:p>
              </table:table-cell>
              <table:table-cell office:value-type="float" office:value="836762.264700608">
                <text:p>836762.264700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8289768695831">
                <text:p>22.8289768695831</text:p>
              </table:table-cell>
              <table:table-cell office:value-type="float" office:value="836350.423454709">
                <text:p>836350.4234547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9074230194092">
                <text:p>22.9074230194092</text:p>
              </table:table-cell>
              <table:table-cell office:value-type="float" office:value="836650.366468405">
                <text:p>836650.366468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9858617782593">
                <text:p>22.9858617782593</text:p>
              </table:table-cell>
              <table:table-cell office:value-type="float" office:value="836729.200744082">
                <text:p>836729.200744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0643124580383">
                <text:p>23.0643124580383</text:p>
              </table:table-cell>
              <table:table-cell office:value-type="float" office:value="836602.05602864">
                <text:p>836602.05602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1428244113922">
                <text:p>23.1428244113922</text:p>
              </table:table-cell>
              <table:table-cell office:value-type="float" office:value="835949.141453312">
                <text:p>835949.141453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2213129997253">
                <text:p>23.2213129997253</text:p>
              </table:table-cell>
              <table:table-cell office:value-type="float" office:value="836197.992521377">
                <text:p>836197.9925213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2986624240875">
                <text:p>23.2986624240875</text:p>
              </table:table-cell>
              <table:table-cell office:value-type="float" office:value="848513.101955139">
                <text:p>848513.101955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377153635025">
                <text:p>23.377153635025</text:p>
              </table:table-cell>
              <table:table-cell office:value-type="float" office:value="836170.052877138">
                <text:p>836170.052877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4556663036346">
                <text:p>23.4556663036346</text:p>
              </table:table-cell>
              <table:table-cell office:value-type="float" office:value="835941.525899923">
                <text:p>835941.5258999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5311105251312">
                <text:p>23.5311105251312</text:p>
              </table:table-cell>
              <table:table-cell office:value-type="float" office:value="869940.715114589">
                <text:p>869940.715114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956807136536">
                <text:p>23.5956807136536</text:p>
              </table:table-cell>
              <table:table-cell office:value-type="float" office:value="1016444.29886237">
                <text:p>1016444.298862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6599988937378">
                <text:p>23.6599988937378</text:p>
              </table:table-cell>
              <table:table-cell office:value-type="float" office:value="1020426.88263335">
                <text:p>1020426.88263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7243428230286">
                <text:p>23.7243428230286</text:p>
              </table:table-cell>
              <table:table-cell office:value-type="float" office:value="1020018.52736422">
                <text:p>1020018.527364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7886650562286">
                <text:p>23.7886650562286</text:p>
              </table:table-cell>
              <table:table-cell office:value-type="float" office:value="1020362.58280792">
                <text:p>1020362.582807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8529818058014">
                <text:p>23.8529818058014</text:p>
              </table:table-cell>
              <table:table-cell office:value-type="float" office:value="1020449.57862428">
                <text:p>1020449.578624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9172823429108">
                <text:p>23.9172823429108</text:p>
              </table:table-cell>
              <table:table-cell office:value-type="float" office:value="1020706.87043189">
                <text:p>1020706.870431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98162317276">
                <text:p>23.98162317276</text:p>
              </table:table-cell>
              <table:table-cell office:value-type="float" office:value="1020067.66393567">
                <text:p>1020067.663935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0459203720093">
                <text:p>24.0459203720093</text:p>
              </table:table-cell>
              <table:table-cell office:value-type="float" office:value="1020759.85838135">
                <text:p>1020759.85838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1101939678192">
                <text:p>24.1101939678192</text:p>
              </table:table-cell>
              <table:table-cell office:value-type="float" office:value="1021134.71594277">
                <text:p>1021134.715942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1745133399963">
                <text:p>24.1745133399963</text:p>
              </table:table-cell>
              <table:table-cell office:value-type="float" office:value="1020407.97007877">
                <text:p>1020407.970078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2388682365417">
                <text:p>24.2388682365417</text:p>
              </table:table-cell>
              <table:table-cell office:value-type="float" office:value="1019844.69750004">
                <text:p>1019844.6975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3031742572784">
                <text:p>24.3031742572784</text:p>
              </table:table-cell>
              <table:table-cell office:value-type="float" office:value="1020619.83074237">
                <text:p>1020619.83074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3673944473267">
                <text:p>24.3673944473267</text:p>
              </table:table-cell>
              <table:table-cell office:value-type="float" office:value="1021983.89557431">
                <text:p>1021983.895574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4317643642426">
                <text:p>24.4317643642426</text:p>
              </table:table-cell>
              <table:table-cell office:value-type="float" office:value="1019606.72227922">
                <text:p>1019606.72227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4960911273956">
                <text:p>24.4960911273956</text:p>
              </table:table-cell>
              <table:table-cell office:value-type="float" office:value="1020290.72788596">
                <text:p>1020290.72788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5614092350006">
                <text:p>24.5614092350006</text:p>
              </table:table-cell>
              <table:table-cell office:value-type="float" office:value="1004805.59536289">
                <text:p>1004805.595362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6278400421143">
                <text:p>24.6278400421143</text:p>
              </table:table-cell>
              <table:table-cell office:value-type="float" office:value="987975.351371527">
                <text:p>987975.3513715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6942584514618">
                <text:p>24.6942584514618</text:p>
              </table:table-cell>
              <table:table-cell office:value-type="float" office:value="988159.768424756">
                <text:p>988159.7684247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7607271671295">
                <text:p>24.7607271671295</text:p>
              </table:table-cell>
              <table:table-cell office:value-type="float" office:value="987411.887542595">
                <text:p>987411.8875425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271853923798">
                <text:p>24.8271853923798</text:p>
              </table:table-cell>
              <table:table-cell office:value-type="float" office:value="987567.750310318">
                <text:p>987567.750310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8936202526093">
                <text:p>24.8936202526093</text:p>
              </table:table-cell>
              <table:table-cell office:value-type="float" office:value="987915.076110362">
                <text:p>987915.0761103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9600985050201">
                <text:p>24.9600985050201</text:p>
              </table:table-cell>
              <table:table-cell office:value-type="float" office:value="987270.236803787">
                <text:p>987270.2368037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0265884399414">
                <text:p>25.0265884399414</text:p>
              </table:table-cell>
              <table:table-cell office:value-type="float" office:value="987096.77002571">
                <text:p>987096.770025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0930204391479">
                <text:p>25.0930204391479</text:p>
              </table:table-cell>
              <table:table-cell office:value-type="float" office:value="987957.622590046">
                <text:p>987957.6225900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15944480896">
                <text:p>25.15944480896</text:p>
              </table:table-cell>
              <table:table-cell office:value-type="float" office:value="988071.097787541">
                <text:p>988071.0977875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2259039878845">
                <text:p>25.2259039878845</text:p>
              </table:table-cell>
              <table:table-cell office:value-type="float" office:value="987553.578934529">
                <text:p>987553.5789345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2923548221588">
                <text:p>25.2923548221588</text:p>
              </table:table-cell>
              <table:table-cell office:value-type="float" office:value="987677.5922645">
                <text:p>987677.5922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3588244915009">
                <text:p>25.3588244915009</text:p>
              </table:table-cell>
              <table:table-cell office:value-type="float" office:value="987397.720639612">
                <text:p>987397.720639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4252562522888">
                <text:p>25.4252562522888</text:p>
              </table:table-cell>
              <table:table-cell office:value-type="float" office:value="987961.16829544">
                <text:p>987961.16829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918212890625">
                <text:p>25.4918212890625</text:p>
              </table:table-cell>
              <table:table-cell office:value-type="float" office:value="985983.080324076">
                <text:p>985983.080324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5582995414734">
                <text:p>25.5582995414734</text:p>
              </table:table-cell>
              <table:table-cell office:value-type="float" office:value="987270.236803787">
                <text:p>987270.236803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247370243072">
                <text:p>25.6247370243072</text:p>
              </table:table-cell>
              <table:table-cell office:value-type="float" office:value="987876.078389716">
                <text:p>987876.078389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691178560257">
                <text:p>25.691178560257</text:p>
              </table:table-cell>
              <table:table-cell office:value-type="float" office:value="987815.815240638">
                <text:p>987815.815240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7576537132263">
                <text:p>25.7576537132263</text:p>
              </table:table-cell>
              <table:table-cell office:value-type="float" office:value="987316.268835832">
                <text:p>987316.268835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8241348266602">
                <text:p>25.8241348266602</text:p>
              </table:table-cell>
              <table:table-cell office:value-type="float" office:value="987227.749506889">
                <text:p>987227.749506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8905549049377">
                <text:p>25.8905549049377</text:p>
              </table:table-cell>
              <table:table-cell office:value-type="float" office:value="988134.939042163">
                <text:p>988134.9390421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9570105075836">
                <text:p>25.9570105075836</text:p>
              </table:table-cell>
              <table:table-cell office:value-type="float" office:value="987606.723690961">
                <text:p>987606.7236909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0234313011169">
                <text:p>26.0234313011169</text:p>
              </table:table-cell>
              <table:table-cell office:value-type="float" office:value="988124.298260161">
                <text:p>988124.2982601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089879989624">
                <text:p>26.089879989624</text:p>
              </table:table-cell>
              <table:table-cell office:value-type="float" office:value="987709.486440909">
                <text:p>987709.4864409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1564252376556">
                <text:p>26.1564252376556</text:p>
              </table:table-cell>
              <table:table-cell office:value-type="float" office:value="986276.284804254">
                <text:p>986276.284804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2228622436523">
                <text:p>26.2228622436523</text:p>
              </table:table-cell>
              <table:table-cell office:value-type="float" office:value="987883.168655372">
                <text:p>987883.168655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2892849445343">
                <text:p>26.2892849445343</text:p>
              </table:table-cell>
              <table:table-cell office:value-type="float" office:value="988095.923961852">
                <text:p>988095.923961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.355756521225">
                <text:p>26.355756521225</text:p>
              </table:table-cell>
              <table:table-cell office:value-type="float" office:value="987369.38805317">
                <text:p>987369.388053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4222340583801">
                <text:p>26.4222340583801</text:p>
              </table:table-cell>
              <table:table-cell office:value-type="float" office:value="987280.859199432">
                <text:p>987280.8591994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886512756348">
                <text:p>26.4886512756348</text:p>
              </table:table-cell>
              <table:table-cell office:value-type="float" office:value="988177.50446201">
                <text:p>988177.50446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5531389713287">
                <text:p>26.5531389713287</text:p>
              </table:table-cell>
              <table:table-cell office:value-type="float" office:value="1017744.53705806">
                <text:p>1017744.537058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6166300773621">
                <text:p>26.6166300773621</text:p>
              </table:table-cell>
              <table:table-cell office:value-type="float" office:value="1033719.58846568">
                <text:p>1033719.58846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6800713539124">
                <text:p>26.6800713539124</text:p>
              </table:table-cell>
              <table:table-cell office:value-type="float" office:value="1034531.51589676">
                <text:p>1034531.515896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7435381412506">
                <text:p>26.7435381412506</text:p>
              </table:table-cell>
              <table:table-cell office:value-type="float" office:value="1034115.6808553">
                <text:p>1034115.68085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8070456981659">
                <text:p>26.8070456981659</text:p>
              </table:table-cell>
              <table:table-cell office:value-type="float" office:value="1033451.81562488">
                <text:p>1033451.815624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8704974651337">
                <text:p>26.8704974651337</text:p>
              </table:table-cell>
              <table:table-cell office:value-type="float" office:value="1034360.47783088">
                <text:p>1034360.477830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9339373111725">
                <text:p>26.9339373111725</text:p>
              </table:table-cell>
              <table:table-cell office:value-type="float" office:value="1034554.84365205">
                <text:p>1034554.843652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9973940849304">
                <text:p>26.9973940849304</text:p>
              </table:table-cell>
              <table:table-cell office:value-type="float" office:value="1034278.86596257">
                <text:p>1034278.865962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608077049255">
                <text:p>27.0608077049255</text:p>
              </table:table-cell>
              <table:table-cell office:value-type="float" office:value="1034982.70568773">
                <text:p>1034982.705687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.1242525577545">
                <text:p>27.1242525577545</text:p>
              </table:table-cell>
              <table:table-cell office:value-type="float" office:value="1034473.20111083">
                <text:p>1034473.201110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.1876890659332">
                <text:p>27.1876890659332</text:p>
              </table:table-cell>
              <table:table-cell office:value-type="float" office:value="1034609.27917255">
                <text:p>1034609.27917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2511558532715">
                <text:p>27.2511558532715</text:p>
              </table:table-cell>
              <table:table-cell office:value-type="float" office:value="1034115.6808553">
                <text:p>1034115.68085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3145976066589">
                <text:p>27.3145976066589</text:p>
              </table:table-cell>
              <table:table-cell office:value-type="float" office:value="1034523.74021211">
                <text:p>1034523.740212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3781235218048">
                <text:p>27.3781235218048</text:p>
              </table:table-cell>
              <table:table-cell office:value-type="float" office:value="1033153.16039588">
                <text:p>1033153.160395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4415693283081">
                <text:p>27.4415693283081</text:p>
              </table:table-cell>
              <table:table-cell office:value-type="float" office:value="1034457.65161155">
                <text:p>1034457.651611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5050041675568">
                <text:p>27.5050041675568</text:p>
              </table:table-cell>
              <table:table-cell office:value-type="float" office:value="1034636.49908105">
                <text:p>1034636.49908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5663959980011">
                <text:p>27.5663959980011</text:p>
              </table:table-cell>
              <table:table-cell office:value-type="float" office:value="1069067.32581477">
                <text:p>1069067.32581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6268391609192">
                <text:p>27.6268391609192</text:p>
              </table:table-cell>
              <table:table-cell office:value-type="float" office:value="1085846.55122931">
                <text:p>1085846.551229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6872889995575">
                <text:p>27.6872889995575</text:p>
              </table:table-cell>
              <table:table-cell office:value-type="float" office:value="1085726.63680215">
                <text:p>1085726.63680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7477440834045">
                <text:p>27.7477440834045</text:p>
              </table:table-cell>
              <table:table-cell office:value-type="float" office:value="1085632.43690228">
                <text:p>1085632.436902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8081958293915">
                <text:p>27.8081958293915</text:p>
              </table:table-cell>
              <table:table-cell office:value-type="float" office:value="1085692.38040173">
                <text:p>1085692.38040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8686482906342">
                <text:p>27.8686482906342</text:p>
              </table:table-cell>
              <table:table-cell office:value-type="float" office:value="1085679.53480888">
                <text:p>1085679.534808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929107427597">
                <text:p>27.929107427597</text:p>
              </table:table-cell>
              <table:table-cell office:value-type="float" office:value="1085559.65726544">
                <text:p>1085559.657265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9895479679108">
                <text:p>27.9895479679108</text:p>
              </table:table-cell>
              <table:table-cell office:value-type="float" office:value="1085893.66771595">
                <text:p>1085893.667715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.0500452518463">
                <text:p>28.0500452518463</text:p>
              </table:table-cell>
              <table:table-cell office:value-type="float" office:value="1084875.15026168">
                <text:p>1084875.15026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1105115413666">
                <text:p>28.1105115413666</text:p>
              </table:table-cell>
              <table:table-cell office:value-type="float" office:value="1085431.24641384">
                <text:p>1085431.24641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1709372997284">
                <text:p>28.1709372997284</text:p>
              </table:table-cell>
              <table:table-cell office:value-type="float" office:value="1086159.30985938">
                <text:p>1086159.309859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2314393520355">
                <text:p>28.2314393520355</text:p>
              </table:table-cell>
              <table:table-cell office:value-type="float" office:value="1084789.64757806">
                <text:p>1084789.64757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.2919404506683">
                <text:p>28.2919404506683</text:p>
              </table:table-cell>
              <table:table-cell office:value-type="float" office:value="1084806.74703657">
                <text:p>1084806.747036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3523654937744">
                <text:p>28.3523654937744</text:p>
              </table:table-cell>
              <table:table-cell office:value-type="float" office:value="1086172.16680805">
                <text:p>1086172.16680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4127571582794">
                <text:p>28.4127571582794</text:p>
              </table:table-cell>
              <table:table-cell office:value-type="float" office:value="1086772.49646863">
                <text:p>1086772.496468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4731855392456">
                <text:p>28.4731855392456</text:p>
              </table:table-cell>
              <table:table-cell office:value-type="float" office:value="1086112.1703182">
                <text:p>1086112.1703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5386521816254">
                <text:p>41.5386521816254</text:p>
              </table:table-cell>
              <table:table-cell office:value-type="float" office:value="5023.31847736023">
                <text:p>5023.31847736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